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style>
    <style:style style:name="ce3" style:family="table-cell" style:parent-style-name="Default" style:data-style-name="N0">
      <style:table-cell-properties fo:background-color="#FFC000"/>
    </style:style>
    <style:style style:name="ce4" style:family="table-cell" style:parent-style-name="Default" style:data-style-name="N0">
      <style:table-cell-properties fo:background-color="transparent"/>
      <style:text-properties fo:color="#2A6099"/>
    </style:style>
    <style:style style:name="ce5" style:family="table-cell" style:parent-style-name="Default" style:data-style-name="N0">
      <style:table-cell-properties fo:background-color="#FFC000"/>
      <style:text-properties fo:color="#2A6099"/>
    </style:style>
    <style:style style:name="ce6" style:family="table-cell" style:parent-style-name="Default" style:data-style-name="N0">
      <style:table-cell-properties fo:background-color="transparent"/>
      <style:text-properties fo:color="#5983B0"/>
    </style:style>
    <style:style style:name="ce7" style:family="table-cell" style:parent-style-name="Default" style:data-style-name="N0">
      <style:table-cell-properties fo:background-color="#FFC000"/>
      <style:text-properties fo:color="#5983B0"/>
    </style:style>
    <style:style style:name="co1" style:family="table-column">
      <style:table-column-properties fo:break-before="auto" style:column-width="2.794cm"/>
    </style:style>
    <style:style style:name="co2" style:family="table-column">
      <style:table-column-properties fo:break-before="auto" style:column-width="3.3655cm"/>
    </style:style>
    <style:style style:name="co3" style:family="table-column">
      <style:table-column-properties fo:break-before="auto" style:column-width="3.38666666666667cm"/>
    </style:style>
    <style:style style:name="co4" style:family="table-column">
      <style:table-column-properties fo:break-before="auto" style:column-width="6.77333333333333cm"/>
    </style:style>
    <style:style style:name="co5" style:family="table-column">
      <style:table-column-properties fo:break-before="auto" style:column-width="11.5146666666667cm"/>
    </style:style>
    <style:style style:name="co6" style:family="table-column">
      <style:table-column-properties fo:break-before="auto" style:column-width="9.69433333333333cm"/>
    </style:style>
    <style:style style:name="co7" style:family="table-column">
      <style:table-column-properties fo:break-before="auto" style:column-width="8.72066666666667cm"/>
    </style:style>
    <style:style style:name="co8" style:family="table-column">
      <style:table-column-properties fo:break-before="auto" style:column-width="4.7625cm"/>
    </style:style>
    <style:style style:name="co9" style:family="table-column">
      <style:table-column-properties fo:break-before="auto" style:column-width="2.26483333333333cm"/>
    </style:style>
    <style:style style:name="co10" style:family="table-column">
      <style:table-column-properties fo:break-before="auto" style:column-width="3.683cm"/>
    </style:style>
    <style:style style:name="co11" style:family="table-column">
      <style:table-column-properties fo:break-before="auto" style:column-width="2.96333333333333cm"/>
    </style:style>
    <style:style style:name="co12" style:family="table-column">
      <style:table-column-properties fo:break-before="auto" style:column-width="3.21733333333333cm"/>
    </style:style>
    <style:style style:name="co13"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alfalfa_vs_clover_DE_annotated_"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2"/>
        <table:table-column table:style-name="co7" table:default-cell-style-name="ce2"/>
        <table:table-column table:style-name="co8" table:default-cell-style-name="ce1"/>
        <table:table-column table:style-name="co9" table:default-cell-style-name="ce1"/>
        <table:table-column table:style-name="co10" table:default-cell-style-name="ce1"/>
        <table:table-column table:style-name="co9" table:number-columns-repeated="5" table:default-cell-style-name="ce1"/>
        <table:table-column table:style-name="co11" table:default-cell-style-name="ce1"/>
        <table:table-column table:style-name="co9" table:default-cell-style-name="ce1"/>
        <table:table-column table:style-name="co12" table:default-cell-style-name="ce1"/>
        <table:table-column table:style-name="co9" table:number-columns-repeated="1006" table:default-cell-style-name="ce1"/>
        <table:table-column table:style-name="co13" table:number-columns-repeated="15360" table:default-cell-style-name="ce1"/>
        <table:table-row table:style-name="ro1">
          <table:table-cell office:value-type="string" table:style-name="ce2">
            <text:p>alfalfa_id</text:p>
          </table:table-cell>
          <table:table-cell office:value-type="string" table:style-name="ce2">
            <text:p>clover_id</text:p>
          </table:table-cell>
          <table:table-cell office:value-type="string" table:style-name="ce2">
            <text:p>log2foldchange</text:p>
          </table:table-cell>
          <table:table-cell office:value-type="string" table:style-name="ce2">
            <text:p>alfalfa_GO</text:p>
          </table:table-cell>
          <table:table-cell office:value-type="string" table:style-name="ce2">
            <text:p>clover_GO</text:p>
          </table:table-cell>
          <table:table-cell office:value-type="string" table:style-name="ce2">
            <text:p>alfalfa_functional_prediction</text:p>
          </table:table-cell>
          <table:table-cell office:value-type="string" table:style-name="ce2">
            <text:p>clover_functional_prediction</text:p>
          </table:table-cell>
          <table:table-cell office:value-type="string" table:style-name="ce2">
            <text:p>Possible biological function</text:p>
          </table:table-cell>
          <table:table-cell office:value-type="string" table:style-name="ce2">
            <text:p>RNA related</text:p>
          </table:table-cell>
          <table:table-cell office:value-type="string" table:style-name="ce2">
            <text:p>stress and defence</text:p>
          </table:table-cell>
          <table:table-cell office:value-type="string" table:style-name="ce2">
            <text:p>transporter</text:p>
          </table:table-cell>
          <table:table-cell office:value-type="string" table:style-name="ce2">
            <text:p>signalling</text:p>
          </table:table-cell>
          <table:table-cell office:value-type="string" table:style-name="ce2">
            <text:p>biosynthesis</text:p>
          </table:table-cell>
          <table:table-cell office:value-type="string" table:style-name="ce2">
            <text:p>metabolism</text:p>
          </table:table-cell>
          <table:table-cell office:value-type="string" table:style-name="ce2">
            <text:p>cell wall</text:p>
          </table:table-cell>
          <table:table-cell office:value-type="string" table:style-name="ce2">
            <text:p>transcript factor</text:p>
          </table:table-cell>
          <table:table-cell office:value-type="string" table:style-name="ce2">
            <text:p>nodulin</text:p>
          </table:table-cell>
          <table:table-cell office:value-type="string" table:style-name="ce2">
            <text:p>same annotation</text:p>
          </table:table-cell>
          <table:table-cell table:number-columns-repeated="16366" table:style-name="ce2"/>
        </table:table-row>
        <table:table-row table:style-name="ro1">
          <table:table-cell office:value-type="string" table:style-name="ce2">
            <text:p>Cluster-5219.0</text:p>
          </table:table-cell>
          <table:table-cell office:value-type="string" table:style-name="ce2">
            <text:p>Cluster-3554.16063</text:p>
          </table:table-cell>
          <table:table-cell office:value-type="float" office:value="-13.4596713253656" table:style-name="ce2">
            <text:p>-13.45967133</text:p>
          </table:table-cell>
          <table:table-cell office:value-type="string" table:style-name="ce2">
            <text:p>None</text:p>
          </table:table-cell>
          <table:table-cell office:value-type="string" table:style-name="ce2">
            <text:p>None</text:p>
          </table:table-cell>
          <table:table-cell office:value-type="string" table:style-name="ce3">
            <text:p>Late_nodulin_protein</text:p>
          </table:table-cell>
          <table:table-cell office:value-type="string" table:style-name="ce3">
            <text:p>Late_nodulin_prote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4">
            <text:p>Cluster-2.16040</text:p>
          </table:table-cell>
          <table:table-cell office:value-type="string" table:style-name="ce4">
            <text:p>Cluster-3554.26183</text:p>
          </table:table-cell>
          <table:table-cell office:value-type="float" office:value="-8.0548559141426299" table:style-name="ce4">
            <text:p>-8.054855914</text:p>
          </table:table-cell>
          <table:table-cell office:value-type="string" table:style-name="ce4">
            <text:p>GO:0005634, GO:0003723, GO:0004004, GO:0005524, GO:0010501</text:p>
          </table:table-cell>
          <table:table-cell office:value-type="string" table:style-name="ce4">
            <text:p>GO:0005634, GO:0003723, GO:0004004, GO:0005524, GO:0010501</text:p>
          </table:table-cell>
          <table:table-cell office:value-type="string" table:style-name="ce5">
            <text:p>Putative RNA helicase</text:p>
          </table:table-cell>
          <table:table-cell office:value-type="string" table:style-name="ce5">
            <text:p>Putative RNA helicase</text:p>
          </table:table-cell>
          <table:table-cell table:style-name="ce4"/>
          <table:table-cell office:value-type="float" office:value="1" table:style-name="ce4">
            <text:p>1</text:p>
          </table:table-cell>
          <table:table-cell table:number-columns-repeated="8" table:style-name="ce4"/>
          <table:table-cell office:value-type="float" office:value="1" table:style-name="ce4">
            <text:p>1</text:p>
          </table:table-cell>
          <table:table-cell table:number-columns-repeated="16366" table:style-name="ce4"/>
        </table:table-row>
        <table:table-row table:style-name="ro1">
          <table:table-cell office:value-type="string" table:style-name="ce2">
            <text:p>Cluster-2.59013</text:p>
          </table:table-cell>
          <table:table-cell office:value-type="string" table:style-name="ce2">
            <text:p>Cluster-3554.14386</text:p>
          </table:table-cell>
          <table:table-cell office:value-type="float" office:value="-10.5802147799624" table:style-name="ce2">
            <text:p>-10.58021478</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4">
            <text:p>Cluster-2.39676</text:p>
          </table:table-cell>
          <table:table-cell office:value-type="string" table:style-name="ce4">
            <text:p>Cluster-3554.35157</text:p>
          </table:table-cell>
          <table:table-cell office:value-type="float" office:value="-6.6400669908369903" table:style-name="ce4">
            <text:p>-6.640066991</text:p>
          </table:table-cell>
          <table:table-cell office:value-type="string" table:style-name="ce4">
            <text:p>GO:0003674,GO:0003676,GO:0003723,GO:0003729,GO:0005488,GO:0005507,GO:0005575,GO:0005576,GO:0005622,GO:0005623,GO:0005634,GO:0005730,GO:0005737,GO:0005773,GO:0005774,GO:0005829,GO:0005886,GO:0005911,GO:0006950,GO:0008150,GO:0009266,GO:0009409,GO:0009506,GO:0009507,GO:0009536,GO:0009628,GO:0009631,GO:0009719,GO:0009725,GO:0009735,GO:0010033,GO:0016020,GO:0030054,GO:0031090,GO:0031974,GO:0031981,GO:0042221,GO:0043167,GO:0043169,GO:0043226,GO:0043227,GO:0043228,GO:0043229,GO:0043231,GO:0043232,GO:0043233,GO:0044422,GO:0044424,GO:0044428,GO:0044437,GO:0044444,GO:0044446,GO:0044464,GO:0046872,GO:0046914,GO:0048046,GO:0050896,GO:0055044,GO:0070013,GO:0071944,GO:0097159,GO:0098588,GO:0098805,GO:1901363</text:p>
          </table:table-cell>
          <table:table-cell office:value-type="string" table:style-name="ce4">
            <text:p>GO:0005622, GO:0003746, GO:0003924, GO:0005525, GO:0006414</text:p>
          </table:table-cell>
          <table:table-cell office:value-type="string" table:style-name="ce5">
            <text:p>Elongation factor</text:p>
          </table:table-cell>
          <table:table-cell office:value-type="string" table:style-name="ce5">
            <text:p>Putative protein-synthesizing GTPase</text:p>
          </table:table-cell>
          <table:table-cell office:value-type="string" table:style-name="ce4">
            <text:p>transcription enlongation factor</text:p>
          </table:table-cell>
          <table:table-cell office:value-type="float" office:value="1" table:style-name="ce4">
            <text:p>1</text:p>
          </table:table-cell>
          <table:table-cell table:number-columns-repeated="8" table:style-name="ce4"/>
          <table:table-cell office:value-type="float" office:value="1" table:style-name="ce4">
            <text:p>1</text:p>
          </table:table-cell>
          <table:table-cell table:number-columns-repeated="16366" table:style-name="ce4"/>
        </table:table-row>
        <table:table-row table:style-name="ro1">
          <table:table-cell office:value-type="string" table:style-name="ce2">
            <text:p>Cluster-2.48315</text:p>
          </table:table-cell>
          <table:table-cell office:value-type="string" table:style-name="ce2">
            <text:p>Cluster-3554.19967</text:p>
          </table:table-cell>
          <table:table-cell office:value-type="float" office:value="-6.2556319190916696" table:style-name="ce2">
            <text:p>-6.255631919</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Putative stress up-regulated Nod 19</text:p>
          </table:table-cell>
          <table:table-cell table:number-columns-repeated="16377" table:style-name="ce2"/>
        </table:table-row>
        <table:table-row table:style-name="ro1">
          <table:table-cell office:value-type="string" table:style-name="ce2">
            <text:p>Cluster-2.47321</text:p>
          </table:table-cell>
          <table:table-cell office:value-type="string" table:style-name="ce2">
            <text:p>Cluster-3554.26300</text:p>
          </table:table-cell>
          <table:table-cell office:value-type="float" office:value="-9.92355546016387" table:style-name="ce2">
            <text:p>-9.92355546</text:p>
          </table:table-cell>
          <table:table-cell office:value-type="string" table:style-name="ce2">
            <text:p>None</text:p>
          </table:table-cell>
          <table:table-cell office:value-type="string" table:style-name="ce2">
            <text:p>GO:0000502, GO:0005634, GO:0005737, GO:0043248</text:p>
          </table:table-cell>
          <table:table-cell office:value-type="string" table:style-name="ce2">
            <text:p>None</text:p>
          </table:table-cell>
          <table:table-cell office:value-type="string" table:style-name="ce2">
            <text:p>Putative proteasome maturation factor Ump1</text:p>
          </table:table-cell>
          <table:table-cell table:number-columns-repeated="16377" table:style-name="ce2"/>
        </table:table-row>
        <table:table-row table:style-name="ro1">
          <table:table-cell office:value-type="string" table:style-name="ce4">
            <text:p>Cluster-2.58739</text:p>
          </table:table-cell>
          <table:table-cell office:value-type="string" table:style-name="ce4">
            <text:p>Cluster-3554.18638</text:p>
          </table:table-cell>
          <table:table-cell office:value-type="float" office:value="-7.2641457146442496" table:style-name="ce4">
            <text:p>-7.264145715</text:p>
          </table:table-cell>
          <table:table-cell office:value-type="string" table:style-name="ce4">
            <text:p>None</text:p>
          </table:table-cell>
          <table:table-cell office:value-type="string" table:style-name="ce4">
            <text:p>None</text:p>
          </table:table-cell>
          <table:table-cell office:value-type="string" table:style-name="ce4">
            <text:p>None</text:p>
          </table:table-cell>
          <table:table-cell office:value-type="string" table:style-name="ce4">
            <text:p>Putative chromatin remodeling &amp; transcriptional activation HMG family</text:p>
          </table:table-cell>
          <table:table-cell table:style-name="ce4"/>
          <table:table-cell office:value-type="float" office:value="1" table:style-name="ce4">
            <text:p>1</text:p>
          </table:table-cell>
          <table:table-cell table:number-columns-repeated="16375" table:style-name="ce4"/>
        </table:table-row>
        <table:table-row table:style-name="ro1">
          <table:table-cell office:value-type="string" table:style-name="ce2">
            <text:p>Cluster-2.24787</text:p>
          </table:table-cell>
          <table:table-cell office:value-type="string" table:style-name="ce2">
            <text:p>Cluster-3554.17543</text:p>
          </table:table-cell>
          <table:table-cell office:value-type="float" office:value="-6.9644227323940102" table:style-name="ce2">
            <text:p>-6.964422732</text:p>
          </table:table-cell>
          <table:table-cell office:value-type="string" table:style-name="ce2">
            <text:p>None</text:p>
          </table:table-cell>
          <table:table-cell office:value-type="string" table:style-name="ce2">
            <text:p>GO:0016021, GO:0046872, GO:0009878</text:p>
          </table:table-cell>
          <table:table-cell office:value-type="string" table:style-name="ce2">
            <text:p>None</text:p>
          </table:table-cell>
          <table:table-cell office:value-type="string" table:style-name="ce2">
            <text:p>Putative Late nodulin</text:p>
          </table:table-cell>
          <table:table-cell table:number-columns-repeated="16377" table:style-name="ce2"/>
        </table:table-row>
        <table:table-row table:style-name="ro1">
          <table:table-cell office:value-type="string" table:style-name="ce4">
            <text:p>Cluster-11570.0</text:p>
          </table:table-cell>
          <table:table-cell office:value-type="string" table:style-name="ce4">
            <text:p>Cluster-3554.41108</text:p>
          </table:table-cell>
          <table:table-cell office:value-type="float" office:value="-9.0710756344407404" table:style-name="ce4">
            <text:p>-9.071075634</text:p>
          </table:table-cell>
          <table:table-cell office:value-type="string" table:style-name="ce4">
            <text:p>None</text:p>
          </table:table-cell>
          <table:table-cell office:value-type="string" table:style-name="ce4">
            <text:p>None</text:p>
          </table:table-cell>
          <table:table-cell office:value-type="string" table:style-name="ce5">
            <text:p>Pentatricopeptide repeat-containing protein</text:p>
          </table:table-cell>
          <table:table-cell office:value-type="string" table:style-name="ce5">
            <text:p>Putative tetratricopeptide-like helical domain-containing protein</text:p>
          </table:table-cell>
          <table:table-cell table:style-name="ce4"/>
          <table:table-cell office:value-type="float" office:value="1" table:style-name="ce4">
            <text:p>1</text:p>
          </table:table-cell>
          <table:table-cell table:number-columns-repeated="8" table:style-name="ce4"/>
          <table:table-cell office:value-type="float" office:value="1" table:style-name="ce4">
            <text:p>1</text:p>
          </table:table-cell>
          <table:table-cell table:number-columns-repeated="16366" table:style-name="ce4"/>
        </table:table-row>
        <table:table-row table:style-name="ro1">
          <table:table-cell office:value-type="string" table:style-name="ce4">
            <text:p>Cluster-2.6613</text:p>
          </table:table-cell>
          <table:table-cell office:value-type="string" table:style-name="ce4">
            <text:p>Cluster-3554.24198</text:p>
          </table:table-cell>
          <table:table-cell office:value-type="float" office:value="-5.8208020059207604" table:style-name="ce4">
            <text:p>-5.820802006</text:p>
          </table:table-cell>
          <table:table-cell office:value-type="string" table:style-name="ce4">
            <text:p>GO:0009507, GO:0003723, GO:0006397, GO:0008033, GO:0008380</text:p>
          </table:table-cell>
          <table:table-cell office:value-type="string" table:style-name="ce4">
            <text:p>GO:0009507, GO:0003723, GO:0006397, GO:0008033, GO:0008380</text:p>
          </table:table-cell>
          <table:table-cell office:value-type="string" table:style-name="ce5">
            <text:p>Maturase K</text:p>
          </table:table-cell>
          <table:table-cell office:value-type="string" table:style-name="ce5">
            <text:p>Maturase K</text:p>
          </table:table-cell>
          <table:table-cell table:style-name="ce4"/>
          <table:table-cell office:value-type="float" office:value="1" table:style-name="ce4">
            <text:p>1</text:p>
          </table:table-cell>
          <table:table-cell table:number-columns-repeated="8" table:style-name="ce4"/>
          <table:table-cell office:value-type="float" office:value="1" table:style-name="ce4">
            <text:p>1</text:p>
          </table:table-cell>
          <table:table-cell table:number-columns-repeated="16366" table:style-name="ce4"/>
        </table:table-row>
        <table:table-row table:style-name="ro1">
          <table:table-cell office:value-type="string" table:style-name="ce2">
            <text:p>Cluster-2.21447</text:p>
          </table:table-cell>
          <table:table-cell office:value-type="string" table:style-name="ce2">
            <text:p>Cluster-3554.25708</text:p>
          </table:table-cell>
          <table:table-cell office:value-type="float" office:value="-6.4049250878974098" table:style-name="ce2">
            <text:p>-6.404925088</text:p>
          </table:table-cell>
          <table:table-cell office:value-type="string" table:style-name="ce2">
            <text:p>None</text:p>
          </table:table-cell>
          <table:table-cell office:value-type="string" table:style-name="ce2">
            <text:p>GO:0003674,GO:0003676,GO:0003723,GO:0003729,GO:0003735,GO:0005198,GO:0005488,GO:0005575,GO:0005622,GO:0005623,GO:0005634,GO:0005730,GO:0005737,GO:0005829,GO:0005840,GO:0005844,GO:0005886,GO:0005911,GO:0006139,GO:0006364,GO:0006396,GO:0006725,GO:0006807,GO:0008150,GO:0008152,GO:0009506,GO:0009507,GO:0009536,GO:0009719,GO:0009725,GO:0009735,GO:0009987,GO:0010033,GO:0010467,GO:0015935,GO:0016020,GO:0016070,GO:0016072,GO:0022613,GO:0022626,GO:0022627,GO:0030054,GO:0031974,GO:0031981,GO:0032991,GO:0034470,GO:0034641,GO:0034660,GO:0042221,GO:0042254,GO:0042274,GO:0042788,GO:0043170,GO:0043226,GO:0043227,GO:0043228,GO:0043229,GO:0043231,GO:0043232,GO:0043233,GO:0044085,GO:0044237,GO:0044238,GO:0044391,GO:0044422,GO:0044424,GO:0044428,GO:0044444,GO:0044445,GO:0044446,GO:0044464,GO:0046483,GO:0050896,GO:0055044,GO:0070013,GO:0071704,GO:0071840,GO:0071944,GO:0090304,GO:0097159,GO:1901360,GO:1901363,GO:1990904</text:p>
          </table:table-cell>
          <table:table-cell office:value-type="string" table:style-name="ce2">
            <text:p>None</text:p>
          </table:table-cell>
          <table:table-cell office:value-type="string" table:style-name="ce2">
            <text:p>Belongs to the eukaryotic ribosomal protein eS6 family</text:p>
          </table:table-cell>
          <table:table-cell table:number-columns-repeated="16377" table:style-name="ce2"/>
        </table:table-row>
        <table:table-row table:style-name="ro1">
          <table:table-cell office:value-type="string" table:style-name="ce2">
            <text:p>Cluster-2.31170</text:p>
          </table:table-cell>
          <table:table-cell office:value-type="string" table:style-name="ce2">
            <text:p>Cluster-3554.18989</text:p>
          </table:table-cell>
          <table:table-cell office:value-type="float" office:value="-7.4046555387055903" table:style-name="ce2">
            <text:p>-7.404655539</text:p>
          </table:table-cell>
          <table:table-cell office:value-type="string" table:style-name="ce2">
            <text:p>GO:0002376,GO:0006457,GO:0006950,GO:0006952,GO:0006955,GO:0008150,GO:0009605,GO:0009607,GO:0009617,GO:0009814,GO:0009816,GO:0009987,GO:0042742,GO:0043207,GO:0045087,GO:0050896,GO:0051704,GO:0051707,GO:0061077,GO:0098542</text:p>
          </table:table-cell>
          <table:table-cell office:value-type="string" table:style-name="ce2">
            <text:p>None</text:p>
          </table:table-cell>
          <table:table-cell office:value-type="string" table:style-name="ce3">
            <text:p>heat shock protein</text:p>
          </table:table-cell>
          <table:table-cell office:value-type="string" table:style-name="ce3">
            <text:p>heat shock protein</text:p>
          </table:table-cell>
          <table:table-cell office:value-type="string" table:style-name="ce2">
            <text:p>defense response to bacterium</text:p>
          </table:table-cell>
          <table:table-cell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11076.1</text:p>
          </table:table-cell>
          <table:table-cell office:value-type="string" table:style-name="ce2">
            <text:p>Cluster-3554.32002</text:p>
          </table:table-cell>
          <table:table-cell office:value-type="float" office:value="-5.8068431829952099" table:style-name="ce2">
            <text:p>-5.806843183</text:p>
          </table:table-cell>
          <table:table-cell office:value-type="string" table:style-name="ce2">
            <text:p>GO:0016021, GO:0005506, GO:0050046, GO:0006633, GO:0055114</text:p>
          </table:table-cell>
          <table:table-cell office:value-type="string" table:style-name="ce2">
            <text:p>GO:0016021, GO:0005506, GO:0050046, GO:0006633, GO:0055114</text:p>
          </table:table-cell>
          <table:table-cell office:value-type="string" table:style-name="ce3">
            <text:p>Putative delta(7)-sterol 5(6)-desaturase</text:p>
          </table:table-cell>
          <table:table-cell office:value-type="string" table:style-name="ce3">
            <text:p>Putative delta(7)-sterol 5(6)-desaturase</text:p>
          </table:table-cell>
          <table:table-cell office:value-type="string" table:style-name="ce2">
            <text:p>fatty acid biosynthetic process</text:p>
          </table:table-cell>
          <table:table-cell table:number-columns-repeated="4" table:style-name="ce2"/>
          <table:table-cell office:value-type="float" office:value="1" table:style-name="ce2">
            <text:p>1</text:p>
          </table:table-cell>
          <table:table-cell table:number-columns-repeated="4"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50075</text:p>
          </table:table-cell>
          <table:table-cell office:value-type="string" table:style-name="ce2">
            <text:p>Cluster-3554.16059</text:p>
          </table:table-cell>
          <table:table-cell office:value-type="float" office:value="-5.9709316690521996" table:style-name="ce2">
            <text:p>-5.970931669</text:p>
          </table:table-cell>
          <table:table-cell office:value-type="string" table:style-name="ce2">
            <text:p>GO:0004332, GO:0006096</text:p>
          </table:table-cell>
          <table:table-cell office:value-type="string" table:style-name="ce2">
            <text:p>GO:0005737, GO:0004332, GO:0006096</text:p>
          </table:table-cell>
          <table:table-cell office:value-type="string" table:style-name="ce3">
            <text:p>Putative fructose-bisphosphate aldolase</text:p>
          </table:table-cell>
          <table:table-cell office:value-type="string" table:style-name="ce3">
            <text:p>Fructose-bisphosphate aldolase, cytoplasmic isozyme 2</text:p>
          </table:table-cell>
          <table:table-cell table:number-columns-repeated="6" table:style-name="ce2"/>
          <table:table-cell office:value-type="float" office:value="1" table:style-name="ce2">
            <text:p>1</text:p>
          </table:table-cell>
          <table:table-cell table:number-columns-repeated="3"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59462</text:p>
          </table:table-cell>
          <table:table-cell office:value-type="string" table:style-name="ce2">
            <text:p>Cluster-3554.26642</text:p>
          </table:table-cell>
          <table:table-cell office:value-type="float" office:value="-6.1006035549263" table:style-name="ce2">
            <text:p>-6.100603555</text:p>
          </table:table-cell>
          <table:table-cell office:value-type="string" table:style-name="ce2">
            <text:p>None</text:p>
          </table:table-cell>
          <table:table-cell office:value-type="string" table:style-name="ce2">
            <text:p>GO:0005634, GO:0005737</text:p>
          </table:table-cell>
          <table:table-cell office:value-type="string" table:style-name="ce2">
            <text:p>None</text:p>
          </table:table-cell>
          <table:table-cell office:value-type="string" table:style-name="ce2">
            <text:p>Putative BolA protein</text:p>
          </table:table-cell>
          <table:table-cell table:number-columns-repeated="16377" table:style-name="ce2"/>
        </table:table-row>
        <table:table-row table:style-name="ro1">
          <table:table-cell office:value-type="string" table:style-name="ce2">
            <text:p>Cluster-6781.0</text:p>
          </table:table-cell>
          <table:table-cell office:value-type="string" table:style-name="ce2">
            <text:p>Cluster-3554.2188</text:p>
          </table:table-cell>
          <table:table-cell office:value-type="float" office:value="-6.8744440124818897" table:style-name="ce2">
            <text:p>-6.874444012</text:p>
          </table:table-cell>
          <table:table-cell office:value-type="string" table:style-name="ce2">
            <text:p>GO:0005783, GO:0016021, GO:0005506, GO:0080132, GO:0006633, GO:0055114</text:p>
          </table:table-cell>
          <table:table-cell office:value-type="string" table:style-name="ce2">
            <text:p>GO:0005783, GO:0016021, GO:0005506, GO:0080132, GO:0006633, GO:0055114</text:p>
          </table:table-cell>
          <table:table-cell office:value-type="string" table:style-name="ce3">
            <text:p>Putative fatty acid hydroxylase</text:p>
          </table:table-cell>
          <table:table-cell office:value-type="string" table:style-name="ce3">
            <text:p>Putative fatty acid hydroxylase</text:p>
          </table:table-cell>
          <table:table-cell office:value-type="string" table:style-name="ce2">
            <text:p>fatty acid biosynthesis</text:p>
          </table:table-cell>
          <table:table-cell table:number-columns-repeated="4" table:style-name="ce2"/>
          <table:table-cell office:value-type="float" office:value="1" table:style-name="ce2">
            <text:p>1</text:p>
          </table:table-cell>
          <table:table-cell table:number-columns-repeated="4"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6182</text:p>
          </table:table-cell>
          <table:table-cell office:value-type="string" table:style-name="ce2">
            <text:p>Cluster-3554.23646</text:p>
          </table:table-cell>
          <table:table-cell office:value-type="float" office:value="-11.585511466865301" table:style-name="ce2">
            <text:p>-11.58551147</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47656</text:p>
          </table:table-cell>
          <table:table-cell office:value-type="string" table:style-name="ce2">
            <text:p>Cluster-3554.19515</text:p>
          </table:table-cell>
          <table:table-cell office:value-type="float" office:value="-5.2686148360145904" table:style-name="ce2">
            <text:p>-5.268614836</text:p>
          </table:table-cell>
          <table:table-cell office:value-type="string" table:style-name="ce2">
            <text:p>None</text:p>
          </table:table-cell>
          <table:table-cell office:value-type="string" table:style-name="ce2">
            <text:p>GO:0016020</text:p>
          </table:table-cell>
          <table:table-cell office:value-type="string" table:style-name="ce2">
            <text:p>None</text:p>
          </table:table-cell>
          <table:table-cell office:value-type="string" table:style-name="ce2">
            <text:p>Late_nodulin_protein</text:p>
          </table:table-cell>
          <table:table-cell table:number-columns-repeated="16377" table:style-name="ce2"/>
        </table:table-row>
        <table:table-row table:style-name="ro1">
          <table:table-cell office:value-type="string" table:style-name="ce2">
            <text:p>Cluster-9175.0</text:p>
          </table:table-cell>
          <table:table-cell office:value-type="string" table:style-name="ce2">
            <text:p>Cluster-3554.16825</text:p>
          </table:table-cell>
          <table:table-cell office:value-type="float" office:value="-9.4743626100301803" table:style-name="ce2">
            <text:p>-9.47436261</text:p>
          </table:table-cell>
          <table:table-cell office:value-type="string" table:style-name="ce2">
            <text:p>None</text:p>
          </table:table-cell>
          <table:table-cell office:value-type="string" table:style-name="ce2">
            <text:p>GO:0003674,GO:0005215,GO:0005372,GO:0005575,GO:0005623,GO:0005886,GO:0005887,GO:0006810,GO:0006811,GO:0006833,GO:0008150,GO:0015250,GO:0015267,GO:0015318,GO:0016020,GO:0016021,GO:0022803,GO:0022838,GO:0022857,GO:0031224,GO:0031226,GO:0034220,GO:0042044,GO:0044425,GO:0044459,GO:0044464,GO:0051179,GO:0051234,GO:0055085,GO:0071944</text:p>
          </table:table-cell>
          <table:table-cell office:value-type="string" table:style-name="ce3">
            <text:p>Belongs to the MIP aquaporin (TC 1.A.8) family</text:p>
          </table:table-cell>
          <table:table-cell office:value-type="string" table:style-name="ce3">
            <text:p>Belongs to the MIP aquaporin (TC 1.A.8) family</text:p>
          </table:table-cell>
          <table:table-cell office:value-type="string" table:style-name="ce2">
            <text:p>transporter (iron)</text:p>
          </table:table-cell>
          <table:table-cell table:number-columns-repeated="2"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51387</text:p>
          </table:table-cell>
          <table:table-cell office:value-type="string" table:style-name="ce2">
            <text:p>Cluster-3554.34167</text:p>
          </table:table-cell>
          <table:table-cell office:value-type="float" office:value="-6.2968961075266003" table:style-name="ce2">
            <text:p>-6.296896108</text:p>
          </table:table-cell>
          <table:table-cell office:value-type="string" table:style-name="ce2">
            <text:p>GO:0005524</text:p>
          </table:table-cell>
          <table:table-cell office:value-type="string" table:style-name="ce2">
            <text:p>GO:0005783, GO:0016021, GO:0005524, GO:0032440, GO:0055114</text:p>
          </table:table-cell>
          <table:table-cell office:value-type="string" table:style-name="ce3">
            <text:p>Putative Heat shock protein 70 family</text:p>
          </table:table-cell>
          <table:table-cell office:value-type="string" table:style-name="ce3">
            <text:p>Putative Heat shock protein 70 family</text:p>
          </table:table-cell>
          <table:table-cell table:number-columns-repeated="2"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4">
            <text:p>Cluster-2.13079</text:p>
          </table:table-cell>
          <table:table-cell office:value-type="string" table:style-name="ce4">
            <text:p>Cluster-3554.11480</text:p>
          </table:table-cell>
          <table:table-cell office:value-type="float" office:value="-9.7263630409901793" table:style-name="ce4">
            <text:p>-9.726363041</text:p>
          </table:table-cell>
          <table:table-cell office:value-type="string" table:style-name="ce4">
            <text:p>None</text:p>
          </table:table-cell>
          <table:table-cell office:value-type="string" table:style-name="ce4">
            <text:p>None</text:p>
          </table:table-cell>
          <table:table-cell office:value-type="string" table:style-name="ce5">
            <text:p>This protein promotes the GTP-dependent binding of aminoacyl-tRNA to the A-site of ribosomes during protein biosynthesis</text:p>
          </table:table-cell>
          <table:table-cell office:value-type="string" table:style-name="ce5">
            <text:p>This protein promotes the GTP-dependent binding of aminoacyl-tRNA to the A-site of ribosomes during protein biosynthesis</text:p>
          </table:table-cell>
          <table:table-cell table:style-name="ce4"/>
          <table:table-cell office:value-type="float" office:value="1" table:style-name="ce4">
            <text:p>1</text:p>
          </table:table-cell>
          <table:table-cell table:number-columns-repeated="8" table:style-name="ce4"/>
          <table:table-cell office:value-type="float" office:value="1" table:style-name="ce4">
            <text:p>1</text:p>
          </table:table-cell>
          <table:table-cell table:number-columns-repeated="16366" table:style-name="ce4"/>
        </table:table-row>
        <table:table-row table:style-name="ro1">
          <table:table-cell office:value-type="string" table:style-name="ce2">
            <text:p>Cluster-2.7482</text:p>
          </table:table-cell>
          <table:table-cell office:value-type="string" table:style-name="ce2">
            <text:p>Cluster-3554.5809</text:p>
          </table:table-cell>
          <table:table-cell office:value-type="float" office:value="-5.5411848548296199" table:style-name="ce2">
            <text:p>-5.541184855</text:p>
          </table:table-cell>
          <table:table-cell office:value-type="string" table:style-name="ce2">
            <text:p>None</text:p>
          </table:table-cell>
          <table:table-cell office:value-type="string" table:style-name="ce2">
            <text:p>GO:0005622, GO:0009055, GO:0015035, GO:0035556, GO:0045454, GO:0055114</text:p>
          </table:table-cell>
          <table:table-cell office:value-type="string" table:style-name="ce2">
            <text:p>None</text:p>
          </table:table-cell>
          <table:table-cell office:value-type="string" table:style-name="ce2">
            <text:p>Putative winged helix-turn-helix DNA-binding domain, thioredoxin-like protein</text:p>
          </table:table-cell>
          <table:table-cell table:number-columns-repeated="16377" table:style-name="ce2"/>
        </table:table-row>
        <table:table-row table:style-name="ro1">
          <table:table-cell office:value-type="string" table:style-name="ce2">
            <text:p>Cluster-2.2527</text:p>
          </table:table-cell>
          <table:table-cell office:value-type="string" table:style-name="ce2">
            <text:p>Cluster-3961.2</text:p>
          </table:table-cell>
          <table:table-cell office:value-type="float" office:value="-6.9643730784746198" table:style-name="ce2">
            <text:p>-6.964373078</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hypothetical protein</text:p>
          </table:table-cell>
          <table:table-cell table:number-columns-repeated="16377" table:style-name="ce2"/>
        </table:table-row>
        <table:table-row table:style-name="ro1">
          <table:table-cell office:value-type="string" table:style-name="ce2">
            <text:p>Cluster-2.47785</text:p>
          </table:table-cell>
          <table:table-cell office:value-type="string" table:style-name="ce2">
            <text:p>Cluster-3554.16074</text:p>
          </table:table-cell>
          <table:table-cell office:value-type="float" office:value="-8.6435502509464595" table:style-name="ce2">
            <text:p>-8.643550251</text:p>
          </table:table-cell>
          <table:table-cell office:value-type="string" table:style-name="ce2">
            <text:p>None</text:p>
          </table:table-cell>
          <table:table-cell office:value-type="string" table:style-name="ce2">
            <text:p>None</text:p>
          </table:table-cell>
          <table:table-cell office:value-type="string" table:style-name="ce3">
            <text:p>BURP domain</text:p>
          </table:table-cell>
          <table:table-cell office:value-type="string" table:style-name="ce3">
            <text:p>Putative BURP domain-containing protein</text:p>
          </table:table-cell>
          <table:table-cell office:value-type="string" table:style-name="ce2">
            <text:p>stress</text:p>
          </table:table-cell>
          <table:table-cell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3734</text:p>
          </table:table-cell>
          <table:table-cell office:value-type="string" table:style-name="ce2">
            <text:p>Cluster-3554.33844</text:p>
          </table:table-cell>
          <table:table-cell office:value-type="float" office:value="-7.2474245378108" table:style-name="ce2">
            <text:p>-7.247424538</text:p>
          </table:table-cell>
          <table:table-cell office:value-type="string" table:style-name="ce2">
            <text:p>GO:0005886, GO:0016021, GO:0015171, GO:0003333, GO:0032973, GO:0043090, GO:0080144</text:p>
          </table:table-cell>
          <table:table-cell office:value-type="string" table:style-name="ce2">
            <text:p>GO:0005886, GO:0016021, GO:0015171, GO:0003333, GO:0032973, GO:0043090, GO:0080144</text:p>
          </table:table-cell>
          <table:table-cell office:value-type="string" table:style-name="ce3">
            <text:p>Putative EamA domain-containing protein</text:p>
          </table:table-cell>
          <table:table-cell office:value-type="string" table:style-name="ce3">
            <text:p>Putative EamA domain-containing protein</text:p>
          </table:table-cell>
          <table:table-cell office:value-type="string" table:style-name="ce2">
            <text:p>amino acid transport</text:p>
          </table:table-cell>
          <table:table-cell table:number-columns-repeated="2"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5909.0</text:p>
          </table:table-cell>
          <table:table-cell office:value-type="string" table:style-name="ce2">
            <text:p>Cluster-3554.20386</text:p>
          </table:table-cell>
          <table:table-cell office:value-type="float" office:value="-8.38434094746985" table:style-name="ce2">
            <text:p>-8.384340947</text:p>
          </table:table-cell>
          <table:table-cell office:value-type="string" table:style-name="ce2">
            <text:p>GO:0016021</text:p>
          </table:table-cell>
          <table:table-cell office:value-type="string" table:style-name="ce2">
            <text:p>GO:0016021</text:p>
          </table:table-cell>
          <table:table-cell office:value-type="string" table:style-name="ce3">
            <text:p>Putative arabinogalactan peptide, AGP</text:p>
          </table:table-cell>
          <table:table-cell office:value-type="string" table:style-name="ce3">
            <text:p>Putative arabinogalactan peptide, AGP</text:p>
          </table:table-cell>
          <table:table-cell office:value-type="string" table:style-name="ce2">
            <text:p>cell wall related</text:p>
          </table:table-cell>
          <table:table-cell table:number-columns-repeated="6" table:style-name="ce2"/>
          <table:table-cell office:value-type="float" office:value="1" table:style-name="ce2">
            <text:p>1</text:p>
          </table:table-cell>
          <table:table-cell table:number-columns-repeated="2"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9515</text:p>
          </table:table-cell>
          <table:table-cell office:value-type="string" table:style-name="ce2">
            <text:p>Cluster-3554.6047</text:p>
          </table:table-cell>
          <table:table-cell office:value-type="float" office:value="-8.1118469903719408" table:style-name="ce2">
            <text:p>-8.11184699</text:p>
          </table:table-cell>
          <table:table-cell office:value-type="string" table:style-name="ce2">
            <text:p>None</text:p>
          </table:table-cell>
          <table:table-cell office:value-type="string" table:style-name="ce2">
            <text:p>GO:0016021, GO:0016491, GO:0055114</text:p>
          </table:table-cell>
          <table:table-cell office:value-type="string" table:style-name="ce2">
            <text:p>None</text:p>
          </table:table-cell>
          <table:table-cell office:value-type="string" table:style-name="ce2">
            <text:p>hypothetical protein</text:p>
          </table:table-cell>
          <table:table-cell table:number-columns-repeated="16377" table:style-name="ce2"/>
        </table:table-row>
        <table:table-row table:style-name="ro1">
          <table:table-cell office:value-type="string" table:style-name="ce2">
            <text:p>Cluster-2.30564</text:p>
          </table:table-cell>
          <table:table-cell office:value-type="string" table:style-name="ce2">
            <text:p>Cluster-3554.23028</text:p>
          </table:table-cell>
          <table:table-cell office:value-type="float" office:value="-9.8473521199781207" table:style-name="ce2">
            <text:p>-9.84735212</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42473</text:p>
          </table:table-cell>
          <table:table-cell office:value-type="string" table:style-name="ce2">
            <text:p>Cluster-3554.20955</text:p>
          </table:table-cell>
          <table:table-cell office:value-type="float" office:value="-5.5693413468573203" table:style-name="ce2">
            <text:p>-5.569341347</text:p>
          </table:table-cell>
          <table:table-cell office:value-type="string" table:style-name="ce2">
            <text:p>GO:0000003,GO:0000910,GO:0001067,GO:0001101,GO:0003674,GO:0003676,GO:0003677,GO:0003700,GO:0005488,GO:0005575,GO:0005622,GO:0005623,GO:0005634,GO:0006355,GO:0006808,GO:0006810,GO:0006950,GO:0006970,GO:0006972,GO:0007049,GO:0007154,GO:0007165,GO:0008150,GO:0009314,GO:0009416,GO:0009628,GO:0009639,GO:0009651,GO:0009719,GO:0009723,GO:0009725,GO:0009737,GO:0009739,GO:0009740,GO:0009751,GO:0009753,GO:0009755,GO:0009863,GO:0009867,GO:0009889,GO:0009892,GO:0009893,GO:0009894,GO:0009937,GO:0009938,GO:0009966,GO:0009968,GO:0009987,GO:0010029,GO:0010033,GO:0010187,GO:0010218,GO:0010232,GO:0010233,GO:0010453,GO:0010454,GO:0010468,GO:0010476,GO:0010556,GO:0010604,GO:0010605,GO:0010628,GO:0010629,GO:0010646,GO:0010648,GO:0014070,GO:0019219,GO:0019222,GO:0022402,GO:0022414,GO:0023051,GO:0023052,GO:0023057,GO:0031323,GO:0031326,GO:0032501,GO:0032870,GO:0033206,GO:0033993,GO:0035690,GO:0040008,GO:0042176,GO:0042221,GO:0042493,GO:0042538,GO:0043226,GO:0043227,GO:0043229,GO:0043231,GO:0043565,GO:0044212,GO:0044424,GO:0044464,GO:0045595,GO:0045596,GO:0045926,GO:0046677,GO:0048518,GO:0048519,GO:0048523,GO:0048580,GO:0048581,GO:0048583,GO:0048585,GO:0048638,GO:0048640,GO:0048831,GO:0050789,GO:0050793,GO:0050794,GO:0050896,GO:0051093,GO:0051171,GO:0051179,GO:0051234,GO:0051239,GO:0051241,GO:0051246,GO:0051252,GO:0051301,GO:0051321,GO:0051716,GO:0060255,GO:0061640,GO:0065007,GO:0070887,GO:0071229,GO:0071236,GO:0071310,GO:0071370,GO:0071395,GO:0071396,GO:0071407,GO:0071446,GO:0071495,GO:0080050,GO:0080090,GO:0097159,GO:0097305,GO:0140110,GO:1900032,GO:1900033,GO:1900140,GO:1901363,GO:1901700,GO:1901701,GO:1903046,GO:1903506,GO:1905613,GO:1905614,GO:1905622,GO:2000024,GO:2000026,GO:2000033,GO:2000034,GO:2000112,GO:2000241,GO:2000377,GO:2001141</text:p>
          </table:table-cell>
          <table:table-cell office:value-type="string" table:style-name="ce2">
            <text:p>GO:0005634, GO:0000989, GO:0003700, GO:0043565, GO:0006351, GO:0006355, GO:0009723, GO:0009737, GO:0009863, GO:0009867, GO:0009938, GO:0010187, GO:0042538, GO:2000033, GO:2000377</text:p>
          </table:table-cell>
          <table:table-cell office:value-type="string" table:style-name="ce3">
            <text:p>Belongs to the GRAS family</text:p>
          </table:table-cell>
          <table:table-cell office:value-type="string" table:style-name="ce3">
            <text:p>Putative transcription factor GRAS family</text:p>
          </table:table-cell>
          <table:table-cell office:value-type="string" table:style-name="ce2">
            <text:p>respond to hormones</text:p>
          </table:table-cell>
          <table:table-cell table:number-columns-repeated="3"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5621.0</text:p>
          </table:table-cell>
          <table:table-cell office:value-type="string" table:style-name="ce2">
            <text:p>Cluster-3554.27346</text:p>
          </table:table-cell>
          <table:table-cell office:value-type="float" office:value="-7.7201489932471503" table:style-name="ce2">
            <text:p>-7.720148993</text:p>
          </table:table-cell>
          <table:table-cell office:value-type="string" table:style-name="ce2">
            <text:p>None</text:p>
          </table:table-cell>
          <table:table-cell office:value-type="string" table:style-name="ce2">
            <text:p>None</text:p>
          </table:table-cell>
          <table:table-cell office:value-type="string" table:style-name="ce3">
            <text:p>hypothetical protein</text:p>
          </table:table-cell>
          <table:table-cell office:value-type="string" table:style-name="ce3">
            <text:p>hypothetical protein</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9067</text:p>
          </table:table-cell>
          <table:table-cell office:value-type="string" table:style-name="ce2">
            <text:p>Cluster-3554.21643</text:p>
          </table:table-cell>
          <table:table-cell office:value-type="float" office:value="-9.7175050492308106" table:style-name="ce2">
            <text:p>-9.717505049</text:p>
          </table:table-cell>
          <table:table-cell office:value-type="string" table:style-name="ce2">
            <text:p>GO:0016021, GO:0004672, GO:0005524, GO:0006468</text:p>
          </table:table-cell>
          <table:table-cell office:value-type="string" table:style-name="ce2">
            <text:p>None</text:p>
          </table:table-cell>
          <table:table-cell office:value-type="string" table:style-name="ce3">
            <text:p>Zinc_knuckle</text:p>
          </table:table-cell>
          <table:table-cell office:value-type="string" table:style-name="ce3">
            <text:p>Zinc_knuckle</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41804</text:p>
          </table:table-cell>
          <table:table-cell office:value-type="string" table:style-name="ce2">
            <text:p>Cluster-3554.18393</text:p>
          </table:table-cell>
          <table:table-cell office:value-type="float" office:value="-6.2595332105502202" table:style-name="ce2">
            <text:p>-6.259533211</text:p>
          </table:table-cell>
          <table:table-cell office:value-type="string" table:style-name="ce2">
            <text:p>None</text:p>
          </table:table-cell>
          <table:table-cell office:value-type="string" table:style-name="ce2">
            <text:p>None</text:p>
          </table:table-cell>
          <table:table-cell office:value-type="string" table:style-name="ce2">
            <text:p>transposition, RNA-mediated</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2384</text:p>
          </table:table-cell>
          <table:table-cell office:value-type="string" table:style-name="ce2">
            <text:p>Cluster-3554.32923</text:p>
          </table:table-cell>
          <table:table-cell office:value-type="float" office:value="-6.4494037964617501" table:style-name="ce2">
            <text:p>-6.449403796</text:p>
          </table:table-cell>
          <table:table-cell office:value-type="string" table:style-name="ce2">
            <text:p>None</text:p>
          </table:table-cell>
          <table:table-cell office:value-type="string" table:style-name="ce2">
            <text:p>GO:0008113, GO:0006979, GO:0030091, GO:0055114</text:p>
          </table:table-cell>
          <table:table-cell office:value-type="string" table:style-name="ce2">
            <text:p>None</text:p>
          </table:table-cell>
          <table:table-cell office:value-type="string" table:style-name="ce2">
            <text:p>Putative peptide-methionine (S)-S-oxide reductase</text:p>
          </table:table-cell>
          <table:table-cell table:number-columns-repeated="16377" table:style-name="ce2"/>
        </table:table-row>
        <table:table-row table:style-name="ro1">
          <table:table-cell office:value-type="string" table:style-name="ce2">
            <text:p>Cluster-2.3120</text:p>
          </table:table-cell>
          <table:table-cell office:value-type="string" table:style-name="ce2">
            <text:p>Cluster-3554.16124</text:p>
          </table:table-cell>
          <table:table-cell office:value-type="float" office:value="-7.8290779465271898" table:style-name="ce2">
            <text:p>-7.829077947</text:p>
          </table:table-cell>
          <table:table-cell office:value-type="string" table:style-name="ce2">
            <text:p>GO:0005575,GO:0005622,GO:0005623,GO:0005737,GO:0005794,GO:0005798,GO:0005829,GO:0005911,GO:0006810,GO:0006888,GO:0006890,GO:0006891,GO:0008150,GO:0009506,GO:0012505,GO:0012506,GO:0016020,GO:0016192,GO:0030054,GO:0030117,GO:0030120,GO:0030126,GO:0030135,GO:0030137,GO:0030659,GO:0030660,GO:0030662,GO:0030663,GO:0031090,GO:0031410,GO:0031982,GO:0032991,GO:0043226,GO:0043227,GO:0043229,GO:0043231,GO:0044422,GO:0044424,GO:0044425,GO:0044431,GO:0044433,GO:0044444,GO:0044446,GO:0044464,GO:0046907,GO:0048193,GO:0048475,GO:0051179,GO:0051234,GO:0051641,GO:0051649,GO:0055044,GO:0097708,GO:0098588,GO:0098796,GO:0098805</text:p>
          </table:table-cell>
          <table:table-cell office:value-type="string" table:style-name="ce2">
            <text:p>GO:0030126, GO:0005198, GO:0006886, GO:0016192</text:p>
          </table:table-cell>
          <table:table-cell office:value-type="string" table:style-name="ce3">
            <text:p>The coatomer is a cytosolic protein complex that binds to dilysine motifs and reversibly associates with Golgi non- clathrin-coated vesicles, which further mediate biosynthetic protein transport from the ER, via the Golgi up to the trans Golgi network. Coatomer complex is required for budding from Golgi membranes, and is essential for the retrograde Golgi-to-ER transport of dilysine-tagged proteins</text:p>
          </table:table-cell>
          <table:table-cell office:value-type="string" table:style-name="ce3">
            <text:p>Putative adaptor protein complex AP-4, epsilon subunit</text:p>
          </table:table-cell>
          <table:table-cell office:value-type="string" table:style-name="ce2">
            <text:p>vesicle-mediated transport</text:p>
          </table:table-cell>
          <table:table-cell table:number-columns-repeated="2"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12117.0</text:p>
          </table:table-cell>
          <table:table-cell office:value-type="string" table:style-name="ce2">
            <text:p>Cluster-3554.8480</text:p>
          </table:table-cell>
          <table:table-cell office:value-type="float" office:value="-5.3310599353957802" table:style-name="ce2">
            <text:p>-5.331059935</text:p>
          </table:table-cell>
          <table:table-cell office:value-type="string" table:style-name="ce2">
            <text:p>GO:0016021, GO:0008270, GO:0061630, GO:0000209, GO:0042787, GO:0043161</text:p>
          </table:table-cell>
          <table:table-cell office:value-type="string" table:style-name="ce2">
            <text:p>GO:0016021, GO:0008270, GO:0016874, GO:0061630, GO:0000209, GO:0042787, GO:0043161</text:p>
          </table:table-cell>
          <table:table-cell office:value-type="string" table:style-name="ce3">
            <text:p>Putative transcription factor C2H2 family</text:p>
          </table:table-cell>
          <table:table-cell office:value-type="string" table:style-name="ce3">
            <text:p>Putative transcription factor C2H2 family</text:p>
          </table:table-cell>
          <table:table-cell office:value-type="string" table:style-name="ce2">
            <text:p>environmental stress response</text:p>
          </table:table-cell>
          <table:table-cell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0855</text:p>
          </table:table-cell>
          <table:table-cell office:value-type="string" table:style-name="ce2">
            <text:p>Cluster-3554.15148</text:p>
          </table:table-cell>
          <table:table-cell office:value-type="float" office:value="-10.6513602224918" table:style-name="ce2">
            <text:p>-10.65136022</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17298</text:p>
          </table:table-cell>
          <table:table-cell office:value-type="string" table:style-name="ce2">
            <text:p>Cluster-3554.30514</text:p>
          </table:table-cell>
          <table:table-cell office:value-type="float" office:value="-5.6367432958125603" table:style-name="ce2">
            <text:p>-5.636743296</text:p>
          </table:table-cell>
          <table:table-cell office:value-type="string" table:style-name="ce2">
            <text:p>None</text:p>
          </table:table-cell>
          <table:table-cell office:value-type="string" table:style-name="ce2">
            <text:p>GO:0005618, GO:0016021, GO:0030599, GO:0045330, GO:0046910, GO:0042545, GO:0043086, GO:0045490</text:p>
          </table:table-cell>
          <table:table-cell office:value-type="string" table:style-name="ce2">
            <text:p>Mitochondrial protein</text:p>
          </table:table-cell>
          <table:table-cell office:value-type="string" table:style-name="ce2">
            <text:p>Putative pectinesterase</text:p>
          </table:table-cell>
          <table:table-cell table:number-columns-repeated="16377" table:style-name="ce2"/>
        </table:table-row>
        <table:table-row table:style-name="ro1">
          <table:table-cell office:value-type="string" table:style-name="ce2">
            <text:p>Cluster-2.20134</text:p>
          </table:table-cell>
          <table:table-cell office:value-type="string" table:style-name="ce2">
            <text:p>Cluster-3554.39034</text:p>
          </table:table-cell>
          <table:table-cell office:value-type="float" office:value="-8.4471447247800509" table:style-name="ce2">
            <text:p>-8.447144725</text:p>
          </table:table-cell>
          <table:table-cell office:value-type="string" table:style-name="ce2">
            <text:p>GO:0003674,GO:0003824,GO:0005575,GO:0005622,GO:0005623,GO:0005737,GO:0005794,GO:0008150,GO:0008374,GO:0009987,GO:0012505,GO:0016407,GO:0016413,GO:0016740,GO:0016746,GO:0016747,GO:0043226,GO:0043227,GO:0043229,GO:0043231,GO:0044424,GO:0044444,GO:0044464,GO:0071554</text:p>
          </table:table-cell>
          <table:table-cell office:value-type="string" table:style-name="ce2">
            <text:p>GO:0003674,GO:0003824,GO:0005575,GO:0005622,GO:0005623,GO:0005737,GO:0005794,GO:0008150,GO:0008374,GO:0009987,GO:0012505,GO:0016407,GO:0016413,GO:0016740,GO:0016746,GO:0016747,GO:0043226,GO:0043227,GO:0043229,GO:0043231,GO:0044424,GO:0044444,GO:0044464,GO:0071554</text:p>
          </table:table-cell>
          <table:table-cell office:value-type="string" table:style-name="ce3">
            <text:p>Protein trichome birefringence-like 2</text:p>
          </table:table-cell>
          <table:table-cell office:value-type="string" table:style-name="ce3">
            <text:p>Protein trichome birefringence-like 2</text:p>
          </table:table-cell>
          <table:table-cell office:value-type="string" table:style-name="ce2">
            <text:p>cell wall organization or biogenesis</text:p>
          </table:table-cell>
          <table:table-cell table:number-columns-repeated="6" table:style-name="ce2"/>
          <table:table-cell office:value-type="float" office:value="1" table:style-name="ce2">
            <text:p>1</text:p>
          </table:table-cell>
          <table:table-cell table:number-columns-repeated="2" table:style-name="ce2"/>
          <table:table-cell office:value-type="float" office:value="1" table:style-name="ce2">
            <text:p>1</text:p>
          </table:table-cell>
          <table:table-cell table:number-columns-repeated="16366" table:style-name="ce2"/>
        </table:table-row>
        <table:table-row table:style-name="ro1">
          <table:table-cell office:value-type="string" table:style-name="ce6">
            <text:p>Cluster-2.42243</text:p>
          </table:table-cell>
          <table:table-cell office:value-type="string" table:style-name="ce6">
            <text:p>Cluster-3554.25708</text:p>
          </table:table-cell>
          <table:table-cell office:value-type="float" office:value="-5.9994985161353203" table:style-name="ce6">
            <text:p>-5.999498516</text:p>
          </table:table-cell>
          <table:table-cell office:value-type="string" table:style-name="ce6">
            <text:p>None</text:p>
          </table:table-cell>
          <table:table-cell office:value-type="string" table:style-name="ce6">
            <text:p>GO:0003674,GO:0003676,GO:0003723,GO:0003729,GO:0003735,GO:0005198,GO:0005488,GO:0005575,GO:0005622,GO:0005623,GO:0005634,GO:0005730,GO:0005737,GO:0005829,GO:0005840,GO:0005844,GO:0005886,GO:0005911,GO:0006139,GO:0006364,GO:0006396,GO:0006725,GO:0006807,GO:0008150,GO:0008152,GO:0009506,GO:0009507,GO:0009536,GO:0009719,GO:0009725,GO:0009735,GO:0009987,GO:0010033,GO:0010467,GO:0015935,GO:0016020,GO:0016070,GO:0016072,GO:0022613,GO:0022626,GO:0022627,GO:0030054,GO:0031974,GO:0031981,GO:0032991,GO:0034470,GO:0034641,GO:0034660,GO:0042221,GO:0042254,GO:0042274,GO:0042788,GO:0043170,GO:0043226,GO:0043227,GO:0043228,GO:0043229,GO:0043231,GO:0043232,GO:0043233,GO:0044085,GO:0044237,GO:0044238,GO:0044391,GO:0044422,GO:0044424,GO:0044428,GO:0044444,GO:0044445,GO:0044446,GO:0044464,GO:0046483,GO:0050896,GO:0055044,GO:0070013,GO:0071704,GO:0071840,GO:0071944,GO:0090304,GO:0097159,GO:1901360,GO:1901363,GO:1990904</text:p>
          </table:table-cell>
          <table:table-cell office:value-type="string" table:style-name="ce7">
            <text:p>Belongs to the eukaryotic ribosomal protein eS6 family</text:p>
          </table:table-cell>
          <table:table-cell office:value-type="string" table:style-name="ce7">
            <text:p>Belongs to the eukaryotic ribosomal protein eS6 family</text:p>
          </table:table-cell>
          <table:table-cell table:style-name="ce6"/>
          <table:table-cell office:value-type="float" office:value="1" table:style-name="ce6">
            <text:p>1</text:p>
          </table:table-cell>
          <table:table-cell table:number-columns-repeated="8" table:style-name="ce6"/>
          <table:table-cell office:value-type="float" office:value="1" table:style-name="ce6">
            <text:p>1</text:p>
          </table:table-cell>
          <table:table-cell table:number-columns-repeated="16366" table:style-name="ce6"/>
        </table:table-row>
        <table:table-row table:style-name="ro1">
          <table:table-cell office:value-type="string" table:style-name="ce2">
            <text:p>Cluster-2.55532</text:p>
          </table:table-cell>
          <table:table-cell office:value-type="string" table:style-name="ce2">
            <text:p>Cluster-3554.43466</text:p>
          </table:table-cell>
          <table:table-cell office:value-type="float" office:value="-5.8699038248157303" table:style-name="ce2">
            <text:p>-5.869903825</text:p>
          </table:table-cell>
          <table:table-cell office:value-type="string" table:style-name="ce2">
            <text:p>None</text:p>
          </table:table-cell>
          <table:table-cell office:value-type="string" table:style-name="ce2">
            <text:p>None</text:p>
          </table:table-cell>
          <table:table-cell office:value-type="string" table:style-name="ce3">
            <text:p>hypothetical protein</text:p>
          </table:table-cell>
          <table:table-cell office:value-type="string" table:style-name="ce3">
            <text:p>hypothetical protein</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51645</text:p>
          </table:table-cell>
          <table:table-cell office:value-type="string" table:style-name="ce2">
            <text:p>Cluster-3554.37298</text:p>
          </table:table-cell>
          <table:table-cell office:value-type="float" office:value="-5.0387536670057598" table:style-name="ce2">
            <text:p>-5.038753667</text:p>
          </table:table-cell>
          <table:table-cell office:value-type="string" table:style-name="ce2">
            <text:p>GO:0016021, GO:0004674, GO:0004714, GO:0005524, GO:0030247, GO:0018108</text:p>
          </table:table-cell>
          <table:table-cell office:value-type="string" table:style-name="ce2">
            <text:p>GO:0005886, GO:0030176</text:p>
          </table:table-cell>
          <table:table-cell office:value-type="string" table:style-name="ce3">
            <text:p>Putative glycerophosphodiester phosphodiesterase, protein kinase RLK-Pelle-LRK10L-2 family</text:p>
          </table:table-cell>
          <table:table-cell office:value-type="string" table:style-name="ce3">
            <text:p>Putative translocation protein Sec63</text:p>
          </table:table-cell>
          <table:table-cell office:value-type="string" table:style-name="ce2">
            <text:p>kinase</text:p>
          </table:table-cell>
          <table:table-cell table:number-columns-repeated="3"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9694.0</text:p>
          </table:table-cell>
          <table:table-cell office:value-type="string" table:style-name="ce2">
            <text:p>Cluster-3554.33933</text:p>
          </table:table-cell>
          <table:table-cell office:value-type="float" office:value="-5.2697589460724297" table:style-name="ce2">
            <text:p>-5.269758946</text:p>
          </table:table-cell>
          <table:table-cell office:value-type="string" table:style-name="ce2">
            <text:p>GO:0002252,GO:0002376,GO:0005575,GO:0005622,GO:0005623,GO:0005737,GO:0005886,GO:0005911,GO:0006950,GO:0006952,GO:0007275,GO:0007568,GO:0008150,GO:0009506,GO:0009507,GO:0009536,GO:0009605,GO:0009607,GO:0009615,GO:0010150,GO:0016020,GO:0030054,GO:0031224,GO:0031225,GO:0031226,GO:0032501,GO:0032502,GO:0043207,GO:0043226,GO:0043227,GO:0043229,GO:0043231,GO:0044424,GO:0044425,GO:0044444,GO:0044459,GO:0044464,GO:0046658,GO:0048366,GO:0048367,GO:0048731,GO:0048827,GO:0048856,GO:0050896,GO:0051607,GO:0051704,GO:0051707,GO:0055044,GO:0071944,GO:0090693,GO:0098542,GO:0099402</text:p>
          </table:table-cell>
          <table:table-cell office:value-type="string" table:style-name="ce2">
            <text:p>GO:0002252,GO:0002376,GO:0005575,GO:0005622,GO:0005623,GO:0005737,GO:0005886,GO:0005911,GO:0006950,GO:0006952,GO:0007275,GO:0007568,GO:0008150,GO:0009506,GO:0009507,GO:0009536,GO:0009605,GO:0009607,GO:0009615,GO:0010150,GO:0016020,GO:0030054,GO:0031224,GO:0031225,GO:0031226,GO:0032501,GO:0032502,GO:0043207,GO:0043226,GO:0043227,GO:0043229,GO:0043231,GO:0044424,GO:0044425,GO:0044444,GO:0044459,GO:0044464,GO:0046658,GO:0048366,GO:0048367,GO:0048731,GO:0048827,GO:0048856,GO:0050896,GO:0051607,GO:0051704,GO:0051707,GO:0055044,GO:0071944,GO:0090693,GO:0098542,GO:0099402</text:p>
          </table:table-cell>
          <table:table-cell office:value-type="string" table:style-name="ce3">
            <text:p>YLS9-like</text:p>
          </table:table-cell>
          <table:table-cell office:value-type="string" table:style-name="ce3">
            <text:p>YLS9-like</text:p>
          </table:table-cell>
          <table:table-cell office:value-type="string" table:style-name="ce2">
            <text:p>defense response to bacterium</text:p>
          </table:table-cell>
          <table:table-cell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36252</text:p>
          </table:table-cell>
          <table:table-cell office:value-type="string" table:style-name="ce2">
            <text:p>Cluster-3554.27628</text:p>
          </table:table-cell>
          <table:table-cell office:value-type="float" office:value="-5.1002481501909598" table:style-name="ce2">
            <text:p>-5.10024815</text:p>
          </table:table-cell>
          <table:table-cell office:value-type="string" table:style-name="ce2">
            <text:p>GO:0009535, GO:0009539, GO:0016021, GO:0005506, GO:0009055, GO:0020037, GO:0009767</text:p>
          </table:table-cell>
          <table:table-cell office:value-type="string" table:style-name="ce2">
            <text:p>GO:0009535, GO:0009539, GO:0016021, GO:0005506, GO:0009055, GO:0020037, GO:0009767</text:p>
          </table:table-cell>
          <table:table-cell office:value-type="string" table:style-name="ce3">
            <text:p>Cytochrome b559 subunit alpha</text:p>
          </table:table-cell>
          <table:table-cell office:value-type="string" table:style-name="ce3">
            <text:p>Cytochrome b559 subunit alpha</text:p>
          </table:table-cell>
          <table:table-cell office:value-type="string" table:style-name="ce2">
            <text:p>RNA process related</text:p>
          </table:table-cell>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9193.0</text:p>
          </table:table-cell>
          <table:table-cell office:value-type="string" table:style-name="ce2">
            <text:p>Cluster-10916.0</text:p>
          </table:table-cell>
          <table:table-cell office:value-type="float" office:value="-7.0884508548098397" table:style-name="ce2">
            <text:p>-7.088450855</text:p>
          </table:table-cell>
          <table:table-cell office:value-type="string" table:style-name="ce2">
            <text:p>None</text:p>
          </table:table-cell>
          <table:table-cell office:value-type="string" table:style-name="ce2">
            <text:p>None</text:p>
          </table:table-cell>
          <table:table-cell office:value-type="string" table:style-name="ce3">
            <text:p>Core-2 I-branching beta-1,6-N-acetylglucosaminyltransferase family protein</text:p>
          </table:table-cell>
          <table:table-cell office:value-type="string" table:style-name="ce3">
            <text:p>Core-2 I-branching beta-1,6-N-acetylglucosaminyltransferase family protein</text:p>
          </table:table-cell>
          <table:table-cell office:value-type="string" table:style-name="ce2">
            <text:p>cell wall related</text:p>
          </table:table-cell>
          <table:table-cell table:number-columns-repeated="6" table:style-name="ce2"/>
          <table:table-cell office:value-type="float" office:value="1" table:style-name="ce2">
            <text:p>1</text:p>
          </table:table-cell>
          <table:table-cell table:number-columns-repeated="2"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33407</text:p>
          </table:table-cell>
          <table:table-cell office:value-type="string" table:style-name="ce2">
            <text:p>Cluster-3554.14104</text:p>
          </table:table-cell>
          <table:table-cell office:value-type="float" office:value="-7.37495046862675" table:style-name="ce2">
            <text:p>-7.374950469</text:p>
          </table:table-cell>
          <table:table-cell office:value-type="string" table:style-name="ce2">
            <text:p>None</text:p>
          </table:table-cell>
          <table:table-cell office:value-type="string" table:style-name="ce2">
            <text:p>GO:0005634, GO:0005737, GO:0004674, GO:0005524, GO:0006897, GO:0008360, GO:0016055, GO:0018105</text:p>
          </table:table-cell>
          <table:table-cell office:value-type="string" table:style-name="ce2">
            <text:p>None</text:p>
          </table:table-cell>
          <table:table-cell office:value-type="string" table:style-name="ce2">
            <text:p>Putative protein kinase CK1-CK1 family</text:p>
          </table:table-cell>
          <table:table-cell table:number-columns-repeated="16377" table:style-name="ce2"/>
        </table:table-row>
        <table:table-row table:style-name="ro1">
          <table:table-cell office:value-type="string" table:style-name="ce2">
            <text:p>Cluster-2.31508</text:p>
          </table:table-cell>
          <table:table-cell office:value-type="string" table:style-name="ce2">
            <text:p>Cluster-3554.27468</text:p>
          </table:table-cell>
          <table:table-cell office:value-type="float" office:value="-9.9080232783996696" table:style-name="ce2">
            <text:p>-9.908023278</text:p>
          </table:table-cell>
          <table:table-cell office:value-type="string" table:style-name="ce2">
            <text:p>GO:0001666,GO:0003674,GO:0005215,GO:0005342,GO:0005372,GO:0005575,GO:0005622,GO:0005623,GO:0005737,GO:0005783,GO:0005886,GO:0005887,GO:0006810,GO:0006811,GO:0006820,GO:0006833,GO:0006855,GO:0006950,GO:0008028,GO:0008150,GO:0008509,GO:0008514,GO:0009628,GO:0012505,GO:0015075,GO:0015103,GO:0015105,GO:0015129,GO:0015250,GO:0015267,GO:0015318,GO:0015698,GO:0015700,GO:0015711,GO:0015718,GO:0015727,GO:0015849,GO:0015850,GO:0015893,GO:0016020,GO:0016021,GO:0022803,GO:0022838,GO:0022857,GO:0031224,GO:0031226,GO:0031347,GO:0034220,GO:0035873,GO:0036293,GO:0042044,GO:0042221,GO:0042493,GO:0042891,GO:0043226,GO:0043227,GO:0043229,GO:0043231,GO:0044424,GO:0044425,GO:0044444,GO:0044459,GO:0044464,GO:0046685,GO:0046942,GO:0046943,GO:0048583,GO:0050789,GO:0050896,GO:0051179,GO:0051181,GO:0051234,GO:0055085,GO:0065007,GO:0070482,GO:0071702,GO:0071944,GO:0080134,GO:0080170,GO:0098656,GO:1901618,GO:1903825,GO:1905039</text:p>
          </table:table-cell>
          <table:table-cell office:value-type="string" table:style-name="ce2">
            <text:p>GO:0005887, GO:0015250, GO:0015254, GO:0006833, GO:0009992, GO:0015793, GO:0034220</text:p>
          </table:table-cell>
          <table:table-cell office:value-type="string" table:style-name="ce3">
            <text:p>Belongs to the MIP aquaporin (TC 1.A.8) family</text:p>
          </table:table-cell>
          <table:table-cell office:value-type="string" table:style-name="ce3">
            <text:p>Putative major intrinsic protein</text:p>
          </table:table-cell>
          <table:table-cell table:number-columns-repeated="3"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506</text:p>
          </table:table-cell>
          <table:table-cell office:value-type="string" table:style-name="ce2">
            <text:p>Cluster-3554.21029</text:p>
          </table:table-cell>
          <table:table-cell office:value-type="float" office:value="-7.0790354223340897" table:style-name="ce2">
            <text:p>-7.079035422</text:p>
          </table:table-cell>
          <table:table-cell office:value-type="string" table:style-name="ce2">
            <text:p>None</text:p>
          </table:table-cell>
          <table:table-cell office:value-type="string" table:style-name="ce2">
            <text:p>GO:0005789, GO:0005829, GO:0016021, GO:0003958, GO:0010181, GO:0009698, GO:0009737, GO:0055114</text:p>
          </table:table-cell>
          <table:table-cell office:value-type="string" table:style-name="ce2">
            <text:p>None</text:p>
          </table:table-cell>
          <table:table-cell office:value-type="string" table:style-name="ce2">
            <text:p>NADPH--cytochrome P450 reductase</text:p>
          </table:table-cell>
          <table:table-cell table:number-columns-repeated="16377" table:style-name="ce2"/>
        </table:table-row>
        <table:table-row table:style-name="ro1">
          <table:table-cell office:value-type="string" table:style-name="ce2">
            <text:p>Cluster-2.44222</text:p>
          </table:table-cell>
          <table:table-cell office:value-type="string" table:style-name="ce2">
            <text:p>Cluster-3554.16970</text:p>
          </table:table-cell>
          <table:table-cell office:value-type="float" office:value="-5.4216260167309596" table:style-name="ce2">
            <text:p>-5.421626017</text:p>
          </table:table-cell>
          <table:table-cell office:value-type="string" table:style-name="ce2">
            <text:p>None</text:p>
          </table:table-cell>
          <table:table-cell office:value-type="string" table:style-name="ce2">
            <text:p>GO:0005634, GO:0005737, GO:0016021, GO:0004683, GO:0005509, GO:0005516, GO:0005524, GO:0009931, GO:0009608, GO:0009877, GO:0018105, GO:0035556, GO:0046777</text:p>
          </table:table-cell>
          <table:table-cell office:value-type="string" table:style-name="ce2">
            <text:p>None</text:p>
          </table:table-cell>
          <table:table-cell office:value-type="string" table:style-name="ce2">
            <text:p>Calcium and calcium/calmodulin-dependent serine/threonine-protein kinase CAMK-CAMK1-DCAMKL family</text:p>
          </table:table-cell>
          <table:table-cell table:number-columns-repeated="16377" table:style-name="ce2"/>
        </table:table-row>
        <table:table-row table:style-name="ro1">
          <table:table-cell office:value-type="string" table:style-name="ce2">
            <text:p>Cluster-2.2313</text:p>
          </table:table-cell>
          <table:table-cell office:value-type="string" table:style-name="ce2">
            <text:p>Cluster-3554.24969</text:p>
          </table:table-cell>
          <table:table-cell office:value-type="float" office:value="-5.6760516788272204" table:style-name="ce2">
            <text:p>-5.676051679</text:p>
          </table:table-cell>
          <table:table-cell office:value-type="string" table:style-name="ce2">
            <text:p>None</text:p>
          </table:table-cell>
          <table:table-cell office:value-type="string" table:style-name="ce2">
            <text:p>None</text:p>
          </table:table-cell>
          <table:table-cell office:value-type="string" table:style-name="ce3">
            <text:p>Putative Late nodulin</text:p>
          </table:table-cell>
          <table:table-cell office:value-type="string" table:style-name="ce3">
            <text:p>Putative Late nodul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6641</text:p>
          </table:table-cell>
          <table:table-cell office:value-type="string" table:style-name="ce2">
            <text:p>Cluster-3554.19962</text:p>
          </table:table-cell>
          <table:table-cell office:value-type="float" office:value="-7.35289527349103" table:style-name="ce2">
            <text:p>-7.352895273</text:p>
          </table:table-cell>
          <table:table-cell office:value-type="string" table:style-name="ce2">
            <text:p>None</text:p>
          </table:table-cell>
          <table:table-cell office:value-type="string" table:style-name="ce2">
            <text:p>GO:0005634, GO:0003677, GO:0006351, GO:0006355</text:p>
          </table:table-cell>
          <table:table-cell office:value-type="string" table:style-name="ce2">
            <text:p>None</text:p>
          </table:table-cell>
          <table:table-cell office:value-type="string" table:style-name="ce2">
            <text:p>Putative transcription factor B3-Domain family</text:p>
          </table:table-cell>
          <table:table-cell table:number-columns-repeated="16377" table:style-name="ce2"/>
        </table:table-row>
        <table:table-row table:style-name="ro1">
          <table:table-cell office:value-type="string" table:style-name="ce2">
            <text:p>Cluster-2.24655</text:p>
          </table:table-cell>
          <table:table-cell office:value-type="string" table:style-name="ce2">
            <text:p>Cluster-3554.18476</text:p>
          </table:table-cell>
          <table:table-cell office:value-type="float" office:value="-12.2964164791115" table:style-name="ce2">
            <text:p>-12.29641648</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Late_nodulin_protein</text:p>
          </table:table-cell>
          <table:table-cell table:number-columns-repeated="16377" table:style-name="ce2"/>
        </table:table-row>
        <table:table-row table:style-name="ro1">
          <table:table-cell office:value-type="string" table:style-name="ce2">
            <text:p>Cluster-2.46340</text:p>
          </table:table-cell>
          <table:table-cell office:value-type="string" table:style-name="ce2">
            <text:p>Cluster-3554.25957</text:p>
          </table:table-cell>
          <table:table-cell office:value-type="float" office:value="-6.79532255302842" table:style-name="ce2">
            <text:p>-6.795322553</text:p>
          </table:table-cell>
          <table:table-cell office:value-type="string" table:style-name="ce2">
            <text:p>None</text:p>
          </table:table-cell>
          <table:table-cell office:value-type="string" table:style-name="ce2">
            <text:p>GO:0005737, GO:0000166, GO:0003938, GO:0046872, GO:0006177, GO:0055114</text:p>
          </table:table-cell>
          <table:table-cell office:value-type="string" table:style-name="ce2">
            <text:p>None</text:p>
          </table:table-cell>
          <table:table-cell office:value-type="string" table:style-name="ce2">
            <text:p>Inosine-5'-monophosphate dehydrogenase</text:p>
          </table:table-cell>
          <table:table-cell table:number-columns-repeated="16377" table:style-name="ce2"/>
        </table:table-row>
        <table:table-row table:style-name="ro1">
          <table:table-cell office:value-type="string" table:style-name="ce2">
            <text:p>Cluster-9825.0</text:p>
          </table:table-cell>
          <table:table-cell office:value-type="string" table:style-name="ce2">
            <text:p>Cluster-3554.22995</text:p>
          </table:table-cell>
          <table:table-cell office:value-type="float" office:value="-9.4452154513179298" table:style-name="ce2">
            <text:p>-9.445215451</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26695</text:p>
          </table:table-cell>
          <table:table-cell office:value-type="string" table:style-name="ce2">
            <text:p>Cluster-3554.24500</text:p>
          </table:table-cell>
          <table:table-cell office:value-type="float" office:value="-5.1379015759487103" table:style-name="ce2">
            <text:p>-5.137901576</text:p>
          </table:table-cell>
          <table:table-cell office:value-type="string" table:style-name="ce2">
            <text:p>GO:0016021, GO:0046872, GO:0009878</text:p>
          </table:table-cell>
          <table:table-cell office:value-type="string" table:style-name="ce2">
            <text:p>None</text:p>
          </table:table-cell>
          <table:table-cell office:value-type="string" table:style-name="ce2">
            <text:p>Late_nodulin_protein</text:p>
          </table:table-cell>
          <table:table-cell office:value-type="string" table:style-name="ce2">
            <text:p>disease resistance</text:p>
          </table:table-cell>
          <table:table-cell table:number-columns-repeated="16377" table:style-name="ce2"/>
        </table:table-row>
        <table:table-row table:style-name="ro1">
          <table:table-cell office:value-type="string" table:style-name="ce6">
            <text:p>Cluster-2.39663</text:p>
          </table:table-cell>
          <table:table-cell office:value-type="string" table:style-name="ce6">
            <text:p>Cluster-3554.20766</text:p>
          </table:table-cell>
          <table:table-cell office:value-type="float" office:value="-7.4200618691907598" table:style-name="ce6">
            <text:p>-7.420061869</text:p>
          </table:table-cell>
          <table:table-cell office:value-type="string" table:style-name="ce6">
            <text:p>GO:0001732,GO:0002181,GO:0002183,GO:0002188,GO:0003674,GO:0003676,GO:0003723,GO:0003729,GO:0003743,GO:0005488,GO:0005575,GO:0005622,GO:0005623,GO:0005737,GO:0005829,GO:0005852,GO:0005886,GO:0006412,GO:0006413,GO:0006518,GO:0006807,GO:0008135,GO:0008150,GO:0008152,GO:0009058,GO:0009059,GO:0009987,GO:0010467,GO:0016020,GO:0016043,GO:0019538,GO:0022607,GO:0022613,GO:0022618,GO:0032991,GO:0034622,GO:0034641,GO:0034645,GO:0043043,GO:0043170,GO:0043603,GO:0043604,GO:0043614,GO:0043933,GO:0044085,GO:0044237,GO:0044238,GO:0044249,GO:0044260,GO:0044267,GO:0044271,GO:0044424,GO:0044444,GO:0044464,GO:0065003,GO:0071540,GO:0071541,GO:0071704,GO:0071826,GO:0071840,GO:0071944,GO:0097159,GO:1901363,GO:1901564,GO:1901566,GO:1901576,GO:1990904</text:p>
          </table:table-cell>
          <table:table-cell office:value-type="string" table:style-name="ce6">
            <text:p>GO:0005829, GO:0005852, GO:0005886, GO:0016282, GO:0033290, GO:0003743, GO:0001731, GO:0006446</text:p>
          </table:table-cell>
          <table:table-cell office:value-type="string" table:style-name="ce7">
            <text:p>RNA-binding component of the eukaryotic translation initiation factor 3 (eIF-3) complex, which is involved in protein synthesis of a specialized repertoire of mRNAs and, together with other initiation factors, stimulates binding of mRNA and methionyl-tRNAi to the 40S ribosome. The eIF-3 complex specifically targets and initiates translation of a subset of mRNAs involved in cell proliferation</text:p>
          </table:table-cell>
          <table:table-cell office:value-type="string" table:style-name="ce7">
            <text:p>Putative proteasome component (PCI) domain, eukaryotic translation initiation factor 3 subunit A</text:p>
          </table:table-cell>
          <table:table-cell office:value-type="string" table:style-name="ce6">
            <text:p>translation related</text:p>
          </table:table-cell>
          <table:table-cell office:value-type="float" office:value="1" table:style-name="ce6">
            <text:p>1</text:p>
          </table:table-cell>
          <table:table-cell table:number-columns-repeated="8" table:style-name="ce6"/>
          <table:table-cell office:value-type="float" office:value="1" table:style-name="ce6">
            <text:p>1</text:p>
          </table:table-cell>
          <table:table-cell table:number-columns-repeated="16366" table:style-name="ce6"/>
        </table:table-row>
        <table:table-row table:style-name="ro1">
          <table:table-cell office:value-type="string" table:style-name="ce2">
            <text:p>Cluster-2.4424</text:p>
          </table:table-cell>
          <table:table-cell office:value-type="string" table:style-name="ce2">
            <text:p>Cluster-3554.4650</text:p>
          </table:table-cell>
          <table:table-cell office:value-type="float" office:value="-5.3072359688272197" table:style-name="ce2">
            <text:p>-5.307235969</text:p>
          </table:table-cell>
          <table:table-cell office:value-type="string" table:style-name="ce2">
            <text:p>None</text:p>
          </table:table-cell>
          <table:table-cell office:value-type="string" table:style-name="ce2">
            <text:p>None</text:p>
          </table:table-cell>
          <table:table-cell office:value-type="string" table:style-name="ce3">
            <text:p>Putative pirin, rmlC-like jelly roll</text:p>
          </table:table-cell>
          <table:table-cell office:value-type="string" table:style-name="ce3">
            <text:p>Putative pirin, rmlC-like jelly roll</text:p>
          </table:table-cell>
          <table:table-cell office:value-type="string" table:style-name="ce2">
            <text:p>programmed cell death</text:p>
          </table:table-cell>
          <table:table-cell table:number-columns-repeated="9"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5626</text:p>
          </table:table-cell>
          <table:table-cell office:value-type="string" table:style-name="ce2">
            <text:p>Cluster-3554.37932</text:p>
          </table:table-cell>
          <table:table-cell office:value-type="float" office:value="-6.7216396468767599" table:style-name="ce2">
            <text:p>-6.721639647</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Embryo-specific protein 3, (ATS3)</text:p>
          </table:table-cell>
          <table:table-cell table:number-columns-repeated="16377" table:style-name="ce2"/>
        </table:table-row>
        <table:table-row table:style-name="ro1">
          <table:table-cell office:value-type="string" table:style-name="ce2">
            <text:p>Cluster-2.56515</text:p>
          </table:table-cell>
          <table:table-cell office:value-type="string" table:style-name="ce2">
            <text:p>Cluster-3554.7928</text:p>
          </table:table-cell>
          <table:table-cell office:value-type="float" office:value="-6.3320407194480497" table:style-name="ce2">
            <text:p>-6.332040719</text:p>
          </table:table-cell>
          <table:table-cell office:value-type="string" table:style-name="ce2">
            <text:p>None</text:p>
          </table:table-cell>
          <table:table-cell office:value-type="string" table:style-name="ce2">
            <text:p>GO:0005737, GO:0003872, GO:0005524, GO:0046872, GO:0006002, GO:0061615</text:p>
          </table:table-cell>
          <table:table-cell office:value-type="string" table:style-name="ce2">
            <text:p>None</text:p>
          </table:table-cell>
          <table:table-cell office:value-type="string" table:style-name="ce2">
            <text:p>Putative 6-phosphofructokinase</text:p>
          </table:table-cell>
          <table:table-cell table:number-columns-repeated="16377" table:style-name="ce2"/>
        </table:table-row>
        <table:table-row table:style-name="ro1">
          <table:table-cell office:value-type="string" table:style-name="ce2">
            <text:p>Cluster-2.536</text:p>
          </table:table-cell>
          <table:table-cell office:value-type="string" table:style-name="ce2">
            <text:p>Cluster-3554.22334</text:p>
          </table:table-cell>
          <table:table-cell office:value-type="float" office:value="-12.9991442515951" table:style-name="ce2">
            <text:p>-12.99914425</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hypothetical protein</text:p>
          </table:table-cell>
          <table:table-cell table:number-columns-repeated="16377" table:style-name="ce2"/>
        </table:table-row>
        <table:table-row table:style-name="ro1">
          <table:table-cell office:value-type="string" table:style-name="ce2">
            <text:p>Cluster-2.12442</text:p>
          </table:table-cell>
          <table:table-cell office:value-type="string" table:style-name="ce2">
            <text:p>Cluster-3554.18941</text:p>
          </table:table-cell>
          <table:table-cell office:value-type="float" office:value="-5.24200634192895" table:style-name="ce2">
            <text:p>-5.242006342</text:p>
          </table:table-cell>
          <table:table-cell office:value-type="string" table:style-name="ce2">
            <text:p>GO:0003674,GO:0005215,GO:0005575,GO:0005623,GO:0005886,GO:0005887,GO:0006810,GO:0006857,GO:0008150,GO:0015833,GO:0016020,GO:0016021,GO:0022857,GO:0031224,GO:0031226,GO:0035672,GO:0035673,GO:0042886,GO:0042887,GO:0044425,GO:0044459,GO:0044464,GO:0051179,GO:0051234,GO:0055085,GO:0071702,GO:0071705,GO:0071944,GO:1904680</text:p>
          </table:table-cell>
          <table:table-cell office:value-type="string" table:style-name="ce2">
            <text:p>GO:0016021, GO:0055085</text:p>
          </table:table-cell>
          <table:table-cell office:value-type="string" table:style-name="ce3">
            <text:p>oligopeptide transporter</text:p>
          </table:table-cell>
          <table:table-cell office:value-type="string" table:style-name="ce3">
            <text:p>Putative oligopeptide transporter, OPT superfamily</text:p>
          </table:table-cell>
          <table:table-cell office:value-type="string" table:style-name="ce2">
            <text:p>oligopeptide transporter</text:p>
          </table:table-cell>
          <table:table-cell table:number-columns-repeated="2"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3587</text:p>
          </table:table-cell>
          <table:table-cell office:value-type="string" table:style-name="ce2">
            <text:p>Cluster-3554.27697</text:p>
          </table:table-cell>
          <table:table-cell office:value-type="float" office:value="-5.1044976270188602" table:style-name="ce2">
            <text:p>-5.104497627</text:p>
          </table:table-cell>
          <table:table-cell office:value-type="string" table:style-name="ce2">
            <text:p>None</text:p>
          </table:table-cell>
          <table:table-cell office:value-type="string" table:style-name="ce2">
            <text:p>None</text:p>
          </table:table-cell>
          <table:table-cell office:value-type="string" table:style-name="ce3">
            <text:p>Putative oxidoreductase</text:p>
          </table:table-cell>
          <table:table-cell office:value-type="string" table:style-name="ce3">
            <text:p>Putative oxidoreductase</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10801.0</text:p>
          </table:table-cell>
          <table:table-cell office:value-type="string" table:style-name="ce2">
            <text:p>Cluster-3554.17018</text:p>
          </table:table-cell>
          <table:table-cell office:value-type="float" office:value="-9.0849647569123295" table:style-name="ce2">
            <text:p>-9.084964757</text:p>
          </table:table-cell>
          <table:table-cell office:value-type="string" table:style-name="ce2">
            <text:p>GO:0046872, GO:0009878</text:p>
          </table:table-cell>
          <table:table-cell office:value-type="string" table:style-name="ce2">
            <text:p>None</text:p>
          </table:table-cell>
          <table:table-cell office:value-type="string" table:style-name="ce3">
            <text:p>Late_nodulin_protein</text:p>
          </table:table-cell>
          <table:table-cell office:value-type="string" table:style-name="ce3">
            <text:p>Late_nodulin_protein</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6">
            <text:p>Cluster-4301.0</text:p>
          </table:table-cell>
          <table:table-cell office:value-type="string" table:style-name="ce6">
            <text:p>Cluster-3554.15872</text:p>
          </table:table-cell>
          <table:table-cell office:value-type="float" office:value="-5.9766396223272302" table:style-name="ce6">
            <text:p>-5.976639622</text:p>
          </table:table-cell>
          <table:table-cell office:value-type="string" table:style-name="ce6">
            <text:p>None</text:p>
          </table:table-cell>
          <table:table-cell office:value-type="string" table:style-name="ce6">
            <text:p>GO:0016740</text:p>
          </table:table-cell>
          <table:table-cell office:value-type="string" table:style-name="ce7">
            <text:p>gag-polypeptide of LTR copia-type</text:p>
          </table:table-cell>
          <table:table-cell office:value-type="string" table:style-name="ce7">
            <text:p>Putative RNA-directed DNA polymerase</text:p>
          </table:table-cell>
          <table:table-cell table:style-name="ce6"/>
          <table:table-cell office:value-type="float" office:value="1" table:style-name="ce6">
            <text:p>1</text:p>
          </table:table-cell>
          <table:table-cell table:number-columns-repeated="8" table:style-name="ce6"/>
          <table:table-cell office:value-type="float" office:value="1" table:style-name="ce6">
            <text:p>1</text:p>
          </table:table-cell>
          <table:table-cell table:number-columns-repeated="16366" table:style-name="ce6"/>
        </table:table-row>
        <table:table-row table:style-name="ro1">
          <table:table-cell office:value-type="string" table:style-name="ce6">
            <text:p>Cluster-2.60838</text:p>
          </table:table-cell>
          <table:table-cell office:value-type="string" table:style-name="ce6">
            <text:p>Cluster-3554.17377</text:p>
          </table:table-cell>
          <table:table-cell office:value-type="float" office:value="-5.5330597882094796" table:style-name="ce6">
            <text:p>-5.533059788</text:p>
          </table:table-cell>
          <table:table-cell office:value-type="string" table:style-name="ce6">
            <text:p>None</text:p>
          </table:table-cell>
          <table:table-cell office:value-type="string" table:style-name="ce6">
            <text:p>None</text:p>
          </table:table-cell>
          <table:table-cell office:value-type="string" table:style-name="ce7">
            <text:p>Putative ribosomal RNA-processing protein</text:p>
          </table:table-cell>
          <table:table-cell office:value-type="string" table:style-name="ce7">
            <text:p>Putative ribosomal RNA-processing protein</text:p>
          </table:table-cell>
          <table:table-cell table:style-name="ce6"/>
          <table:table-cell office:value-type="float" office:value="1" table:style-name="ce6">
            <text:p>1</text:p>
          </table:table-cell>
          <table:table-cell table:number-columns-repeated="8" table:style-name="ce6"/>
          <table:table-cell office:value-type="float" office:value="1" table:style-name="ce6">
            <text:p>1</text:p>
          </table:table-cell>
          <table:table-cell table:number-columns-repeated="16366" table:style-name="ce6"/>
        </table:table-row>
        <table:table-row table:style-name="ro1">
          <table:table-cell office:value-type="string" table:style-name="ce2">
            <text:p>Cluster-2.28500</text:p>
          </table:table-cell>
          <table:table-cell office:value-type="string" table:style-name="ce2">
            <text:p>Cluster-3554.26264</text:p>
          </table:table-cell>
          <table:table-cell office:value-type="float" office:value="-10.3564350418293" table:style-name="ce2">
            <text:p>-10.35643504</text:p>
          </table:table-cell>
          <table:table-cell office:value-type="string" table:style-name="ce2">
            <text:p>GO:0009505, GO:0016021, GO:0004190, GO:0006508, GO:0030163</text:p>
          </table:table-cell>
          <table:table-cell office:value-type="string" table:style-name="ce2">
            <text:p>GO:0046872, GO:0009878</text:p>
          </table:table-cell>
          <table:table-cell office:value-type="string" table:style-name="ce3">
            <text:p>Late_nodulin_protein</text:p>
          </table:table-cell>
          <table:table-cell office:value-type="string" table:style-name="ce3">
            <text:p>Putative Late nodul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50467</text:p>
          </table:table-cell>
          <table:table-cell office:value-type="string" table:style-name="ce2">
            <text:p>Cluster-2525.0</text:p>
          </table:table-cell>
          <table:table-cell office:value-type="float" office:value="-5.9519705823846998" table:style-name="ce2">
            <text:p>-5.951970582</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Putative ENT domain, Agenet domain, plant type, protein EMSY-LIKE, plant</text:p>
          </table:table-cell>
          <table:table-cell table:number-columns-repeated="16377" table:style-name="ce2"/>
        </table:table-row>
        <table:table-row table:style-name="ro1">
          <table:table-cell office:value-type="string" table:style-name="ce2">
            <text:p>Cluster-7892.0</text:p>
          </table:table-cell>
          <table:table-cell office:value-type="string" table:style-name="ce2">
            <text:p>Cluster-3554.27442</text:p>
          </table:table-cell>
          <table:table-cell office:value-type="float" office:value="-5.7798376021455704" table:style-name="ce2">
            <text:p>-5.779837602</text:p>
          </table:table-cell>
          <table:table-cell office:value-type="string" table:style-name="ce2">
            <text:p>GO:0005634, GO:0031386, GO:0016925</text:p>
          </table:table-cell>
          <table:table-cell office:value-type="string" table:style-name="ce2">
            <text:p>GO:0005634, GO:0031386, GO:0016925</text:p>
          </table:table-cell>
          <table:table-cell office:value-type="string" table:style-name="ce3">
            <text:p>Putative Ubiquitin domain-containing protein</text:p>
          </table:table-cell>
          <table:table-cell office:value-type="string" table:style-name="ce3">
            <text:p>Putative Ubiquitin domain-containing protein</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9526</text:p>
          </table:table-cell>
          <table:table-cell office:value-type="string" table:style-name="ce2">
            <text:p>Cluster-3554.23695</text:p>
          </table:table-cell>
          <table:table-cell office:value-type="float" office:value="-6.2866974441624599" table:style-name="ce2">
            <text:p>-6.286697444</text:p>
          </table:table-cell>
          <table:table-cell office:value-type="string" table:style-name="ce2">
            <text:p>GO:0016021, GO:0046872, GO:0009878</text:p>
          </table:table-cell>
          <table:table-cell office:value-type="string" table:style-name="ce2">
            <text:p>GO:0016021, GO:0046872, GO:0009878</text:p>
          </table:table-cell>
          <table:table-cell office:value-type="string" table:style-name="ce3">
            <text:p>Putative Late nodulin</text:p>
          </table:table-cell>
          <table:table-cell office:value-type="string" table:style-name="ce3">
            <text:p>Putative Late nodul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29262</text:p>
          </table:table-cell>
          <table:table-cell office:value-type="string" table:style-name="ce2">
            <text:p>Cluster-3554.20189</text:p>
          </table:table-cell>
          <table:table-cell office:value-type="float" office:value="-7.2038098512400497" table:style-name="ce2">
            <text:p>-7.203809851</text:p>
          </table:table-cell>
          <table:table-cell office:value-type="string" table:style-name="ce2">
            <text:p>GO:0003674,GO:0005488,GO:0005507,GO:0005575,GO:0005622,GO:0005623,GO:0005737,GO:0005739,GO:0005740,GO:0005758,GO:0006091,GO:0006119,GO:0006122,GO:0006123,GO:0006139,GO:0006163,GO:0006725,GO:0006753,GO:0006793,GO:0006796,GO:0006807,GO:0008150,GO:0008152,GO:0009060,GO:0009117,GO:0009123,GO:0009126,GO:0009141,GO:0009144,GO:0009150,GO:0009161,GO:0009167,GO:0009199,GO:0009205,GO:0009259,GO:0009987,GO:0010336,GO:0015980,GO:0016310,GO:0017144,GO:0019637,GO:0019646,GO:0019693,GO:0022900,GO:0022904,GO:0031967,GO:0031970,GO:0031974,GO:0031975,GO:0034641,GO:0042592,GO:0042773,GO:0042775,GO:0043167,GO:0043169,GO:0043226,GO:0043227,GO:0043229,GO:0043231,GO:0043233,GO:0044237,GO:0044238,GO:0044281,GO:0044422,GO:0044424,GO:0044429,GO:0044444,GO:0044446,GO:0044464,GO:0045333,GO:0046034,GO:0046483,GO:0046872,GO:0046914,GO:0048878,GO:0050801,GO:0055081,GO:0055086,GO:0055088,GO:0055114,GO:0065007,GO:0065008,GO:0070013,GO:0071704,GO:0072521,GO:1901135,GO:1901360,GO:1901564</text:p>
          </table:table-cell>
          <table:table-cell office:value-type="string" table:style-name="ce2">
            <text:p>GO:0005758, GO:0070469, GO:0009055, GO:0020037, GO:0046872, GO:0006122, GO:0006123</text:p>
          </table:table-cell>
          <table:table-cell office:value-type="string" table:style-name="ce3">
            <text:p>Electron carrier protein. The oxidized form of the cytochrome c heme group can accept an electron from the heme group of the cytochrome c1 subunit of cytochrome reductase. Cytochrome c then transfers this electron to the cytochrome oxidase complex, the final protein carrier in the mitochondrial electron-transport chain</text:p>
          </table:table-cell>
          <table:table-cell office:value-type="string" table:style-name="ce3">
            <text:p>Putative cytochrome c, class IA/ IB</text:p>
          </table:table-cell>
          <table:table-cell office:value-type="string" table:style-name="ce2">
            <text:p>metabolism related</text:p>
          </table:table-cell>
          <table:table-cell table:number-columns-repeated="5" table:style-name="ce2"/>
          <table:table-cell office:value-type="float" office:value="1" table:style-name="ce2">
            <text:p>1</text:p>
          </table:table-cell>
          <table:table-cell table:number-columns-repeated="3"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7081</text:p>
          </table:table-cell>
          <table:table-cell office:value-type="string" table:style-name="ce2">
            <text:p>Cluster-3554.26211</text:p>
          </table:table-cell>
          <table:table-cell office:value-type="float" office:value="-5.9606568380037999" table:style-name="ce2">
            <text:p>-5.960656838</text:p>
          </table:table-cell>
          <table:table-cell office:value-type="string" table:style-name="ce2">
            <text:p>None</text:p>
          </table:table-cell>
          <table:table-cell office:value-type="string" table:style-name="ce2">
            <text:p>GO:0016021, GO:0043662, GO:0009399, GO:0009877</text:p>
          </table:table-cell>
          <table:table-cell office:value-type="string" table:style-name="ce2">
            <text:p>None</text:p>
          </table:table-cell>
          <table:table-cell office:value-type="string" table:style-name="ce2">
            <text:p>Nodulin-25</text:p>
          </table:table-cell>
          <table:table-cell table:number-columns-repeated="16377" table:style-name="ce2"/>
        </table:table-row>
        <table:table-row table:style-name="ro1">
          <table:table-cell office:value-type="string" table:style-name="ce2">
            <text:p>Cluster-2.61845</text:p>
          </table:table-cell>
          <table:table-cell office:value-type="string" table:style-name="ce2">
            <text:p>Cluster-9957.0</text:p>
          </table:table-cell>
          <table:table-cell office:value-type="float" office:value="-6.3535312005345297" table:style-name="ce2">
            <text:p>-6.353531201</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Putative sterile alpha motif/pointed domain-containing protein</text:p>
          </table:table-cell>
          <table:table-cell table:number-columns-repeated="16377" table:style-name="ce2"/>
        </table:table-row>
        <table:table-row table:style-name="ro1">
          <table:table-cell office:value-type="string" table:style-name="ce2">
            <text:p>Cluster-2.16524</text:p>
          </table:table-cell>
          <table:table-cell office:value-type="string" table:style-name="ce2">
            <text:p>Cluster-3554.41981</text:p>
          </table:table-cell>
          <table:table-cell office:value-type="float" office:value="-6.6720237585100604" table:style-name="ce2">
            <text:p>-6.672023759</text:p>
          </table:table-cell>
          <table:table-cell office:value-type="string" table:style-name="ce2">
            <text:p>None</text:p>
          </table:table-cell>
          <table:table-cell office:value-type="string" table:style-name="ce2">
            <text:p>GO:0005575,GO:0005622,GO:0005623,GO:0005737,GO:0005794,GO:0012505,GO:0043226,GO:0043227,GO:0043229,GO:0043231,GO:0044424,GO:0044444,GO:0044464</text:p>
          </table:table-cell>
          <table:table-cell office:value-type="string" table:style-name="ce2">
            <text:p>None</text:p>
          </table:table-cell>
          <table:table-cell office:value-type="string" table:style-name="ce2">
            <text:p>Belongs to the CDP-alcohol phosphatidyltransferase class-I family</text:p>
          </table:table-cell>
          <table:table-cell table:number-columns-repeated="16377" table:style-name="ce2"/>
        </table:table-row>
        <table:table-row table:style-name="ro1">
          <table:table-cell office:value-type="string" table:style-name="ce2">
            <text:p>Cluster-2.3098</text:p>
          </table:table-cell>
          <table:table-cell office:value-type="string" table:style-name="ce2">
            <text:p>Cluster-3554.18288</text:p>
          </table:table-cell>
          <table:table-cell office:value-type="float" office:value="-6.2154257376229403" table:style-name="ce2">
            <text:p>-6.215425738</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Putative C2 domain-containing protein</text:p>
          </table:table-cell>
          <table:table-cell table:number-columns-repeated="16377" table:style-name="ce2"/>
        </table:table-row>
        <table:table-row table:style-name="ro1">
          <table:table-cell office:value-type="string" table:style-name="ce2">
            <text:p>Cluster-2.38443</text:p>
          </table:table-cell>
          <table:table-cell office:value-type="string" table:style-name="ce2">
            <text:p>Cluster-3554.14163</text:p>
          </table:table-cell>
          <table:table-cell office:value-type="float" office:value="-5.8348659931074804" table:style-name="ce2">
            <text:p>-5.834865993</text:p>
          </table:table-cell>
          <table:table-cell office:value-type="string" table:style-name="ce2">
            <text:p>None</text:p>
          </table:table-cell>
          <table:table-cell office:value-type="string" table:style-name="ce2">
            <text:p>GO:0003676, GO:0008270</text:p>
          </table:table-cell>
          <table:table-cell office:value-type="string" table:style-name="ce2">
            <text:p>None</text:p>
          </table:table-cell>
          <table:table-cell office:value-type="string" table:style-name="ce2">
            <text:p>Putative transcription factor C2H2 family</text:p>
          </table:table-cell>
          <table:table-cell table:number-columns-repeated="16377" table:style-name="ce2"/>
        </table:table-row>
        <table:table-row table:style-name="ro1">
          <table:table-cell office:value-type="string" table:style-name="ce2">
            <text:p>Cluster-2.22802</text:p>
          </table:table-cell>
          <table:table-cell office:value-type="string" table:style-name="ce2">
            <text:p>Cluster-3554.33028</text:p>
          </table:table-cell>
          <table:table-cell office:value-type="float" office:value="-6.3839643521545604" table:style-name="ce2">
            <text:p>-6.383964352</text:p>
          </table:table-cell>
          <table:table-cell office:value-type="string" table:style-name="ce2">
            <text:p>None</text:p>
          </table:table-cell>
          <table:table-cell office:value-type="string" table:style-name="ce2">
            <text:p>GO:0004714, GO:0005524, GO:0016787, GO:0018108</text:p>
          </table:table-cell>
          <table:table-cell office:value-type="string" table:style-name="ce2">
            <text:p>None</text:p>
          </table:table-cell>
          <table:table-cell office:value-type="string" table:style-name="ce2">
            <text:p>Putative protein kinase RLK-Pelle-PERK-2 family</text:p>
          </table:table-cell>
          <table:table-cell table:number-columns-repeated="16377" table:style-name="ce2"/>
        </table:table-row>
        <table:table-row table:style-name="ro1">
          <table:table-cell office:value-type="string" table:style-name="ce2">
            <text:p>Cluster-2.62500</text:p>
          </table:table-cell>
          <table:table-cell office:value-type="string" table:style-name="ce2">
            <text:p>Cluster-3554.24500</text:p>
          </table:table-cell>
          <table:table-cell office:value-type="float" office:value="-5.5915736865096504" table:style-name="ce2">
            <text:p>-5.591573687</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disease resistance</text:p>
          </table:table-cell>
          <table:table-cell table:number-columns-repeated="16377" table:style-name="ce2"/>
        </table:table-row>
        <table:table-row table:style-name="ro1">
          <table:table-cell office:value-type="string" table:style-name="ce2">
            <text:p>Cluster-2.36262</text:p>
          </table:table-cell>
          <table:table-cell office:value-type="string" table:style-name="ce2">
            <text:p>Cluster-3554.3609</text:p>
          </table:table-cell>
          <table:table-cell office:value-type="float" office:value="-6.06045852179719" table:style-name="ce2">
            <text:p>-6.060458522</text:p>
          </table:table-cell>
          <table:table-cell office:value-type="string" table:style-name="ce2">
            <text:p>GO:0000049,GO:0003674,GO:0003676,GO:0003723,GO:0003824,GO:0004812,GO:0004813,GO:0005488,GO:0005575,GO:0005622,GO:0005623,GO:0005737,GO:0005739,GO:0005829,GO:0006082,GO:0006139,GO:0006396,GO:0006399,GO:0006400,GO:0006412,GO:0006418,GO:0006419,GO:0006518,GO:0006520,GO:0006725,GO:0006807,GO:0008033,GO:0008150,GO:0008152,GO:0009058,GO:0009059,GO:0009451,GO:0009507,GO:0009536,GO:0009987,GO:0010035,GO:0010038,GO:0010467,GO:0016070,GO:0016597,GO:0016874,GO:0016875,GO:0019538,GO:0019752,GO:0031406,GO:0034470,GO:0034641,GO:0034645,GO:0034660,GO:0036094,GO:0042221,GO:0043038,GO:0043039,GO:0043043,GO:0043167,GO:0043168,GO:0043170,GO:0043177,GO:0043226,GO:0043227,GO:0043229,GO:0043231,GO:0043412,GO:0043436,GO:0043603,GO:0043604,GO:0044237,GO:0044238,GO:0044249,GO:0044260,GO:0044267,GO:0044271,GO:0044281,GO:0044424,GO:0044444,GO:0044464,GO:0046483,GO:0046686,GO:0050896,GO:0071704,GO:0090304,GO:0097159,GO:0140098,GO:0140101,GO:1901360,GO:1901363,GO:1901564,GO:1901566,GO:1901576</text:p>
          </table:table-cell>
          <table:table-cell office:value-type="string" table:style-name="ce2">
            <text:p>GO:0005739, GO:0005829, GO:0009507, GO:0000049, GO:0004813, GO:0005524, GO:0008270, GO:0016597, GO:0006400, GO:0070143</text:p>
          </table:table-cell>
          <table:table-cell office:value-type="string" table:style-name="ce3">
            <text:p>Catalyzes the attachment of alanine to tRNA(Ala) in a two-step reaction alanine is first activated by ATP to form Ala- AMP and then transferred to the acceptor end of tRNA(Ala). Also edits incorrectly charged tRNA(Ala) via its editing domain</text:p>
          </table:table-cell>
          <table:table-cell office:value-type="string" table:style-name="ce3">
            <text:p>Putative alanine--tRNA ligase</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3918</text:p>
          </table:table-cell>
          <table:table-cell office:value-type="string" table:style-name="ce2">
            <text:p>Cluster-3554.27399</text:p>
          </table:table-cell>
          <table:table-cell office:value-type="float" office:value="-6.5927070716721401" table:style-name="ce2">
            <text:p>-6.592707072</text:p>
          </table:table-cell>
          <table:table-cell office:value-type="string" table:style-name="ce2">
            <text:p>GO:0000932,GO:0003674,GO:0003676,GO:0003723,GO:0003729,GO:0005488,GO:0005575,GO:0005622,GO:0005623,GO:0005634,GO:0005737,GO:0006417,GO:0008150,GO:0009889,GO:0010468,GO:0010556,GO:0010608,GO:0019219,GO:0019222,GO:0031323,GO:0031326,GO:0032268,GO:0032991,GO:0034248,GO:0035770,GO:0036464,GO:0043226,GO:0043227,GO:0043228,GO:0043229,GO:0043231,GO:0043232,GO:0043484,GO:0044424,GO:0044444,GO:0044464,GO:0050789,GO:0050794,GO:0051171,GO:0051246,GO:0051252,GO:0060255,GO:0065007,GO:0080090,GO:0097159,GO:1901363,GO:1990904,GO:2000112</text:p>
          </table:table-cell>
          <table:table-cell office:value-type="string" table:style-name="ce2">
            <text:p>GO:0000932,GO:0003674,GO:0003676,GO:0003723,GO:0003729,GO:0005488,GO:0005575,GO:0005622,GO:0005623,GO:0005634,GO:0005737,GO:0006417,GO:0008150,GO:0009889,GO:0010468,GO:0010556,GO:0010608,GO:0019219,GO:0019222,GO:0031323,GO:0031326,GO:0032268,GO:0032991,GO:0034248,GO:0035770,GO:0036464,GO:0043226,GO:0043227,GO:0043228,GO:0043229,GO:0043231,GO:0043232,GO:0043484,GO:0044424,GO:0044444,GO:0044464,GO:0050789,GO:0050794,GO:0051171,GO:0051246,GO:0051252,GO:0060255,GO:0065007,GO:0080090,GO:0097159,GO:1901363,GO:1990904,GO:2000112</text:p>
          </table:table-cell>
          <table:table-cell office:value-type="string" table:style-name="ce3">
            <text:p>Polypyrimidine tract-binding protein homolog</text:p>
          </table:table-cell>
          <table:table-cell office:value-type="string" table:style-name="ce3">
            <text:p>Polypyrimidine tract-binding protein homolog</text:p>
          </table:table-cell>
          <table:table-cell office:value-type="string" table:style-name="ce2">
            <text:p>RNA related/developmental related</text:p>
          </table:table-cell>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46492</text:p>
          </table:table-cell>
          <table:table-cell office:value-type="string" table:style-name="ce2">
            <text:p>Cluster-3554.22628</text:p>
          </table:table-cell>
          <table:table-cell office:value-type="float" office:value="-6.2425089052958898" table:style-name="ce2">
            <text:p>-6.242508905</text:p>
          </table:table-cell>
          <table:table-cell office:value-type="string" table:style-name="ce2">
            <text:p>GO:0043231, GO:0080043, GO:0080044, GO:0009813, GO:0052696</text:p>
          </table:table-cell>
          <table:table-cell office:value-type="string" table:style-name="ce2">
            <text:p>GO:0043231, GO:0080043, GO:0080044, GO:0009813, GO:0052696</text:p>
          </table:table-cell>
          <table:table-cell office:value-type="string" table:style-name="ce3">
            <text:p>Putative flavonol 3-O-glucosyltransferase</text:p>
          </table:table-cell>
          <table:table-cell office:value-type="string" table:style-name="ce3">
            <text:p>Putative flavonol 3-O-glucosyltransferase</text:p>
          </table:table-cell>
          <table:table-cell office:value-type="string" table:style-name="ce2">
            <text:p>flavonoid biosynthetic process</text:p>
          </table:table-cell>
          <table:table-cell table:number-columns-repeated="4" table:style-name="ce2"/>
          <table:table-cell office:value-type="float" office:value="1" table:style-name="ce2">
            <text:p>1</text:p>
          </table:table-cell>
          <table:table-cell table:number-columns-repeated="4"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35145</text:p>
          </table:table-cell>
          <table:table-cell office:value-type="string" table:style-name="ce2">
            <text:p>Cluster-3554.18486</text:p>
          </table:table-cell>
          <table:table-cell office:value-type="float" office:value="-5.3333804009550896" table:style-name="ce2">
            <text:p>-5.333380401</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hypothetical protein</text:p>
          </table:table-cell>
          <table:table-cell table:number-columns-repeated="16377" table:style-name="ce2"/>
        </table:table-row>
        <table:table-row table:style-name="ro1">
          <table:table-cell office:value-type="string" table:style-name="ce2">
            <text:p>Cluster-9681.0</text:p>
          </table:table-cell>
          <table:table-cell office:value-type="string" table:style-name="ce2">
            <text:p>Cluster-3554.22937</text:p>
          </table:table-cell>
          <table:table-cell office:value-type="float" office:value="-8.1817622283537492" table:style-name="ce2">
            <text:p>-8.181762228</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Putative Late nodulin</text:p>
          </table:table-cell>
          <table:table-cell table:number-columns-repeated="16377" table:style-name="ce2"/>
        </table:table-row>
        <table:table-row table:style-name="ro1">
          <table:table-cell office:value-type="string" table:style-name="ce2">
            <text:p>Cluster-2.23359</text:p>
          </table:table-cell>
          <table:table-cell office:value-type="string" table:style-name="ce2">
            <text:p>Cluster-3554.19484</text:p>
          </table:table-cell>
          <table:table-cell office:value-type="float" office:value="-5.4081688516139197" table:style-name="ce2">
            <text:p>-5.408168852</text:p>
          </table:table-cell>
          <table:table-cell office:value-type="string" table:style-name="ce2">
            <text:p>None</text:p>
          </table:table-cell>
          <table:table-cell office:value-type="string" table:style-name="ce2">
            <text:p>None</text:p>
          </table:table-cell>
          <table:table-cell office:value-type="string" table:style-name="ce3">
            <text:p>Putative GRAM domain, PH domain-containing protein</text:p>
          </table:table-cell>
          <table:table-cell office:value-type="string" table:style-name="ce3">
            <text:p>Putative GRAM domain, PH domain-containing protein</text:p>
          </table:table-cell>
          <table:table-cell table:number-columns-repeated="4"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31045</text:p>
          </table:table-cell>
          <table:table-cell office:value-type="string" table:style-name="ce2">
            <text:p>Cluster-3554.28259</text:p>
          </table:table-cell>
          <table:table-cell office:value-type="float" office:value="-6.6675954556057997" table:style-name="ce2">
            <text:p>-6.667595456</text:p>
          </table:table-cell>
          <table:table-cell office:value-type="string" table:style-name="ce2">
            <text:p>None</text:p>
          </table:table-cell>
          <table:table-cell office:value-type="string" table:style-name="ce2">
            <text:p>GO:0005507, GO:0008131, GO:0048038, GO:0009308, GO:0055114</text:p>
          </table:table-cell>
          <table:table-cell office:value-type="string" table:style-name="ce2">
            <text:p>None</text:p>
          </table:table-cell>
          <table:table-cell office:value-type="string" table:style-name="ce2">
            <text:p>Putative primary-amine oxidase</text:p>
          </table:table-cell>
          <table:table-cell table:number-columns-repeated="16377" table:style-name="ce2"/>
        </table:table-row>
        <table:table-row table:style-name="ro1">
          <table:table-cell office:value-type="string" table:style-name="ce2">
            <text:p>Cluster-2.61206</text:p>
          </table:table-cell>
          <table:table-cell office:value-type="string" table:style-name="ce2">
            <text:p>Cluster-3554.29173</text:p>
          </table:table-cell>
          <table:table-cell office:value-type="float" office:value="-7.0044624083004496" table:style-name="ce2">
            <text:p>-7.004462408</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7935.0</text:p>
          </table:table-cell>
          <table:table-cell office:value-type="string" table:style-name="ce2">
            <text:p>Cluster-3554.31047</text:p>
          </table:table-cell>
          <table:table-cell office:value-type="float" office:value="-7.5361322492125904" table:style-name="ce2">
            <text:p>-7.536132249</text:p>
          </table:table-cell>
          <table:table-cell office:value-type="string" table:style-name="ce2">
            <text:p>GO:0003674,GO:0005215,GO:0005351,GO:0005355,GO:0005365,GO:0005366,GO:0005402,GO:0005575,GO:0005623,GO:0005886,GO:0006810,GO:0006811,GO:0006812,GO:0008150,GO:0008324,GO:0008643,GO:0008645,GO:0015075,GO:0015077,GO:0015078,GO:0015144,GO:0015145,GO:0015149,GO:0015166,GO:0015291,GO:0015293,GO:0015294,GO:0015295,GO:0015318,GO:0015672,GO:0015749,GO:0015791,GO:0015798,GO:0015850,GO:0016020,GO:0022804,GO:0022857,GO:0022890,GO:0023052,GO:0034219,GO:0034220,GO:0042995,GO:0044464,GO:0046323,GO:0051119,GO:0051179,GO:0051234,GO:0055085,GO:0071702,GO:0071944,GO:0090406,GO:0098655,GO:0098660,GO:0098662,GO:0120025,GO:1901618,GO:1902600,GO:1904659</text:p>
          </table:table-cell>
          <table:table-cell office:value-type="string" table:style-name="ce2">
            <text:p>GO:0005887, GO:0005351, GO:0005355, GO:0015992, GO:0046323, GO:1904659</text:p>
          </table:table-cell>
          <table:table-cell office:value-type="string" table:style-name="ce3">
            <text:p>Belongs to the major facilitator superfamily. Sugar transporter (TC 2.A.1.1) family</text:p>
          </table:table-cell>
          <table:table-cell office:value-type="string" table:style-name="ce3">
            <text:p>Putative major facilitator, sugar transporter, major facilitator superfamily</text:p>
          </table:table-cell>
          <table:table-cell office:value-type="string" table:style-name="ce2">
            <text:p>transporter (carbonhydrate, ion)</text:p>
          </table:table-cell>
          <table:table-cell table:number-columns-repeated="2"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59875</text:p>
          </table:table-cell>
          <table:table-cell office:value-type="string" table:style-name="ce2">
            <text:p>Cluster-3554.38575</text:p>
          </table:table-cell>
          <table:table-cell office:value-type="float" office:value="-5.65700035492008" table:style-name="ce2">
            <text:p>-5.657000355</text:p>
          </table:table-cell>
          <table:table-cell office:value-type="string" table:style-name="ce2">
            <text:p>GO:0005575,GO:0005622,GO:0005623,GO:0005737,GO:0006996,GO:0008104,GO:0008150,GO:0009507,GO:0009534,GO:0009535,GO:0009536,GO:0009579,GO:0009657,GO:0009658,GO:0009987,GO:0016020,GO:0016043,GO:0031976,GO:0031984,GO:0033036,GO:0033365,GO:0034357,GO:0034613,GO:0042651,GO:0043226,GO:0043227,GO:0043229,GO:0043231,GO:0044422,GO:0044424,GO:0044434,GO:0044435,GO:0044436,GO:0044444,GO:0044446,GO:0044464,GO:0051179,GO:0051641,GO:0055035,GO:0070727,GO:0071840,GO:0072598</text:p>
          </table:table-cell>
          <table:table-cell office:value-type="string" table:style-name="ce2">
            <text:p>GO:0009535, GO:0016021, GO:0009658, GO:0051205</text:p>
          </table:table-cell>
          <table:table-cell office:value-type="string" table:style-name="ce3">
            <text:p>ALBINO3-like protein 1, chloroplastic</text:p>
          </table:table-cell>
          <table:table-cell office:value-type="string" table:style-name="ce3">
            <text:p>Putative membrane insertase OXA1/ALB3/YidC, membrane insertase YidC/Oxa1</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522</text:p>
          </table:table-cell>
          <table:table-cell office:value-type="string" table:style-name="ce2">
            <text:p>Cluster-3554.14211</text:p>
          </table:table-cell>
          <table:table-cell office:value-type="float" office:value="-6.3239648289783696" table:style-name="ce2">
            <text:p>-6.323964829</text:p>
          </table:table-cell>
          <table:table-cell office:value-type="string" table:style-name="ce2">
            <text:p>GO:0003674,GO:0003676,GO:0003723,GO:0003729,GO:0003824,GO:0005488,GO:0006139,GO:0006378,GO:0006396,GO:0006397,GO:0006725,GO:0006807,GO:0008150,GO:0008152,GO:0009893,GO:0009987,GO:0010467,GO:0010468,GO:0010604,GO:0010628,GO:0016070,GO:0016071,GO:0016073,GO:0016074,GO:0016180,GO:0016740,GO:0016772,GO:0016779,GO:0019219,GO:0019222,GO:0031123,GO:0031124,GO:0031126,GO:0031323,GO:0031325,GO:0034470,GO:0034641,GO:0034660,GO:0043144,GO:0043170,GO:0043628,GO:0043629,GO:0043631,GO:0044237,GO:0044238,GO:0045935,GO:0046483,GO:0048518,GO:0048522,GO:0048583,GO:0048584,GO:0050265,GO:0050789,GO:0050794,GO:0051171,GO:0051173,GO:0051252,GO:0051254,GO:0060147,GO:0060148,GO:0060255,GO:0060964,GO:0060966,GO:0060968,GO:0065007,GO:0070569,GO:0070920,GO:0071050,GO:0071076,GO:0071704,GO:0080090,GO:0090065,GO:0090304,GO:0097159,GO:0140098,GO:1900368,GO:1900370,GO:1901360,GO:1901363,GO:1903705</text:p>
          </table:table-cell>
          <table:table-cell office:value-type="string" table:style-name="ce2">
            <text:p>GO:0050265</text:p>
          </table:table-cell>
          <table:table-cell office:value-type="string" table:style-name="ce3">
            <text:p>Poly(A) RNA polymerase</text:p>
          </table:table-cell>
          <table:table-cell office:value-type="string" table:style-name="ce3">
            <text:p>Putative polynucleotide adenylyltransferase</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8601</text:p>
          </table:table-cell>
          <table:table-cell office:value-type="string" table:style-name="ce2">
            <text:p>Cluster-3554.19962</text:p>
          </table:table-cell>
          <table:table-cell office:value-type="float" office:value="-6.5872270616002497" table:style-name="ce2">
            <text:p>-6.587227062</text:p>
          </table:table-cell>
          <table:table-cell office:value-type="string" table:style-name="ce2">
            <text:p>None</text:p>
          </table:table-cell>
          <table:table-cell office:value-type="string" table:style-name="ce2">
            <text:p>GO:0005634, GO:0003677, GO:0006351, GO:0006355</text:p>
          </table:table-cell>
          <table:table-cell office:value-type="string" table:style-name="ce2">
            <text:p>None</text:p>
          </table:table-cell>
          <table:table-cell office:value-type="string" table:style-name="ce2">
            <text:p>Putative transcription factor B3-Domain family</text:p>
          </table:table-cell>
          <table:table-cell table:number-columns-repeated="16377" table:style-name="ce2"/>
        </table:table-row>
        <table:table-row table:style-name="ro1">
          <table:table-cell office:value-type="string" table:style-name="ce2">
            <text:p>Cluster-2.34205</text:p>
          </table:table-cell>
          <table:table-cell office:value-type="string" table:style-name="ce2">
            <text:p>Cluster-3554.22977</text:p>
          </table:table-cell>
          <table:table-cell office:value-type="float" office:value="-6.2203970573179896" table:style-name="ce2">
            <text:p>-6.220397057</text:p>
          </table:table-cell>
          <table:table-cell office:value-type="string" table:style-name="ce2">
            <text:p>None</text:p>
          </table:table-cell>
          <table:table-cell office:value-type="string" table:style-name="ce2">
            <text:p>GO:0005622, GO:0005525, GO:0007264</text:p>
          </table:table-cell>
          <table:table-cell office:value-type="string" table:style-name="ce3">
            <text:p>Belongs to the small GTPase superfamily. Arf family</text:p>
          </table:table-cell>
          <table:table-cell office:value-type="string" table:style-name="ce3">
            <text:p>Putative small GTPase superfamily, ARF/SAR type, P-loop containing nucleoside triphosphate hydrolase</text:p>
          </table:table-cell>
          <table:table-cell table:number-columns-repeated="4"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51717</text:p>
          </table:table-cell>
          <table:table-cell office:value-type="string" table:style-name="ce2">
            <text:p>Cluster-3554.40669</text:p>
          </table:table-cell>
          <table:table-cell office:value-type="float" office:value="-5.1833075770973203" table:style-name="ce2">
            <text:p>-5.183307577</text:p>
          </table:table-cell>
          <table:table-cell office:value-type="string" table:style-name="ce2">
            <text:p>GO:0003674,GO:0003676,GO:0003723,GO:0003747,GO:0005488,GO:0005575,GO:0005622,GO:0005623,GO:0005737,GO:0006412,GO:0006415,GO:0006518,GO:0006807,GO:0008079,GO:0008135,GO:0008150,GO:0008152,GO:0009058,GO:0009059,GO:0009987,GO:0010467,GO:0016043,GO:0019538,GO:0022411,GO:0032984,GO:0034641,GO:0034645,GO:0043043,GO:0043170,GO:0043603,GO:0043604,GO:0043624,GO:0043933,GO:0044237,GO:0044238,GO:0044249,GO:0044260,GO:0044267,GO:0044271,GO:0044424,GO:0044464,GO:0071704,GO:0071840,GO:0097159,GO:1901363,GO:1901564,GO:1901566,GO:1901576</text:p>
          </table:table-cell>
          <table:table-cell office:value-type="string" table:style-name="ce2">
            <text:p>GO:0005737, GO:0016149, GO:0006415</text:p>
          </table:table-cell>
          <table:table-cell office:value-type="string" table:style-name="ce3">
            <text:p>eukaryotic peptide chain release factor subunit</text:p>
          </table:table-cell>
          <table:table-cell office:value-type="string" table:style-name="ce3">
            <text:p>Putative 50S ribosomal protein L30e</text:p>
          </table:table-cell>
          <table:table-cell table:style-name="ce2"/>
          <table:table-cell office:value-type="float" office:value="1" table:style-name="ce2">
            <text:p>1</text:p>
          </table:table-cell>
          <table:table-cell table:number-columns-repeated="2"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7869.1</text:p>
          </table:table-cell>
          <table:table-cell office:value-type="string" table:style-name="ce2">
            <text:p>Cluster-3554.30408</text:p>
          </table:table-cell>
          <table:table-cell office:value-type="float" office:value="-5.4664453458096798" table:style-name="ce2">
            <text:p>-5.466445346</text:p>
          </table:table-cell>
          <table:table-cell office:value-type="string" table:style-name="ce2">
            <text:p>None</text:p>
          </table:table-cell>
          <table:table-cell office:value-type="string" table:style-name="ce2">
            <text:p>GO:0016021, GO:0004674, GO:0005524, GO:0006468</text:p>
          </table:table-cell>
          <table:table-cell office:value-type="string" table:style-name="ce3">
            <text:p>Belongs to the protein kinase superfamily. Ser Thr protein kinase family</text:p>
          </table:table-cell>
          <table:table-cell office:value-type="string" table:style-name="ce3">
            <text:p>Putative protein kinase RLK-Pelle-LRR-XII-1 family</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43875</text:p>
          </table:table-cell>
          <table:table-cell office:value-type="string" table:style-name="ce2">
            <text:p>Cluster-3554.13868</text:p>
          </table:table-cell>
          <table:table-cell office:value-type="float" office:value="-5.3937582356102398" table:style-name="ce2">
            <text:p>-5.393758236</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Core component of nucleosome. Nucleosomes wrap and compact DNA into chromatin, limiting DNA accessibility to the cellular machineries which require DNA as a template. Histones thereby play a central role in transcription regulation, DNA repair, DNA replication and chromosomal stability. DNA accessibility is regulated via a complex set of post-translational modifications of histones, also called histone code, and nucleosome remodeling</text:p>
          </table:table-cell>
          <table:table-cell table:number-columns-repeated="16377" table:style-name="ce2"/>
        </table:table-row>
        <table:table-row table:style-name="ro1">
          <table:table-cell office:value-type="string" table:style-name="ce2">
            <text:p>Cluster-2.57170</text:p>
          </table:table-cell>
          <table:table-cell office:value-type="string" table:style-name="ce2">
            <text:p>Cluster-3554.19956</text:p>
          </table:table-cell>
          <table:table-cell office:value-type="float" office:value="-6.0088956206387998" table:style-name="ce2">
            <text:p>-6.008895621</text:p>
          </table:table-cell>
          <table:table-cell office:value-type="string" table:style-name="ce2">
            <text:p>GO:0003674,GO:0005215,GO:0005575,GO:0005623,GO:0005886,GO:0005911,GO:0006810,GO:0008150,GO:0009506,GO:0009914,GO:0009926,GO:0009966,GO:0010315,GO:0010329,GO:0010540,GO:0010646,GO:0010817,GO:0010928,GO:0015562,GO:0016020,GO:0022857,GO:0023051,GO:0030054,GO:0044464,GO:0048583,GO:0050789,GO:0050794,GO:0051179,GO:0051234,GO:0055044,GO:0055085,GO:0060918,GO:0065007,GO:0065008,GO:0071944,GO:0080161</text:p>
          </table:table-cell>
          <table:table-cell office:value-type="string" table:style-name="ce2">
            <text:p>GO:0016021, GO:0005524, GO:0042626, GO:0055085</text:p>
          </table:table-cell>
          <table:table-cell office:value-type="string" table:style-name="ce3">
            <text:p>ABC transporter B family member</text:p>
          </table:table-cell>
          <table:table-cell office:value-type="string" table:style-name="ce3">
            <text:p>Putative xenobiotic-transporting ATPase</text:p>
          </table:table-cell>
          <table:table-cell table:number-columns-repeated="3"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6495</text:p>
          </table:table-cell>
          <table:table-cell office:value-type="string" table:style-name="ce2">
            <text:p>Cluster-3554.27997</text:p>
          </table:table-cell>
          <table:table-cell office:value-type="float" office:value="-5.5687670223215697" table:style-name="ce2">
            <text:p>-5.568767022</text:p>
          </table:table-cell>
          <table:table-cell office:value-type="string" table:style-name="ce2">
            <text:p>None</text:p>
          </table:table-cell>
          <table:table-cell office:value-type="string" table:style-name="ce2">
            <text:p>GO:0005829, GO:0004066, GO:0005524, GO:0042803, GO:0006541, GO:0009646, GO:0070981</text:p>
          </table:table-cell>
          <table:table-cell office:value-type="string" table:style-name="ce2">
            <text:p>None</text:p>
          </table:table-cell>
          <table:table-cell office:value-type="string" table:style-name="ce2">
            <text:p>Putative asparagine synthase (glutamine-hydrolyzing)</text:p>
          </table:table-cell>
          <table:table-cell table:number-columns-repeated="16377" table:style-name="ce2"/>
        </table:table-row>
        <table:table-row table:style-name="ro1">
          <table:table-cell office:value-type="string" table:style-name="ce2">
            <text:p>Cluster-8292.1</text:p>
          </table:table-cell>
          <table:table-cell office:value-type="string" table:style-name="ce2">
            <text:p>Cluster-3554.28403</text:p>
          </table:table-cell>
          <table:table-cell office:value-type="float" office:value="-7.3528286028136201" table:style-name="ce2">
            <text:p>-7.352828603</text:p>
          </table:table-cell>
          <table:table-cell office:value-type="string" table:style-name="ce2">
            <text:p>GO:0002831,GO:0002832,GO:0003674,GO:0003824,GO:0004175,GO:0004252,GO:0005575,GO:0005576,GO:0005618,GO:0005623,GO:0006508,GO:0006807,GO:0008150,GO:0008152,GO:0008233,GO:0008236,GO:0010033,GO:0010037,GO:0016787,GO:0017171,GO:0019538,GO:0030312,GO:0031347,GO:0031348,GO:0032101,GO:0032102,GO:0042221,GO:0042493,GO:0043170,GO:0043900,GO:0043901,GO:0044238,GO:0044464,GO:0048046,GO:0048519,GO:0048580,GO:0048581,GO:0048583,GO:0048585,GO:0050789,GO:0050793,GO:0050896,GO:0051093,GO:0051239,GO:0051241,GO:0065007,GO:0070011,GO:0071704,GO:0071944,GO:0072347,GO:0080134,GO:0140096,GO:1900424,GO:1900425,GO:1901564,GO:1901700,GO:2000026,GO:2000038,GO:2000122</text:p>
          </table:table-cell>
          <table:table-cell office:value-type="string" table:style-name="ce2">
            <text:p>GO:0005618, GO:0004252, GO:0006508</text:p>
          </table:table-cell>
          <table:table-cell office:value-type="string" table:style-name="ce3">
            <text:p>subtilisin-like</text:p>
          </table:table-cell>
          <table:table-cell office:value-type="string" table:style-name="ce3">
            <text:p>Putative tripeptidyl-peptidase II</text:p>
          </table:table-cell>
          <table:table-cell table:number-columns-repeated="4"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50495</text:p>
          </table:table-cell>
          <table:table-cell office:value-type="string" table:style-name="ce2">
            <text:p>Cluster-3554.16088</text:p>
          </table:table-cell>
          <table:table-cell office:value-type="float" office:value="-12.595883187608599" table:style-name="ce2">
            <text:p>-12.59588319</text:p>
          </table:table-cell>
          <table:table-cell office:value-type="string" table:style-name="ce2">
            <text:p>GO:0010385, GO:0006266, GO:0006303, GO:0080111, GO:1901969, GO:1901972</text:p>
          </table:table-cell>
          <table:table-cell office:value-type="string" table:style-name="ce2">
            <text:p>GO:0046872, GO:0009878</text:p>
          </table:table-cell>
          <table:table-cell office:value-type="string" table:style-name="ce3">
            <text:p>Late_nodulin_protein</text:p>
          </table:table-cell>
          <table:table-cell office:value-type="string" table:style-name="ce3">
            <text:p>Putative Late nodul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13807</text:p>
          </table:table-cell>
          <table:table-cell office:value-type="string" table:style-name="ce2">
            <text:p>Cluster-3554.22990</text:p>
          </table:table-cell>
          <table:table-cell office:value-type="float" office:value="-6.0658176359657903" table:style-name="ce2">
            <text:p>-6.065817636</text:p>
          </table:table-cell>
          <table:table-cell office:value-type="string" table:style-name="ce2">
            <text:p>None</text:p>
          </table:table-cell>
          <table:table-cell office:value-type="string" table:style-name="ce2">
            <text:p>GO:0005737, GO:0005524, GO:0016874, GO:0031625, GO:0061630, GO:0006511, GO:0016567</text:p>
          </table:table-cell>
          <table:table-cell office:value-type="string" table:style-name="ce3">
            <text:p>Belongs to the ubiquitin-conjugating enzyme family</text:p>
          </table:table-cell>
          <table:table-cell office:value-type="string" table:style-name="ce3">
            <text:p>Putative aminoacyltransferase, E1 ubiquitin-activating enzyme</text:p>
          </table:table-cell>
          <table:table-cell table:number-columns-repeated="4"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7712.10</text:p>
          </table:table-cell>
          <table:table-cell office:value-type="string" table:style-name="ce2">
            <text:p>Cluster-3554.32471</text:p>
          </table:table-cell>
          <table:table-cell office:value-type="float" office:value="-5.0856933328434302" table:style-name="ce2">
            <text:p>-5.085693333</text:p>
          </table:table-cell>
          <table:table-cell office:value-type="string" table:style-name="ce2">
            <text:p>GO:0003674,GO:0003824,GO:0004497,GO:0007154,GO:0007165,GO:0008150,GO:0008152,GO:0009058,GO:0009719,GO:0009725,GO:0009735,GO:0009741,GO:0009742,GO:0009755,GO:0009850,GO:0009851,GO:0009889,GO:0009987,GO:0010033,GO:0010600,GO:0010817,GO:0014070,GO:0016491,GO:0016705,GO:0016709,GO:0019222,GO:0023052,GO:0031323,GO:0031326,GO:0032350,GO:0032870,GO:0033993,GO:0042221,GO:0042445,GO:0042446,GO:0043401,GO:0044237,GO:0044249,GO:0046885,GO:0048545,GO:0050789,GO:0050794,GO:0050896,GO:0051716,GO:0055114,GO:0065007,GO:0065008,GO:0070887,GO:0071310,GO:0071367,GO:0071383,GO:0071396,GO:0071407,GO:0071495,GO:0090354,GO:0103075,GO:1901700,GO:1901701</text:p>
          </table:table-cell>
          <table:table-cell office:value-type="string" table:style-name="ce2">
            <text:p>GO:0004499, GO:0050660, GO:0050661, GO:0055114</text:p>
          </table:table-cell>
          <table:table-cell office:value-type="string" table:style-name="ce3">
            <text:p>monooxygenase</text:p>
          </table:table-cell>
          <table:table-cell office:value-type="string" table:style-name="ce3">
            <text:p>Putative indole-3-pyruvate monooxygenase</text:p>
          </table:table-cell>
          <table:table-cell office:value-type="string" table:style-name="ce2">
            <text:p><text:s/>auxin biosynthesis</text:p>
          </table:table-cell>
          <table:table-cell table:number-columns-repeated="3"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9404.0</text:p>
          </table:table-cell>
          <table:table-cell office:value-type="string" table:style-name="ce2">
            <text:p>Cluster-4814.0</text:p>
          </table:table-cell>
          <table:table-cell office:value-type="float" office:value="-6.1657709370011098" table:style-name="ce2">
            <text:p>-6.165770937</text:p>
          </table:table-cell>
          <table:table-cell office:value-type="string" table:style-name="ce2">
            <text:p>GO:0005739, GO:0009570, GO:0046872, GO:0051537, GO:0010150, GO:0055072, GO:0072593</text:p>
          </table:table-cell>
          <table:table-cell office:value-type="string" table:style-name="ce2">
            <text:p>GO:0005739, GO:0009570, GO:0046872, GO:0051537, GO:0010150, GO:0055072, GO:0072593</text:p>
          </table:table-cell>
          <table:table-cell office:value-type="string" table:style-name="ce3">
            <text:p>Putative Iron sulfur-containing domain, CDGSH-type</text:p>
          </table:table-cell>
          <table:table-cell office:value-type="string" table:style-name="ce3">
            <text:p>Putative Iron sulfur-containing domain, CDGSH-type</text:p>
          </table:table-cell>
          <table:table-cell office:value-type="string" table:style-name="ce2">
            <text:p>2 iron, 2 sulfur cluster binding</text:p>
          </table:table-cell>
          <table:table-cell table:number-columns-repeated="9"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2460</text:p>
          </table:table-cell>
          <table:table-cell office:value-type="string" table:style-name="ce2">
            <text:p>Cluster-3554.22815</text:p>
          </table:table-cell>
          <table:table-cell office:value-type="float" office:value="-10.588393372291099" table:style-name="ce2">
            <text:p>-10.58839337</text:p>
          </table:table-cell>
          <table:table-cell office:value-type="string" table:style-name="ce2">
            <text:p>GO:0016021</text:p>
          </table:table-cell>
          <table:table-cell office:value-type="string" table:style-name="ce2">
            <text:p>GO:0046872, GO:0009878</text:p>
          </table:table-cell>
          <table:table-cell office:value-type="string" table:style-name="ce3">
            <text:p>Late_nodulin_protein</text:p>
          </table:table-cell>
          <table:table-cell office:value-type="string" table:style-name="ce3">
            <text:p>Late_nodulin_prote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60588</text:p>
          </table:table-cell>
          <table:table-cell office:value-type="string" table:style-name="ce2">
            <text:p>Cluster-3554.22126</text:p>
          </table:table-cell>
          <table:table-cell office:value-type="float" office:value="-7.1408003095132804" table:style-name="ce2">
            <text:p>-7.14080031</text:p>
          </table:table-cell>
          <table:table-cell office:value-type="string" table:style-name="ce2">
            <text:p>None</text:p>
          </table:table-cell>
          <table:table-cell office:value-type="string" table:style-name="ce2">
            <text:p>GO:0016021, GO:0046872, GO:0009878</text:p>
          </table:table-cell>
          <table:table-cell office:value-type="string" table:style-name="ce2">
            <text:p>None</text:p>
          </table:table-cell>
          <table:table-cell office:value-type="string" table:style-name="ce2">
            <text:p>Putative Late nodulin</text:p>
          </table:table-cell>
          <table:table-cell table:number-columns-repeated="16377" table:style-name="ce2"/>
        </table:table-row>
        <table:table-row table:style-name="ro1">
          <table:table-cell office:value-type="string" table:style-name="ce2">
            <text:p>Cluster-2.2963</text:p>
          </table:table-cell>
          <table:table-cell office:value-type="string" table:style-name="ce2">
            <text:p>Cluster-3554.23329</text:p>
          </table:table-cell>
          <table:table-cell office:value-type="float" office:value="-5.2404494050844699" table:style-name="ce2">
            <text:p>-5.240449405</text:p>
          </table:table-cell>
          <table:table-cell office:value-type="string" table:style-name="ce2">
            <text:p>None</text:p>
          </table:table-cell>
          <table:table-cell office:value-type="string" table:style-name="ce2">
            <text:p>None</text:p>
          </table:table-cell>
          <table:table-cell office:value-type="string" table:style-name="ce3">
            <text:p>Retrotransposon gag protein</text:p>
          </table:table-cell>
          <table:table-cell office:value-type="string" table:style-name="ce3">
            <text:p>DNA RNA polymerases superfamily protein</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339</text:p>
          </table:table-cell>
          <table:table-cell office:value-type="string" table:style-name="ce2">
            <text:p>Cluster-3554.4719</text:p>
          </table:table-cell>
          <table:table-cell office:value-type="float" office:value="-5.6617811512491896" table:style-name="ce2">
            <text:p>-5.661781151</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Putative pentatricopeptide</text:p>
          </table:table-cell>
          <table:table-cell table:number-columns-repeated="16377" table:style-name="ce2"/>
        </table:table-row>
        <table:table-row table:style-name="ro1">
          <table:table-cell office:value-type="string" table:style-name="ce2">
            <text:p>Cluster-2.14250</text:p>
          </table:table-cell>
          <table:table-cell office:value-type="string" table:style-name="ce2">
            <text:p>Cluster-3554.25225</text:p>
          </table:table-cell>
          <table:table-cell office:value-type="float" office:value="-6.1288734123541104" table:style-name="ce2">
            <text:p>-6.128873412</text:p>
          </table:table-cell>
          <table:table-cell office:value-type="string" table:style-name="ce2">
            <text:p>None</text:p>
          </table:table-cell>
          <table:table-cell office:value-type="string" table:style-name="ce2">
            <text:p>GO:0005737, GO:0046914, GO:0030001, GO:0046916</text:p>
          </table:table-cell>
          <table:table-cell office:value-type="string" table:style-name="ce2">
            <text:p>None</text:p>
          </table:table-cell>
          <table:table-cell office:value-type="string" table:style-name="ce2">
            <text:p>Putative heavy metal-associated domain, HMA</text:p>
          </table:table-cell>
          <table:table-cell table:number-columns-repeated="16377" table:style-name="ce2"/>
        </table:table-row>
        <table:table-row table:style-name="ro1">
          <table:table-cell office:value-type="string" table:style-name="ce2">
            <text:p>Cluster-2.59029</text:p>
          </table:table-cell>
          <table:table-cell office:value-type="string" table:style-name="ce2">
            <text:p>Cluster-3554.28436</text:p>
          </table:table-cell>
          <table:table-cell office:value-type="float" office:value="-6.8666460035862098" table:style-name="ce2">
            <text:p>-6.866646004</text:p>
          </table:table-cell>
          <table:table-cell office:value-type="string" table:style-name="ce2">
            <text:p>None</text:p>
          </table:table-cell>
          <table:table-cell office:value-type="string" table:style-name="ce2">
            <text:p>GO:0005739, GO:0005829, GO:0005960, GO:0004375, GO:0016594, GO:0019464, GO:0055114</text:p>
          </table:table-cell>
          <table:table-cell office:value-type="string" table:style-name="ce2">
            <text:p>None</text:p>
          </table:table-cell>
          <table:table-cell office:value-type="string" table:style-name="ce2">
            <text:p>Glycine dehydrogenase (decarboxylating)</text:p>
          </table:table-cell>
          <table:table-cell table:number-columns-repeated="16377" table:style-name="ce2"/>
        </table:table-row>
        <table:table-row table:style-name="ro1">
          <table:table-cell office:value-type="string" table:style-name="ce2">
            <text:p>Cluster-8292.0</text:p>
          </table:table-cell>
          <table:table-cell office:value-type="string" table:style-name="ce2">
            <text:p>Cluster-3554.28403</text:p>
          </table:table-cell>
          <table:table-cell office:value-type="float" office:value="-5.9685339137465601" table:style-name="ce2">
            <text:p>-5.968533914</text:p>
          </table:table-cell>
          <table:table-cell office:value-type="string" table:style-name="ce2">
            <text:p>GO:0005618, GO:0004252, GO:0006508</text:p>
          </table:table-cell>
          <table:table-cell office:value-type="string" table:style-name="ce2">
            <text:p>GO:0005618, GO:0004252, GO:0006508</text:p>
          </table:table-cell>
          <table:table-cell office:value-type="string" table:style-name="ce3">
            <text:p>Putative tripeptidyl-peptidase II</text:p>
          </table:table-cell>
          <table:table-cell office:value-type="string" table:style-name="ce3">
            <text:p>Putative tripeptidyl-peptidase II</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60539</text:p>
          </table:table-cell>
          <table:table-cell office:value-type="string" table:style-name="ce2">
            <text:p>Cluster-3554.28600</text:p>
          </table:table-cell>
          <table:table-cell office:value-type="float" office:value="-12.3607316307943" table:style-name="ce2">
            <text:p>-12.36073163</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hypothetical protein</text:p>
          </table:table-cell>
          <table:table-cell table:number-columns-repeated="16377" table:style-name="ce2"/>
        </table:table-row>
        <table:table-row table:style-name="ro1">
          <table:table-cell office:value-type="string" table:style-name="ce2">
            <text:p>Cluster-2.54452</text:p>
          </table:table-cell>
          <table:table-cell office:value-type="string" table:style-name="ce2">
            <text:p>Cluster-3554.42290</text:p>
          </table:table-cell>
          <table:table-cell office:value-type="float" office:value="-6.3113657621306203" table:style-name="ce2">
            <text:p>-6.311365762</text:p>
          </table:table-cell>
          <table:table-cell office:value-type="string" table:style-name="ce2">
            <text:p>GO:0000245,GO:0000354,GO:0000375,GO:0000377,GO:0000398,GO:0003674,GO:0003724,GO:0003824,GO:0004004,GO:0004386,GO:0005488,GO:0005515,GO:0005575,GO:0005622,GO:0005623,GO:0005634,GO:0005654,GO:0005681,GO:0005682,GO:0005911,GO:0006139,GO:0006396,GO:0006397,GO:0006725,GO:0006807,GO:0008026,GO:0008150,GO:0008152,GO:0008186,GO:0008380,GO:0009506,GO:0009987,GO:0010467,GO:0016043,GO:0016070,GO:0016071,GO:0016462,GO:0016787,GO:0016817,GO:0016818,GO:0016887,GO:0017111,GO:0022607,GO:0022613,GO:0022618,GO:0030054,GO:0030532,GO:0031974,GO:0031981,GO:0032991,GO:0034622,GO:0034641,GO:0042623,GO:0042802,GO:0043170,GO:0043226,GO:0043227,GO:0043229,GO:0043231,GO:0043233,GO:0043933,GO:0044085,GO:0044237,GO:0044238,GO:0044422,GO:0044424,GO:0044428,GO:0044446,GO:0044464,GO:0045292,GO:0046483,GO:0046540,GO:0055044,GO:0065003,GO:0070013,GO:0070035,GO:0071013,GO:0071704,GO:0071826,GO:0071840,GO:0090304,GO:0097525,GO:0097526,GO:0120114,GO:0140098,GO:1901360,GO:1902494,GO:1990904</text:p>
          </table:table-cell>
          <table:table-cell office:value-type="string" table:style-name="ce2">
            <text:p>GO:0019013, GO:0030529, GO:0003676, GO:0004386, GO:0005524</text:p>
          </table:table-cell>
          <table:table-cell office:value-type="string" table:style-name="ce3">
            <text:p>U5 small nuclear ribonucleoprotein 200 kDa</text:p>
          </table:table-cell>
          <table:table-cell office:value-type="string" table:style-name="ce3">
            <text:p>Putative RNA helicase</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58736</text:p>
          </table:table-cell>
          <table:table-cell office:value-type="string" table:style-name="ce2">
            <text:p>Cluster-3554.20919</text:p>
          </table:table-cell>
          <table:table-cell office:value-type="float" office:value="-5.6141021614113198" table:style-name="ce2">
            <text:p>-5.614102161</text:p>
          </table:table-cell>
          <table:table-cell office:value-type="string" table:style-name="ce2">
            <text:p>GO:0000003,GO:0000375,GO:0000377,GO:0000398,GO:0001709,GO:0003006,GO:0003674,GO:0003676,GO:0003723,GO:0005488,GO:0005575,GO:0005618,GO:0005622,GO:0005623,GO:0005634,GO:0005654,GO:0005681,GO:0006139,GO:0006396,GO:0006397,GO:0006725,GO:0006807,GO:0007154,GO:0007267,GO:0007275,GO:0007276,GO:0007292,GO:0008150,GO:0008152,GO:0008380,GO:0009553,GO:0009560,GO:0009561,GO:0009987,GO:0010467,GO:0016070,GO:0016071,GO:0016604,GO:0016607,GO:0017069,GO:0017070,GO:0019953,GO:0022412,GO:0022414,GO:0023052,GO:0030154,GO:0030312,GO:0030532,GO:0030621,GO:0031974,GO:0031981,GO:0032501,GO:0032502,GO:0032504,GO:0032991,GO:0034641,GO:0043170,GO:0043226,GO:0043227,GO:0043229,GO:0043231,GO:0043233,GO:0044237,GO:0044238,GO:0044422,GO:0044424,GO:0044428,GO:0044446,GO:0044451,GO:0044464,GO:0044703,GO:0045165,GO:0046483,GO:0046540,GO:0048229,GO:0048609,GO:0048856,GO:0048869,GO:0051704,GO:0070013,GO:0071704,GO:0071944,GO:0090304,GO:0097159,GO:0097525,GO:0097526,GO:0120114,GO:1901360,GO:1901363,GO:1990904</text:p>
          </table:table-cell>
          <table:table-cell office:value-type="string" table:style-name="ce2">
            <text:p>GO:0019013, GO:0046540, GO:0004402, GO:0017070, GO:0030621, GO:0000398, GO:0016573</text:p>
          </table:table-cell>
          <table:table-cell office:value-type="string" table:style-name="ce3">
            <text:p>U4 U6 small nuclear ribonucleoprotein</text:p>
          </table:table-cell>
          <table:table-cell office:value-type="string" table:style-name="ce3">
            <text:p>Putative transcription factor WD40-like family</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910</text:p>
          </table:table-cell>
          <table:table-cell office:value-type="string" table:style-name="ce2">
            <text:p>Cluster-3554.21260</text:p>
          </table:table-cell>
          <table:table-cell office:value-type="float" office:value="-6.8972155875232497" table:style-name="ce2">
            <text:p>-6.897215588</text:p>
          </table:table-cell>
          <table:table-cell office:value-type="string" table:style-name="ce2">
            <text:p>None</text:p>
          </table:table-cell>
          <table:table-cell office:value-type="string" table:style-name="ce2">
            <text:p>GO:0016020, GO:0016798, GO:0005975</text:p>
          </table:table-cell>
          <table:table-cell office:value-type="string" table:style-name="ce2">
            <text:p>None</text:p>
          </table:table-cell>
          <table:table-cell office:value-type="string" table:style-name="ce2">
            <text:p>Putative glycosidase</text:p>
          </table:table-cell>
          <table:table-cell table:number-columns-repeated="16377" table:style-name="ce2"/>
        </table:table-row>
        <table:table-row table:style-name="ro1">
          <table:table-cell office:value-type="string" table:style-name="ce2">
            <text:p>Cluster-2.56574</text:p>
          </table:table-cell>
          <table:table-cell office:value-type="string" table:style-name="ce2">
            <text:p>Cluster-3554.15736</text:p>
          </table:table-cell>
          <table:table-cell office:value-type="float" office:value="-5.5630172061892003" table:style-name="ce2">
            <text:p>-5.563017206</text:p>
          </table:table-cell>
          <table:table-cell office:value-type="string" table:style-name="ce2">
            <text:p>None</text:p>
          </table:table-cell>
          <table:table-cell office:value-type="string" table:style-name="ce2">
            <text:p>None</text:p>
          </table:table-cell>
          <table:table-cell office:value-type="string" table:style-name="ce3">
            <text:p>Calcium-binding EF hand family protein</text:p>
          </table:table-cell>
          <table:table-cell office:value-type="string" table:style-name="ce3">
            <text:p>Calcium-binding EF hand family protein</text:p>
          </table:table-cell>
          <table:table-cell table:number-columns-repeated="4"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1540</text:p>
          </table:table-cell>
          <table:table-cell office:value-type="string" table:style-name="ce2">
            <text:p>Cluster-3554.44391</text:p>
          </table:table-cell>
          <table:table-cell office:value-type="float" office:value="-5.1830388112188803" table:style-name="ce2">
            <text:p>-5.183038811</text:p>
          </table:table-cell>
          <table:table-cell office:value-type="string" table:style-name="ce2">
            <text:p>GO:0005575,GO:0005622,GO:0005623,GO:0005737,GO:0009507,GO:0009532,GO:0009536,GO:0009570,GO:0043226,GO:0043227,GO:0043229,GO:0043231,GO:0044422,GO:0044424,GO:0044434,GO:0044435,GO:0044444,GO:0044446,GO:0044464</text:p>
          </table:table-cell>
          <table:table-cell office:value-type="string" table:style-name="ce2">
            <text:p>GO:0004315, GO:0033818, GO:0006633</text:p>
          </table:table-cell>
          <table:table-cell office:value-type="string" table:style-name="ce3">
            <text:p>3-oxoacyl- acyl-carrier-protein synthase</text:p>
          </table:table-cell>
          <table:table-cell office:value-type="string" table:style-name="ce3">
            <text:p>Putative beta-ketoacyl-[acyl-carrier-protein] synthase III</text:p>
          </table:table-cell>
          <table:table-cell office:value-type="string" table:style-name="ce2">
            <text:p>fatty acid biosynthesis</text:p>
          </table:table-cell>
          <table:table-cell table:number-columns-repeated="4" table:style-name="ce2"/>
          <table:table-cell office:value-type="float" office:value="1" table:style-name="ce2">
            <text:p>1</text:p>
          </table:table-cell>
          <table:table-cell table:number-columns-repeated="4"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41053</text:p>
          </table:table-cell>
          <table:table-cell office:value-type="string" table:style-name="ce2">
            <text:p>Cluster-3554.30546</text:p>
          </table:table-cell>
          <table:table-cell office:value-type="float" office:value="-5.8469781787278396" table:style-name="ce2">
            <text:p>-5.846978179</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34190</text:p>
          </table:table-cell>
          <table:table-cell office:value-type="string" table:style-name="ce2">
            <text:p>Cluster-3554.38745</text:p>
          </table:table-cell>
          <table:table-cell office:value-type="float" office:value="-5.6066906125342504" table:style-name="ce2">
            <text:p>-5.606690613</text:p>
          </table:table-cell>
          <table:table-cell office:value-type="string" table:style-name="ce2">
            <text:p>None</text:p>
          </table:table-cell>
          <table:table-cell office:value-type="string" table:style-name="ce2">
            <text:p>GO:0031359, GO:0005515, GO:0050566, GO:0015031</text:p>
          </table:table-cell>
          <table:table-cell office:value-type="string" table:style-name="ce2">
            <text:p>None</text:p>
          </table:table-cell>
          <table:table-cell office:value-type="string" table:style-name="ce2">
            <text:p>Translocon at the outer membrane of chloroplasts 64</text:p>
          </table:table-cell>
          <table:table-cell table:number-columns-repeated="16377" table:style-name="ce2"/>
        </table:table-row>
        <table:table-row table:style-name="ro1">
          <table:table-cell office:value-type="string" table:style-name="ce2">
            <text:p>Cluster-2.35385</text:p>
          </table:table-cell>
          <table:table-cell office:value-type="string" table:style-name="ce2">
            <text:p>Cluster-3554.18873</text:p>
          </table:table-cell>
          <table:table-cell office:value-type="float" office:value="-12.037986437272" table:style-name="ce2">
            <text:p>-12.03798644</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42870</text:p>
          </table:table-cell>
          <table:table-cell office:value-type="string" table:style-name="ce2">
            <text:p>Cluster-3554.43861</text:p>
          </table:table-cell>
          <table:table-cell office:value-type="float" office:value="-8.0233154700653309" table:style-name="ce2">
            <text:p>-8.02331547</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1140.0</text:p>
          </table:table-cell>
          <table:table-cell office:value-type="string" table:style-name="ce2">
            <text:p>Cluster-3554.21236</text:p>
          </table:table-cell>
          <table:table-cell office:value-type="float" office:value="-5.1312092186943596" table:style-name="ce2">
            <text:p>-5.131209219</text:p>
          </table:table-cell>
          <table:table-cell office:value-type="string" table:style-name="ce2">
            <text:p>None</text:p>
          </table:table-cell>
          <table:table-cell office:value-type="string" table:style-name="ce2">
            <text:p>GO:0000166, GO:0035614, GO:0000398</text:p>
          </table:table-cell>
          <table:table-cell office:value-type="string" table:style-name="ce2">
            <text:p>None</text:p>
          </table:table-cell>
          <table:table-cell office:value-type="string" table:style-name="ce2">
            <text:p>Putative nucleotide-binding alpha-beta plait domain-containing protein</text:p>
          </table:table-cell>
          <table:table-cell table:number-columns-repeated="16377" table:style-name="ce2"/>
        </table:table-row>
        <table:table-row table:style-name="ro1">
          <table:table-cell office:value-type="string" table:style-name="ce2">
            <text:p>Cluster-2.40028</text:p>
          </table:table-cell>
          <table:table-cell office:value-type="string" table:style-name="ce2">
            <text:p>Cluster-3554.44147</text:p>
          </table:table-cell>
          <table:table-cell office:value-type="float" office:value="-7.1315213168313196" table:style-name="ce2">
            <text:p>-7.131521317</text:p>
          </table:table-cell>
          <table:table-cell office:value-type="string" table:style-name="ce2">
            <text:p>None</text:p>
          </table:table-cell>
          <table:table-cell office:value-type="string" table:style-name="ce2">
            <text:p>GO:0016021</text:p>
          </table:table-cell>
          <table:table-cell office:value-type="string" table:style-name="ce3">
            <text:p>Sulfite exporter TauE/SafE</text:p>
          </table:table-cell>
          <table:table-cell office:value-type="string" table:style-name="ce3">
            <text:p>Putative transmembrane protein TauE</text:p>
          </table:table-cell>
          <table:table-cell office:value-type="string" table:style-name="ce2">
            <text:p>transproter</text:p>
          </table:table-cell>
          <table:table-cell table:number-columns-repeated="2"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6771</text:p>
          </table:table-cell>
          <table:table-cell office:value-type="string" table:style-name="ce2">
            <text:p>Cluster-3554.45202</text:p>
          </table:table-cell>
          <table:table-cell office:value-type="float" office:value="-7.0933266409569198" table:style-name="ce2">
            <text:p>-7.093326641</text:p>
          </table:table-cell>
          <table:table-cell office:value-type="string" table:style-name="ce2">
            <text:p>GO:0003674,GO:0003824,GO:0005575,GO:0005622,GO:0005623,GO:0005737,GO:0005794,GO:0008150,GO:0008374,GO:0009987,GO:0012505,GO:0016407,GO:0016413,GO:0016740,GO:0016746,GO:0016747,GO:0043226,GO:0043227,GO:0043229,GO:0043231,GO:0044424,GO:0044444,GO:0044464,GO:0071554</text:p>
          </table:table-cell>
          <table:table-cell office:value-type="string" table:style-name="ce2">
            <text:p>GO:0005794, GO:0016021, GO:0016413, GO:0071554</text:p>
          </table:table-cell>
          <table:table-cell office:value-type="string" table:style-name="ce3">
            <text:p>protein trichome birefringence-like 19</text:p>
          </table:table-cell>
          <table:table-cell office:value-type="string" table:style-name="ce3">
            <text:p>Putative PMR5 domain, PC-Esterase</text:p>
          </table:table-cell>
          <table:table-cell table:number-columns-repeated="7" table:style-name="ce2"/>
          <table:table-cell office:value-type="float" office:value="1" table:style-name="ce2">
            <text:p>1</text:p>
          </table:table-cell>
          <table:table-cell table:number-columns-repeated="2"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4786</text:p>
          </table:table-cell>
          <table:table-cell office:value-type="string" table:style-name="ce2">
            <text:p>Cluster-3554.43392</text:p>
          </table:table-cell>
          <table:table-cell office:value-type="float" office:value="-5.63866676509471" table:style-name="ce2">
            <text:p>-5.638666765</text:p>
          </table:table-cell>
          <table:table-cell office:value-type="string" table:style-name="ce2">
            <text:p>None</text:p>
          </table:table-cell>
          <table:table-cell office:value-type="string" table:style-name="ce2">
            <text:p>GO:0005524</text:p>
          </table:table-cell>
          <table:table-cell office:value-type="string" table:style-name="ce2">
            <text:p>ELM2 domain-containing protein</text:p>
          </table:table-cell>
          <table:table-cell office:value-type="string" table:style-name="ce2">
            <text:p>hypothetical protein</text:p>
          </table:table-cell>
          <table:table-cell table:number-columns-repeated="16377" table:style-name="ce2"/>
        </table:table-row>
        <table:table-row table:style-name="ro1">
          <table:table-cell office:value-type="string" table:style-name="ce2">
            <text:p>Cluster-10545.0</text:p>
          </table:table-cell>
          <table:table-cell office:value-type="string" table:style-name="ce2">
            <text:p>Cluster-3554.35296</text:p>
          </table:table-cell>
          <table:table-cell office:value-type="float" office:value="-7.7304795285936798" table:style-name="ce2">
            <text:p>-7.730479529</text:p>
          </table:table-cell>
          <table:table-cell office:value-type="string" table:style-name="ce2">
            <text:p>GO:0002682,GO:0002684,GO:0005575,GO:0005622,GO:0005623,GO:0005737,GO:0005783,GO:0005788,GO:0005886,GO:0008150,GO:0009605,GO:0009607,GO:0012505,GO:0016020,GO:0031347,GO:0031349,GO:0031974,GO:0032991,GO:0034663,GO:0035821,GO:0043207,GO:0043226,GO:0043227,GO:0043229,GO:0043231,GO:0043233,GO:0044003,GO:0044403,GO:0044419,GO:0044422,GO:0044424,GO:0044432,GO:0044444,GO:0044446,GO:0044464,GO:0045088,GO:0045089,GO:0048518,GO:0048583,GO:0048584,GO:0050776,GO:0050778,GO:0050789,GO:0050896,GO:0051701,GO:0051704,GO:0051707,GO:0051817,GO:0052031,GO:0052033,GO:0052166,GO:0052167,GO:0052169,GO:0052173,GO:0052200,GO:0052255,GO:0052257,GO:0052305,GO:0052306,GO:0052308,GO:0052509,GO:0052510,GO:0052552,GO:0052553,GO:0052555,GO:0052556,GO:0052564,GO:0052572,GO:0065007,GO:0070013,GO:0071944,GO:0075136,GO:0080134</text:p>
          </table:table-cell>
          <table:table-cell office:value-type="string" table:style-name="ce2">
            <text:p>GO:0051082, GO:0006457</text:p>
          </table:table-cell>
          <table:table-cell office:value-type="string" table:style-name="ce2">
            <text:p>DnaJ homolog subfamily B member</text:p>
          </table:table-cell>
          <table:table-cell office:value-type="string" table:style-name="ce2">
            <text:p>Putative terminal organelle assembly protein TopJ</text:p>
          </table:table-cell>
          <table:table-cell table:number-columns-repeated="16377" table:style-name="ce2"/>
        </table:table-row>
        <table:table-row table:style-name="ro1">
          <table:table-cell office:value-type="string" table:style-name="ce2">
            <text:p>Cluster-2.49863</text:p>
          </table:table-cell>
          <table:table-cell office:value-type="string" table:style-name="ce2">
            <text:p>Cluster-3554.37052</text:p>
          </table:table-cell>
          <table:table-cell office:value-type="float" office:value="-5.2544185913756598" table:style-name="ce2">
            <text:p>-5.254418591</text:p>
          </table:table-cell>
          <table:table-cell office:value-type="string" table:style-name="ce2">
            <text:p>None</text:p>
          </table:table-cell>
          <table:table-cell office:value-type="string" table:style-name="ce2">
            <text:p>None</text:p>
          </table:table-cell>
          <table:table-cell office:value-type="string" table:style-name="ce3">
            <text:p>hypothetical protein</text:p>
          </table:table-cell>
          <table:table-cell office:value-type="string" table:style-name="ce3">
            <text:p>hypothetical protein</text:p>
          </table:table-cell>
          <table:table-cell table:number-columns-repeated="2" table:style-name="ce2"/>
          <table:table-cell office:value-type="float" office:value="1" table:style-name="ce2">
            <text:p>1</text:p>
          </table:table-cell>
          <table:table-cell table:number-columns-repeated="16374" table:style-name="ce2"/>
        </table:table-row>
        <table:table-row table:style-name="ro1">
          <table:table-cell office:value-type="string" table:style-name="ce2">
            <text:p>Cluster-5440.0</text:p>
          </table:table-cell>
          <table:table-cell office:value-type="string" table:style-name="ce2">
            <text:p>Cluster-3554.6884</text:p>
          </table:table-cell>
          <table:table-cell office:value-type="float" office:value="-5.7477038430881198" table:style-name="ce2">
            <text:p>-5.747703843</text:p>
          </table:table-cell>
          <table:table-cell office:value-type="string" table:style-name="ce2">
            <text:p>None</text:p>
          </table:table-cell>
          <table:table-cell office:value-type="string" table:style-name="ce2">
            <text:p>GO:0005887, GO:0008515, GO:0015770</text:p>
          </table:table-cell>
          <table:table-cell office:value-type="string" table:style-name="ce3">
            <text:p>Sucrose transport protein</text:p>
          </table:table-cell>
          <table:table-cell office:value-type="string" table:style-name="ce3">
            <text:p>Putative sucrose/H+ symporter, plant, major facilitator superfamily domain-containing protein</text:p>
          </table:table-cell>
          <table:table-cell office:value-type="string" table:style-name="ce2">
            <text:p><text:s/>sucrose transport</text:p>
          </table:table-cell>
          <table:table-cell table:number-columns-repeated="2"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40786</text:p>
          </table:table-cell>
          <table:table-cell office:value-type="string" table:style-name="ce2">
            <text:p>Cluster-3554.24305</text:p>
          </table:table-cell>
          <table:table-cell office:value-type="float" office:value="-5.6092426725686604" table:style-name="ce2">
            <text:p>-5.609242673</text:p>
          </table:table-cell>
          <table:table-cell office:value-type="string" table:style-name="ce2">
            <text:p>None</text:p>
          </table:table-cell>
          <table:table-cell office:value-type="string" table:style-name="ce2">
            <text:p>GO:0016021, GO:0046872, GO:0009878</text:p>
          </table:table-cell>
          <table:table-cell office:value-type="string" table:style-name="ce2">
            <text:p>None</text:p>
          </table:table-cell>
          <table:table-cell office:value-type="string" table:style-name="ce2">
            <text:p>Putative Late nodulin</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729</text:p>
          </table:table-cell>
          <table:table-cell office:value-type="string" table:style-name="ce2">
            <text:p>Cluster-3554.42323</text:p>
          </table:table-cell>
          <table:table-cell office:value-type="float" office:value="-6.0741077728997199" table:style-name="ce2">
            <text:p>-6.074107773</text:p>
          </table:table-cell>
          <table:table-cell office:value-type="string" table:style-name="ce2">
            <text:p>GO:0000003,GO:0003006,GO:0003674,GO:0003824,GO:0004069,GO:0005575,GO:0005622,GO:0005623,GO:0005737,GO:0006082,GO:0006520,GO:0006725,GO:0006807,GO:0007275,GO:0008150,GO:0008152,GO:0008483,GO:0008652,GO:0009058,GO:0009072,GO:0009073,GO:0009095,GO:0009507,GO:0009532,GO:0009536,GO:0009570,GO:0009790,GO:0009791,GO:0009793,GO:0009987,GO:0010154,GO:0016053,GO:0016740,GO:0016769,GO:0019438,GO:0019752,GO:0022414,GO:0032501,GO:0032502,GO:0033853,GO:0033854,GO:0043226,GO:0043227,GO:0043229,GO:0043231,GO:0043436,GO:0044237,GO:0044238,GO:0044249,GO:0044281,GO:0044283,GO:0044422,GO:0044424,GO:0044434,GO:0044435,GO:0044444,GO:0044446,GO:0044464,GO:0046394,GO:0048316,GO:0048608,GO:0048731,GO:0048856,GO:0061458,GO:0071704,GO:1901360,GO:1901362,GO:1901564,GO:1901566,GO:1901576</text:p>
          </table:table-cell>
          <table:table-cell office:value-type="string" table:style-name="ce2">
            <text:p>GO:0008483, GO:0030170, GO:0009058</text:p>
          </table:table-cell>
          <table:table-cell office:value-type="string" table:style-name="ce3">
            <text:p>Bifunctional aspartate aminotransferase and glutamate aspartate-prephenate</text:p>
          </table:table-cell>
          <table:table-cell office:value-type="string" table:style-name="ce3">
            <text:p>Putative transaminase</text:p>
          </table:table-cell>
          <table:table-cell table:number-columns-repeated="5" table:style-name="ce2"/>
          <table:table-cell office:value-type="float" office:value="1" table:style-name="ce2">
            <text:p>1</text:p>
          </table:table-cell>
          <table:table-cell table:number-columns-repeated="4"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8357.2</text:p>
          </table:table-cell>
          <table:table-cell office:value-type="string" table:style-name="ce2">
            <text:p>Cluster-3554.14108</text:p>
          </table:table-cell>
          <table:table-cell office:value-type="float" office:value="-6.0389882234050303" table:style-name="ce2">
            <text:p>-6.038988223</text:p>
          </table:table-cell>
          <table:table-cell office:value-type="string" table:style-name="ce2">
            <text:p>GO:0043231, GO:0080043, GO:0080044, GO:0009813, GO:0052696</text:p>
          </table:table-cell>
          <table:table-cell office:value-type="string" table:style-name="ce2">
            <text:p>GO:0043231, GO:0080043, GO:0080044, GO:0009813, GO:0052696</text:p>
          </table:table-cell>
          <table:table-cell office:value-type="string" table:style-name="ce3">
            <text:p>Putative UDP-glucuronosyl/UDP-glucosyltransferase</text:p>
          </table:table-cell>
          <table:table-cell office:value-type="string" table:style-name="ce3">
            <text:p>Putative UDP-glucuronosyl/UDP-glucosyltransferase</text:p>
          </table:table-cell>
          <table:table-cell office:value-type="string" table:style-name="ce2">
            <text:p>flavonoid biosynthetic process</text:p>
          </table:table-cell>
          <table:table-cell table:number-columns-repeated="4" table:style-name="ce2"/>
          <table:table-cell office:value-type="float" office:value="1" table:style-name="ce2">
            <text:p>1</text:p>
          </table:table-cell>
          <table:table-cell table:number-columns-repeated="4"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8504</text:p>
          </table:table-cell>
          <table:table-cell office:value-type="string" table:style-name="ce2">
            <text:p>Cluster-3554.18700</text:p>
          </table:table-cell>
          <table:table-cell office:value-type="float" office:value="-11.8784920856179" table:style-name="ce2">
            <text:p>-11.87849209</text:p>
          </table:table-cell>
          <table:table-cell office:value-type="string" table:style-name="ce2">
            <text:p>GO:0005887, GO:0005351, GO:0005355, GO:0032440, GO:0015992, GO:0046323, GO:0055114, GO:1904659</text:p>
          </table:table-cell>
          <table:table-cell office:value-type="string" table:style-name="ce2">
            <text:p>GO:0003700, GO:0016740, GO:0043565, GO:0006355</text:p>
          </table:table-cell>
          <table:table-cell office:value-type="string" table:style-name="ce3">
            <text:p>Late_nodulin_protein</text:p>
          </table:table-cell>
          <table:table-cell office:value-type="string" table:style-name="ce3">
            <text:p>Late_nodulin_prote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8388.0</text:p>
          </table:table-cell>
          <table:table-cell office:value-type="string" table:style-name="ce2">
            <text:p>Cluster-3554.31613</text:p>
          </table:table-cell>
          <table:table-cell office:value-type="float" office:value="-5.8680268370455" table:style-name="ce2">
            <text:p>-5.868026837</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Reverse_transcriptase-like</text:p>
          </table:table-cell>
          <table:table-cell table:number-columns-repeated="16377" table:style-name="ce2"/>
        </table:table-row>
        <table:table-row table:style-name="ro1">
          <table:table-cell office:value-type="string" table:style-name="ce2">
            <text:p>Cluster-2.36146</text:p>
          </table:table-cell>
          <table:table-cell office:value-type="string" table:style-name="ce2">
            <text:p>Cluster-3554.30874</text:p>
          </table:table-cell>
          <table:table-cell office:value-type="float" office:value="-5.1776440630962499" table:style-name="ce2">
            <text:p>-5.177644063</text:p>
          </table:table-cell>
          <table:table-cell office:value-type="string" table:style-name="ce2">
            <text:p>None</text:p>
          </table:table-cell>
          <table:table-cell office:value-type="string" table:style-name="ce2">
            <text:p>GO:0003677, GO:0046983</text:p>
          </table:table-cell>
          <table:table-cell office:value-type="string" table:style-name="ce2">
            <text:p>None</text:p>
          </table:table-cell>
          <table:table-cell office:value-type="string" table:style-name="ce2">
            <text:p>Putative transcription factor bHLH family</text:p>
          </table:table-cell>
          <table:table-cell table:number-columns-repeated="16377" table:style-name="ce2"/>
        </table:table-row>
        <table:table-row table:style-name="ro1">
          <table:table-cell office:value-type="string" table:style-name="ce2">
            <text:p>Cluster-2.43287</text:p>
          </table:table-cell>
          <table:table-cell office:value-type="string" table:style-name="ce2">
            <text:p>Cluster-3554.38238</text:p>
          </table:table-cell>
          <table:table-cell office:value-type="float" office:value="-6.3723960834695301" table:style-name="ce2">
            <text:p>-6.372396083</text:p>
          </table:table-cell>
          <table:table-cell office:value-type="string" table:style-name="ce2">
            <text:p>None</text:p>
          </table:table-cell>
          <table:table-cell office:value-type="string" table:style-name="ce2">
            <text:p>GO:0016021, GO:0046872, GO:0009878</text:p>
          </table:table-cell>
          <table:table-cell office:value-type="string" table:style-name="ce2">
            <text:p>hypothetical protein</text:p>
          </table:table-cell>
          <table:table-cell office:value-type="string" table:style-name="ce2">
            <text:p>Putative Late nodulin</text:p>
          </table:table-cell>
          <table:table-cell table:number-columns-repeated="16377" table:style-name="ce2"/>
        </table:table-row>
        <table:table-row table:style-name="ro1">
          <table:table-cell office:value-type="string" table:style-name="ce2">
            <text:p>Cluster-2.52562</text:p>
          </table:table-cell>
          <table:table-cell office:value-type="string" table:style-name="ce2">
            <text:p>Cluster-3554.15022</text:p>
          </table:table-cell>
          <table:table-cell office:value-type="float" office:value="-5.9600002980575297" table:style-name="ce2">
            <text:p>-5.960000298</text:p>
          </table:table-cell>
          <table:table-cell office:value-type="string" table:style-name="ce2">
            <text:p>GO:0000287,GO:0003674,GO:0003824,GO:0005488,GO:0005575,GO:0005622,GO:0005623,GO:0005737,GO:0006629,GO:0006644,GO:0006650,GO:0006793,GO:0006796,GO:0006873,GO:0008081,GO:0008150,GO:0008152,GO:0008889,GO:0009056,GO:0009395,GO:0009536,GO:0009987,GO:0016042,GO:0016787,GO:0016788,GO:0019637,GO:0019725,GO:0030002,GO:0030320,GO:0030643,GO:0042578,GO:0042592,GO:0043167,GO:0043169,GO:0043226,GO:0043227,GO:0043229,GO:0043231,GO:0044237,GO:0044238,GO:0044242,GO:0044248,GO:0044255,GO:0044424,GO:0044444,GO:0044464,GO:0046434,GO:0046475,GO:0046486,GO:0046503,GO:0046872,GO:0047389,GO:0048878,GO:0050801,GO:0055062,GO:0055081,GO:0055082,GO:0055083,GO:0065007,GO:0065008,GO:0071704,GO:0072501,GO:0072502,GO:0072505,GO:0072506,GO:0098771,GO:1901575</text:p>
          </table:table-cell>
          <table:table-cell office:value-type="string" table:style-name="ce2">
            <text:p>GO:0009536, GO:0000287, GO:0008889, GO:0047395, GO:0030643, GO:0046475</text:p>
          </table:table-cell>
          <table:table-cell office:value-type="string" table:style-name="ce3">
            <text:p>glycerophosphodiester phosphodiesterase</text:p>
          </table:table-cell>
          <table:table-cell office:value-type="string" table:style-name="ce3">
            <text:p>Putative glycerophosphodiester phosphodiesterase</text:p>
          </table:table-cell>
          <table:table-cell table:number-columns-repeated="7" table:style-name="ce2"/>
          <table:table-cell office:value-type="float" office:value="1" table:style-name="ce2">
            <text:p>1</text:p>
          </table:table-cell>
          <table:table-cell table:number-columns-repeated="2"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1045</text:p>
          </table:table-cell>
          <table:table-cell office:value-type="string" table:style-name="ce2">
            <text:p>Cluster-3554.23314</text:p>
          </table:table-cell>
          <table:table-cell office:value-type="float" office:value="-6.0203352830225603" table:style-name="ce2">
            <text:p>-6.020335283</text:p>
          </table:table-cell>
          <table:table-cell office:value-type="string" table:style-name="ce2">
            <text:p>GO:0003674,GO:0003712,GO:0003713,GO:0005575,GO:0005622,GO:0005623,GO:0005634,GO:0005654,GO:0005815,GO:0005856,GO:0006139,GO:0006351,GO:0006725,GO:0006807,GO:0008150,GO:0008152,GO:0009058,GO:0009059,GO:0009889,GO:0009891,GO:0009893,GO:0009987,GO:0010467,GO:0010556,GO:0010557,GO:0010604,GO:0015630,GO:0016070,GO:0016604,GO:0016607,GO:0018130,GO:0019219,GO:0019222,GO:0019438,GO:0031323,GO:0031325,GO:0031326,GO:0031328,GO:0031974,GO:0031981,GO:0032774,GO:0032991,GO:0034641,GO:0034645,GO:0034654,GO:0043170,GO:0043226,GO:0043227,GO:0043228,GO:0043229,GO:0043231,GO:0043232,GO:0043233,GO:0044237,GO:0044238,GO:0044249,GO:0044260,GO:0044271,GO:0044422,GO:0044424,GO:0044428,GO:0044430,GO:0044446,GO:0044451,GO:0044464,GO:0045935,GO:0046483,GO:0048518,GO:0048522,GO:0050789,GO:0050794,GO:0051171,GO:0051173,GO:0051252,GO:0051254,GO:0060255,GO:0065007,GO:0070013,GO:0071704,GO:0080090,GO:0090304,GO:0097659,GO:0140110,GO:1901360,GO:1901362,GO:1901576,GO:1902680,GO:1903506,GO:1903508,GO:2001141</text:p>
          </table:table-cell>
          <table:table-cell office:value-type="string" table:style-name="ce2">
            <text:p>GO:0016020, GO:0046872, GO:0009878</text:p>
          </table:table-cell>
          <table:table-cell office:value-type="string" table:style-name="ce3">
            <text:p>Late_nodulin_protein</text:p>
          </table:table-cell>
          <table:table-cell office:value-type="string" table:style-name="ce3">
            <text:p>Putative Late nodulin</text:p>
          </table:table-cell>
          <table:table-cell table:number-columns-repeated="9" table:style-name="ce2"/>
          <table:table-cell office:value-type="float" office:value="1" table:style-name="ce2">
            <text:p>1</text:p>
          </table:table-cell>
          <table:table-cell table:number-columns-repeated="16367" table:style-name="ce2"/>
        </table:table-row>
        <table:table-row table:style-name="ro1">
          <table:table-cell office:value-type="string" table:style-name="ce2">
            <text:p>Cluster-1843.0</text:p>
          </table:table-cell>
          <table:table-cell office:value-type="string" table:style-name="ce2">
            <text:p>Cluster-3554.26397</text:p>
          </table:table-cell>
          <table:table-cell office:value-type="float" office:value="-6.0686529168436101" table:style-name="ce2">
            <text:p>-6.068652917</text:p>
          </table:table-cell>
          <table:table-cell office:value-type="string" table:style-name="ce2">
            <text:p>GO:0016621, GO:0045552, GO:0050662, GO:0055114</text:p>
          </table:table-cell>
          <table:table-cell office:value-type="string" table:style-name="ce2">
            <text:p>None</text:p>
          </table:table-cell>
          <table:table-cell office:value-type="string" table:style-name="ce3">
            <text:p>Putative cinnamoyl-CoA reductase</text:p>
          </table:table-cell>
          <table:table-cell office:value-type="string" table:style-name="ce3">
            <text:p>Cinnamoyl-CoA reductase</text:p>
          </table:table-cell>
          <table:table-cell table:number-columns-repeated="7" table:style-name="ce2"/>
          <table:table-cell office:value-type="float" office:value="1" table:style-name="ce2">
            <text:p>1</text:p>
          </table:table-cell>
          <table:table-cell table:number-columns-repeated="2"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4292</text:p>
          </table:table-cell>
          <table:table-cell office:value-type="string" table:style-name="ce2">
            <text:p>Cluster-3554.13547</text:p>
          </table:table-cell>
          <table:table-cell office:value-type="float" office:value="-7.4054385006732204" table:style-name="ce2">
            <text:p>-7.405438501</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Putative F-box domain, leucine-rich repeat domain, L domain-containing protein</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62593</text:p>
          </table:table-cell>
          <table:table-cell office:value-type="string" table:style-name="ce2">
            <text:p>Cluster-3554.30879</text:p>
          </table:table-cell>
          <table:table-cell office:value-type="float" office:value="-5.1859340999159098" table:style-name="ce2">
            <text:p>-5.1859341</text:p>
          </table:table-cell>
          <table:table-cell office:value-type="string" table:style-name="ce2">
            <text:p>GO:0000322,GO:0000325,GO:0000326,GO:0003674,GO:0005215,GO:0005275,GO:0005372,GO:0005488,GO:0005515,GO:0005575,GO:0005618,GO:0005622,GO:0005623,GO:0005737,GO:0005773,GO:0005774,GO:0005794,GO:0005886,GO:0005887,GO:0005911,GO:0006810,GO:0006811,GO:0006812,GO:0006833,GO:0008150,GO:0008324,GO:0008519,GO:0009505,GO:0009506,GO:0009507,GO:0009526,GO:0009536,GO:0009705,GO:0009941,GO:0012505,GO:0015075,GO:0015101,GO:0015200,GO:0015250,GO:0015267,GO:0015318,GO:0015695,GO:0015696,GO:0015837,GO:0015843,GO:0016020,GO:0016021,GO:0019755,GO:0022803,GO:0022838,GO:0022857,GO:0030054,GO:0030312,GO:0031090,GO:0031224,GO:0031226,GO:0031967,GO:0031975,GO:0034220,GO:0042044,GO:0042802,GO:0042807,GO:0043226,GO:0043227,GO:0043229,GO:0043231,GO:0044422,GO:0044424,GO:0044425,GO:0044434,GO:0044435,GO:0044437,GO:0044444,GO:0044446,GO:0044459,GO:0044464,GO:0051179,GO:0051234,GO:0055044,GO:0055085,GO:0071702,GO:0071705,GO:0071944,GO:0072488,GO:0072489,GO:0098588,GO:0098655,GO:0098805</text:p>
          </table:table-cell>
          <table:table-cell office:value-type="string" table:style-name="ce2">
            <text:p>GO:0000326, GO:0005794, GO:0005887, GO:0009505, GO:0009506, GO:0009705, GO:0009941, GO:0042807, GO:0015200, GO:0015250, GO:0015254, GO:0006833, GO:0009992, GO:0015793, GO:0072489</text:p>
          </table:table-cell>
          <table:table-cell office:value-type="string" table:style-name="ce3">
            <text:p>Belongs to the MIP aquaporin (TC 1.A.8) family</text:p>
          </table:table-cell>
          <table:table-cell office:value-type="string" table:style-name="ce3">
            <text:p>Putative major intrinsic protein</text:p>
          </table:table-cell>
          <table:table-cell table:number-columns-repeated="3"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43712</text:p>
          </table:table-cell>
          <table:table-cell office:value-type="string" table:style-name="ce2">
            <text:p>Cluster-3554.37072</text:p>
          </table:table-cell>
          <table:table-cell office:value-type="float" office:value="-5.0054475123593596" table:style-name="ce2">
            <text:p>-5.005447512</text:p>
          </table:table-cell>
          <table:table-cell office:value-type="string" table:style-name="ce2">
            <text:p>GO:0000349,GO:0000375,GO:0000377,GO:0000393,GO:0000398,GO:0000974,GO:0001701,GO:0001824,GO:0005575,GO:0005622,GO:0005623,GO:0005634,GO:0005681,GO:0005684,GO:0006139,GO:0006259,GO:0006281,GO:0006283,GO:0006289,GO:0006351,GO:0006396,GO:0006397,GO:0006725,GO:0006807,GO:0006950,GO:0006974,GO:0007275,GO:0008150,GO:0008152,GO:0008380,GO:0009058,GO:0009059,GO:0009790,GO:0009792,GO:0009987,GO:0010467,GO:0016043,GO:0016070,GO:0016071,GO:0018130,GO:0019438,GO:0022607,GO:0022613,GO:0022618,GO:0032501,GO:0032502,GO:0032774,GO:0032991,GO:0033554,GO:0034622,GO:0034641,GO:0034645,GO:0034654,GO:0043009,GO:0043170,GO:0043226,GO:0043227,GO:0043229,GO:0043231,GO:0043933,GO:0044085,GO:0044237,GO:0044238,GO:0044249,GO:0044260,GO:0044271,GO:0044422,GO:0044424,GO:0044428,GO:0044446,GO:0044464,GO:0046483,GO:0048856,GO:0050896,GO:0051716,GO:0065003,GO:0071007,GO:0071010,GO:0071012,GO:0071013,GO:0071014,GO:0071704,GO:0071826,GO:0071840,GO:0090304,GO:0097659,GO:1901360,GO:1901362,GO:1901576,GO:1902494,GO:1990904</text:p>
          </table:table-cell>
          <table:table-cell office:value-type="string" table:style-name="ce2">
            <text:p>GO:0000974, GO:0071010, GO:0071012, GO:0071013, GO:0071014, GO:0000349</text:p>
          </table:table-cell>
          <table:table-cell office:value-type="string" table:style-name="ce2">
            <text:p>Pre-mRNA-splicing factor</text:p>
          </table:table-cell>
          <table:table-cell office:value-type="string" table:style-name="ce2">
            <text:p>Putative tetratricopeptide-like helical domain-containing protein</text:p>
          </table:table-cell>
          <table:table-cell table:number-columns-repeated="16377" table:style-name="ce2"/>
        </table:table-row>
        <table:table-row table:style-name="ro1">
          <table:table-cell office:value-type="string" table:style-name="ce2">
            <text:p>Cluster-2.56802</text:p>
          </table:table-cell>
          <table:table-cell office:value-type="string" table:style-name="ce2">
            <text:p>Cluster-3554.41263</text:p>
          </table:table-cell>
          <table:table-cell office:value-type="float" office:value="-11.590680397618" table:style-name="ce2">
            <text:p>-11.5906804</text:p>
          </table:table-cell>
          <table:table-cell office:value-type="string" table:style-name="ce2">
            <text:p>None</text:p>
          </table:table-cell>
          <table:table-cell office:value-type="string" table:style-name="ce2">
            <text:p>GO:0003824</text:p>
          </table:table-cell>
          <table:table-cell office:value-type="string" table:style-name="ce2">
            <text:p>L-cysteine</text:p>
          </table:table-cell>
          <table:table-cell office:value-type="string" table:style-name="ce2">
            <text:p>Putative isopenicillin-N epimerase</text:p>
          </table:table-cell>
          <table:table-cell table:number-columns-repeated="16377" table:style-name="ce2"/>
        </table:table-row>
        <table:table-row table:style-name="ro1">
          <table:table-cell office:value-type="string" table:style-name="ce2">
            <text:p>Cluster-2.54517</text:p>
          </table:table-cell>
          <table:table-cell office:value-type="string" table:style-name="ce2">
            <text:p>Cluster-3554.34815</text:p>
          </table:table-cell>
          <table:table-cell office:value-type="float" office:value="-6.0337844498545996" table:style-name="ce2">
            <text:p>-6.03378445</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Zinc finger BED domain-containing protein RICESLEEPER</text:p>
          </table:table-cell>
          <table:table-cell table:number-columns-repeated="16377" table:style-name="ce2"/>
        </table:table-row>
        <table:table-row table:style-name="ro1">
          <table:table-cell office:value-type="string" table:style-name="ce2">
            <text:p>Cluster-2.5880</text:p>
          </table:table-cell>
          <table:table-cell office:value-type="string" table:style-name="ce2">
            <text:p>Cluster-11209.0</text:p>
          </table:table-cell>
          <table:table-cell office:value-type="float" office:value="-8.3663697547865894" table:style-name="ce2">
            <text:p>-8.366369755</text:p>
          </table:table-cell>
          <table:table-cell office:value-type="string" table:style-name="ce2">
            <text:p>GO:0003677</text:p>
          </table:table-cell>
          <table:table-cell office:value-type="string" table:style-name="ce2">
            <text:p>GO:0003677</text:p>
          </table:table-cell>
          <table:table-cell office:value-type="string" table:style-name="ce3">
            <text:p>Putative transcription factor MYB-HB-like family</text:p>
          </table:table-cell>
          <table:table-cell office:value-type="string" table:style-name="ce3">
            <text:p>Putative transcription factor MYB-HB-like family</text:p>
          </table:table-cell>
          <table:table-cell table:number-columns-repeated="8" table:style-name="ce2"/>
          <table:table-cell office:value-type="float" office:value="1" table:style-name="ce2">
            <text:p>1</text:p>
          </table:table-cell>
          <table:table-cell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7882</text:p>
          </table:table-cell>
          <table:table-cell office:value-type="string" table:style-name="ce2">
            <text:p>Cluster-3554.42814</text:p>
          </table:table-cell>
          <table:table-cell office:value-type="float" office:value="-6.0727781175346003" table:style-name="ce2">
            <text:p>-6.072778118</text:p>
          </table:table-cell>
          <table:table-cell office:value-type="string" table:style-name="ce2">
            <text:p>GO:0003674,GO:0003724,GO:0003824,GO:0004004,GO:0004386,GO:0005575,GO:0005622,GO:0005623,GO:0005634,GO:0005681,GO:0005730,GO:0005737,GO:0006139,GO:0006725,GO:0006807,GO:0008026,GO:0008150,GO:0008152,GO:0008186,GO:0009987,GO:0010501,GO:0016070,GO:0016462,GO:0016787,GO:0016817,GO:0016818,GO:0016887,GO:0017111,GO:0031974,GO:0031981,GO:0032991,GO:0034641,GO:0042623,GO:0043170,GO:0043226,GO:0043227,GO:0043228,GO:0043229,GO:0043231,GO:0043232,GO:0043233,GO:0044237,GO:0044238,GO:0044422,GO:0044424,GO:0044428,GO:0044446,GO:0044464,GO:0046483,GO:0070013,GO:0070035,GO:0071013,GO:0071704,GO:0090304,GO:0140098,GO:1901360,GO:1902494,GO:1990904</text:p>
          </table:table-cell>
          <table:table-cell office:value-type="string" table:style-name="ce2">
            <text:p>GO:0071013, GO:0003676, GO:0004004, GO:0005524, GO:0008270, GO:0010501</text:p>
          </table:table-cell>
          <table:table-cell office:value-type="string" table:style-name="ce3">
            <text:p>DEAD-box ATP-dependent RNA helicase</text:p>
          </table:table-cell>
          <table:table-cell office:value-type="string" table:style-name="ce3">
            <text:p>Putative RNA helicase transcription factor interactor and regulator CCHC(Zn) family</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11001.8</text:p>
          </table:table-cell>
          <table:table-cell office:value-type="string" table:style-name="ce2">
            <text:p>Cluster-3554.6630</text:p>
          </table:table-cell>
          <table:table-cell office:value-type="float" office:value="-5.2906187345321998" table:style-name="ce2">
            <text:p>-5.290618735</text:p>
          </table:table-cell>
          <table:table-cell office:value-type="string" table:style-name="ce2">
            <text:p>None</text:p>
          </table:table-cell>
          <table:table-cell office:value-type="string" table:style-name="ce2">
            <text:p>GO:0008146, GO:0016787</text:p>
          </table:table-cell>
          <table:table-cell office:value-type="string" table:style-name="ce2">
            <text:p>Belongs to the sulfotransferase 1 family</text:p>
          </table:table-cell>
          <table:table-cell office:value-type="string" table:style-name="ce2">
            <text:p>Putative P-loop containing nucleoside triphosphate hydrolase</text:p>
          </table:table-cell>
          <table:table-cell table:number-columns-repeated="16377" table:style-name="ce2"/>
        </table:table-row>
        <table:table-row table:style-name="ro1">
          <table:table-cell office:value-type="string" table:style-name="ce2">
            <text:p>Cluster-6572.1</text:p>
          </table:table-cell>
          <table:table-cell office:value-type="string" table:style-name="ce2">
            <text:p>Cluster-3554.42619</text:p>
          </table:table-cell>
          <table:table-cell office:value-type="float" office:value="-5.4235607328973101" table:style-name="ce2">
            <text:p>-5.423560733</text:p>
          </table:table-cell>
          <table:table-cell office:value-type="string" table:style-name="ce2">
            <text:p>GO:0002082,GO:0005575,GO:0005622,GO:0005623,GO:0005737,GO:0005739,GO:0005740,GO:0005743,GO:0006140,GO:0006950,GO:0007154,GO:0008150,GO:0009267,GO:0009605,GO:0009892,GO:0009987,GO:0009991,GO:0010563,GO:0016020,GO:0019216,GO:0019219,GO:0019220,GO:0019222,GO:0019866,GO:0031090,GO:0031323,GO:0031324,GO:0031333,GO:0031667,GO:0031668,GO:0031669,GO:0031966,GO:0031967,GO:0031975,GO:0033554,GO:0042325,GO:0042326,GO:0042594,GO:0043226,GO:0043227,GO:0043229,GO:0043231,GO:0043254,GO:0043457,GO:0043467,GO:0044087,GO:0044422,GO:0044424,GO:0044429,GO:0044444,GO:0044446,GO:0044464,GO:0045934,GO:0045936,GO:0045980,GO:0048519,GO:0048523,GO:0050789,GO:0050794,GO:0050896,GO:0051128,GO:0051129,GO:0051171,GO:0051172,GO:0051174,GO:0051716,GO:0062012,GO:0062014,GO:0065007,GO:0071496,GO:0080090,GO:0090324,GO:1900542,GO:1900543,GO:1901856,GO:1902956,GO:1902957,GO:1903578,GO:1903579,GO:1905446,GO:1905447</text:p>
          </table:table-cell>
          <table:table-cell office:value-type="string" table:style-name="ce2">
            <text:p>None</text:p>
          </table:table-cell>
          <table:table-cell office:value-type="string" table:style-name="ce3">
            <text:p>Mitochondrial import inner membrane translocase subunit</text:p>
          </table:table-cell>
          <table:table-cell office:value-type="string" table:style-name="ce3">
            <text:p>Putative DnaJ domain-containing protein</text:p>
          </table:table-cell>
          <table:table-cell table:number-columns-repeated="3"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9633</text:p>
          </table:table-cell>
          <table:table-cell office:value-type="string" table:style-name="ce2">
            <text:p>Cluster-3554.27032</text:p>
          </table:table-cell>
          <table:table-cell office:value-type="float" office:value="-5.7024633554272901" table:style-name="ce2">
            <text:p>-5.702463355</text:p>
          </table:table-cell>
          <table:table-cell office:value-type="string" table:style-name="ce2">
            <text:p>None</text:p>
          </table:table-cell>
          <table:table-cell office:value-type="string" table:style-name="ce2">
            <text:p>GO:0005774, GO:0005794, GO:0005886, GO:0016021, GO:0004888, GO:0000278, GO:0006571, GO:0007166, GO:0007202, GO:0009094, GO:0009735, GO:0009738, GO:0009742, GO:0009785, GO:0009788, GO:0009908, GO:0009939, GO:0010231, GO:0010244, GO:0032960</text:p>
          </table:table-cell>
          <table:table-cell office:value-type="string" table:style-name="ce2">
            <text:p>None</text:p>
          </table:table-cell>
          <table:table-cell office:value-type="string" table:style-name="ce2">
            <text:p>Putative GCR1-cAMP receptor</text:p>
          </table:table-cell>
          <table:table-cell table:number-columns-repeated="16377" table:style-name="ce2"/>
        </table:table-row>
        <table:table-row table:style-name="ro1">
          <table:table-cell office:value-type="string" table:style-name="ce2">
            <text:p>Cluster-2.12269</text:p>
          </table:table-cell>
          <table:table-cell office:value-type="string" table:style-name="ce2">
            <text:p>Cluster-3554.32460</text:p>
          </table:table-cell>
          <table:table-cell office:value-type="float" office:value="-5.6959914563367402" table:style-name="ce2">
            <text:p>-5.695991456</text:p>
          </table:table-cell>
          <table:table-cell office:value-type="string" table:style-name="ce2">
            <text:p>None</text:p>
          </table:table-cell>
          <table:table-cell office:value-type="string" table:style-name="ce2">
            <text:p>GO:0016021, GO:0008120, GO:0006679</text:p>
          </table:table-cell>
          <table:table-cell office:value-type="string" table:style-name="ce3">
            <text:p>Glycosyl transferase family 21</text:p>
          </table:table-cell>
          <table:table-cell office:value-type="string" table:style-name="ce3">
            <text:p>Putative ceramide glucosyltransferase</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7468</text:p>
          </table:table-cell>
          <table:table-cell office:value-type="string" table:style-name="ce2">
            <text:p>Cluster-3554.7500</text:p>
          </table:table-cell>
          <table:table-cell office:value-type="float" office:value="-5.6316879198710001" table:style-name="ce2">
            <text:p>-5.63168792</text:p>
          </table:table-cell>
          <table:table-cell office:value-type="string" table:style-name="ce2">
            <text:p>GO:0000003,GO:0000228,GO:0000280,GO:0000785,GO:0000790,GO:0002252,GO:0002376,GO:0003674,GO:0003676,GO:0003723,GO:0005488,GO:0005575,GO:0005622,GO:0005623,GO:0005634,GO:0005694,GO:0005730,GO:0005731,GO:0005737,GO:0005829,GO:0006325,GO:0006464,GO:0006482,GO:0006807,GO:0006950,GO:0006952,GO:0006955,GO:0006996,GO:0007049,GO:0007140,GO:0007143,GO:0007275,GO:0007276,GO:0007292,GO:0008150,GO:0008152,GO:0008214,GO:0009553,GO:0009555,GO:0009561,GO:0009605,GO:0009607,GO:0009615,GO:0009616,GO:0009814,GO:0009892,GO:0009987,GO:0010468,GO:0010605,GO:0010608,GO:0010629,GO:0016043,GO:0016441,GO:0016458,GO:0016569,GO:0016570,GO:0016577,GO:0019222,GO:0019538,GO:0019953,GO:0022402,GO:0022412,GO:0022414,GO:0030874,GO:0031974,GO:0031981,GO:0032501,GO:0032502,GO:0032504,GO:0032991,GO:0033169,GO:0035197,GO:0035821,GO:0036211,GO:0040029,GO:0043170,GO:0043207,GO:0043226,GO:0043227,GO:0043228,GO:0043229,GO:0043231,GO:0043232,GO:0043233,GO:0043412,GO:0044003,GO:0044237,GO:0044238,GO:0044260,GO:0044267,GO:0044403,GO:0044419,GO:0044422,GO:0044424,GO:0044427,GO:0044428,GO:0044444,GO:0044446,GO:0044452,GO:0044454,GO:0044464,GO:0044703,GO:0045087,GO:0048229,GO:0048232,GO:0048285,GO:0048519,GO:0048609,GO:0048856,GO:0050789,GO:0050896,GO:0051276,GO:0051321,GO:0051607,GO:0051701,GO:0051704,GO:0051707,GO:0051817,GO:0052018,GO:0052249,GO:0055046,GO:0060145,GO:0060255,GO:0061980,GO:0065007,GO:0070013,GO:0070076,GO:0070988,GO:0071704,GO:0071840,GO:0097159,GO:0098542,GO:0098586,GO:0140013,GO:1901363,GO:1901564,GO:1903046</text:p>
          </table:table-cell>
          <table:table-cell office:value-type="string" table:style-name="ce2">
            <text:p>GO:0003743, GO:0006413</text:p>
          </table:table-cell>
          <table:table-cell office:value-type="string" table:style-name="ce3">
            <text:p>Belongs to the argonaute family</text:p>
          </table:table-cell>
          <table:table-cell office:value-type="string" table:style-name="ce3">
            <text:p>Putative post-transcriptional gene silencing PAZ-Argonaute family</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7740</text:p>
          </table:table-cell>
          <table:table-cell office:value-type="string" table:style-name="ce2">
            <text:p>Cluster-3554.36681</text:p>
          </table:table-cell>
          <table:table-cell office:value-type="float" office:value="-12.560163115338099" table:style-name="ce2">
            <text:p>-12.56016312</text:p>
          </table:table-cell>
          <table:table-cell office:value-type="string" table:style-name="ce2">
            <text:p>GO:0005575,GO:0005618,GO:0005623,GO:0005911,GO:0009505,GO:0009506,GO:0030054,GO:0030312,GO:0044464,GO:0055044,GO:0071944</text:p>
          </table:table-cell>
          <table:table-cell office:value-type="string" table:style-name="ce2">
            <text:p>GO:0016021, GO:0046872, GO:0009878</text:p>
          </table:table-cell>
          <table:table-cell office:value-type="string" table:style-name="ce3">
            <text:p>Late_nodulin_protein</text:p>
          </table:table-cell>
          <table:table-cell office:value-type="string" table:style-name="ce3">
            <text:p>Putative Late nodul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58296</text:p>
          </table:table-cell>
          <table:table-cell office:value-type="string" table:style-name="ce2">
            <text:p>Cluster-3554.12129</text:p>
          </table:table-cell>
          <table:table-cell office:value-type="float" office:value="-5.8824413542087699" table:style-name="ce2">
            <text:p>-5.882441354</text:p>
          </table:table-cell>
          <table:table-cell office:value-type="string" table:style-name="ce2">
            <text:p>None</text:p>
          </table:table-cell>
          <table:table-cell office:value-type="string" table:style-name="ce2">
            <text:p>GO:0000164, GO:0004864, GO:0009966, GO:0043086, GO:0043666</text:p>
          </table:table-cell>
          <table:table-cell office:value-type="string" table:style-name="ce2">
            <text:p>None</text:p>
          </table:table-cell>
          <table:table-cell office:value-type="string" table:style-name="ce2">
            <text:p>Putative protein phosphatase inhibitor 2 (IPP-2)</text:p>
          </table:table-cell>
          <table:table-cell table:number-columns-repeated="16377" table:style-name="ce2"/>
        </table:table-row>
        <table:table-row table:style-name="ro1">
          <table:table-cell office:value-type="string" table:style-name="ce2">
            <text:p>Cluster-2.39786</text:p>
          </table:table-cell>
          <table:table-cell office:value-type="string" table:style-name="ce2">
            <text:p>Cluster-3554.31722</text:p>
          </table:table-cell>
          <table:table-cell office:value-type="float" office:value="-11.1799102678834" table:style-name="ce2">
            <text:p>-11.17991027</text:p>
          </table:table-cell>
          <table:table-cell office:value-type="string" table:style-name="ce2">
            <text:p>GO:0016021, GO:0046872, GO:0009878</text:p>
          </table:table-cell>
          <table:table-cell office:value-type="string" table:style-name="ce2">
            <text:p>GO:0016021, GO:0046872, GO:0009878</text:p>
          </table:table-cell>
          <table:table-cell office:value-type="string" table:style-name="ce3">
            <text:p>Putative Late nodulin</text:p>
          </table:table-cell>
          <table:table-cell office:value-type="string" table:style-name="ce3">
            <text:p>Putative Late nodul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57913</text:p>
          </table:table-cell>
          <table:table-cell office:value-type="string" table:style-name="ce2">
            <text:p>Cluster-3554.30363</text:p>
          </table:table-cell>
          <table:table-cell office:value-type="float" office:value="-5.3704533326112998" table:style-name="ce2">
            <text:p>-5.370453333</text:p>
          </table:table-cell>
          <table:table-cell office:value-type="string" table:style-name="ce2">
            <text:p>GO:0000003,GO:0001101,GO:0003002,GO:0003006,GO:0003674,GO:0003824,GO:0004672,GO:0004888,GO:0005034,GO:0005575,GO:0005623,GO:0005886,GO:0006464,GO:0006468,GO:0006793,GO:0006796,GO:0006807,GO:0006950,GO:0006970,GO:0007154,GO:0007165,GO:0007275,GO:0007389,GO:0008150,GO:0008152,GO:0009414,GO:0009415,GO:0009628,GO:0009791,GO:0009927,GO:0009987,GO:0010035,GO:0010154,GO:0010375,GO:0010431,GO:0016020,GO:0016301,GO:0016310,GO:0016740,GO:0016772,GO:0016773,GO:0019538,GO:0021700,GO:0022414,GO:0023052,GO:0032501,GO:0032502,GO:0032504,GO:0036211,GO:0038023,GO:0042221,GO:0043170,GO:0043412,GO:0044237,GO:0044238,GO:0044260,GO:0044267,GO:0044464,GO:0048316,GO:0048608,GO:0048609,GO:0048731,GO:0048856,GO:0050789,GO:0050794,GO:0050896,GO:0051716,GO:0060089,GO:0061458,GO:0065007,GO:0071695,GO:0071704,GO:0071944,GO:0140096,GO:1901564,GO:1901700</text:p>
          </table:table-cell>
          <table:table-cell office:value-type="string" table:style-name="ce2">
            <text:p>GO:0005783, GO:0016021, GO:0000155, GO:0000160, GO:0010105, GO:0018106, GO:0023014</text:p>
          </table:table-cell>
          <table:table-cell office:value-type="string" table:style-name="ce3">
            <text:p>Histidine kinase</text:p>
          </table:table-cell>
          <table:table-cell office:value-type="string" table:style-name="ce3">
            <text:p>Putative histidine kinase response regulator and transcription factor RR-A-type family</text:p>
          </table:table-cell>
          <table:table-cell table:number-columns-repeated="4"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8419</text:p>
          </table:table-cell>
          <table:table-cell office:value-type="string" table:style-name="ce2">
            <text:p>Cluster-8935.0</text:p>
          </table:table-cell>
          <table:table-cell office:value-type="float" office:value="-7.0678887999741304" table:style-name="ce2">
            <text:p>-7.0678888</text:p>
          </table:table-cell>
          <table:table-cell office:value-type="string" table:style-name="ce2">
            <text:p>GO:0000003,GO:0000375,GO:0000377,GO:0000398,GO:0003006,GO:0005575,GO:0005622,GO:0005623,GO:0005634,GO:0005654,GO:0006139,GO:0006396,GO:0006397,GO:0006725,GO:0006807,GO:0007275,GO:0008150,GO:0008152,GO:0008380,GO:0009790,GO:0009791,GO:0009793,GO:0009987,GO:0010154,GO:0010467,GO:0016070,GO:0016071,GO:0019219,GO:0019222,GO:0022414,GO:0030532,GO:0031323,GO:0031974,GO:0031981,GO:0032501,GO:0032502,GO:0032991,GO:0034641,GO:0043170,GO:0043226,GO:0043227,GO:0043229,GO:0043231,GO:0043233,GO:0044030,GO:0044237,GO:0044238,GO:0044422,GO:0044424,GO:0044428,GO:0044446,GO:0044464,GO:0046483,GO:0046540,GO:0048316,GO:0048608,GO:0048731,GO:0048856,GO:0050789,GO:0050794,GO:0051052,GO:0051171,GO:0060255,GO:0061458,GO:0065007,GO:0070013,GO:0071704,GO:0080090,GO:0090304,GO:0097525,GO:0097526,GO:0120114,GO:1901360,GO:1990904</text:p>
          </table:table-cell>
          <table:table-cell office:value-type="string" table:style-name="ce2">
            <text:p>GO:0019013, GO:0046540, GO:0000398</text:p>
          </table:table-cell>
          <table:table-cell office:value-type="string" table:style-name="ce3">
            <text:p>U4 U6 small nuclear ribonucleoprotein</text:p>
          </table:table-cell>
          <table:table-cell office:value-type="string" table:style-name="ce3">
            <text:p>Putative U4/U6 small nuclear ribonucleoprotein Prp3</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39100</text:p>
          </table:table-cell>
          <table:table-cell office:value-type="string" table:style-name="ce2">
            <text:p>Cluster-3554.15771</text:p>
          </table:table-cell>
          <table:table-cell office:value-type="float" office:value="-12.5189458528427" table:style-name="ce2">
            <text:p>-12.51894585</text:p>
          </table:table-cell>
          <table:table-cell office:value-type="string" table:style-name="ce2">
            <text:p>GO:0046872, GO:0009878</text:p>
          </table:table-cell>
          <table:table-cell office:value-type="string" table:style-name="ce2">
            <text:p>GO:0043231, GO:0080043, GO:0080044, GO:0009813, GO:0052696</text:p>
          </table:table-cell>
          <table:table-cell office:value-type="string" table:style-name="ce3">
            <text:p>Late_nodulin_protein</text:p>
          </table:table-cell>
          <table:table-cell office:value-type="string" table:style-name="ce3">
            <text:p>Late_nodulin_prote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815</text:p>
          </table:table-cell>
          <table:table-cell office:value-type="string" table:style-name="ce2">
            <text:p>Cluster-3554.19133</text:p>
          </table:table-cell>
          <table:table-cell office:value-type="float" office:value="-10.222432705019999" table:style-name="ce2">
            <text:p>-10.22243271</text:p>
          </table:table-cell>
          <table:table-cell office:value-type="string" table:style-name="ce2">
            <text:p>GO:0003676</text:p>
          </table:table-cell>
          <table:table-cell office:value-type="string" table:style-name="ce2">
            <text:p>GO:0016020, GO:0046872, GO:0009878</text:p>
          </table:table-cell>
          <table:table-cell office:value-type="string" table:style-name="ce3">
            <text:p>Late_nodulin_protein</text:p>
          </table:table-cell>
          <table:table-cell office:value-type="string" table:style-name="ce3">
            <text:p>Putative Late nodul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53253</text:p>
          </table:table-cell>
          <table:table-cell office:value-type="string" table:style-name="ce2">
            <text:p>Cluster-3554.42735</text:p>
          </table:table-cell>
          <table:table-cell office:value-type="float" office:value="-6.2799754075948497" table:style-name="ce2">
            <text:p>-6.279975408</text:p>
          </table:table-cell>
          <table:table-cell office:value-type="string" table:style-name="ce2">
            <text:p>GO:0000166,GO:0001664,GO:0001882,GO:0001883,GO:0003674,GO:0003824,GO:0003924,GO:0004857,GO:0005095,GO:0005102,GO:0005488,GO:0005515,GO:0005525,GO:0005575,GO:0005622,GO:0005623,GO:0005634,GO:0005834,GO:0005886,GO:0007154,GO:0007165,GO:0007186,GO:0007187,GO:0007188,GO:0008150,GO:0009898,GO:0009987,GO:0016020,GO:0016247,GO:0016462,GO:0016787,GO:0016817,GO:0016818,GO:0017076,GO:0017111,GO:0019001,GO:0019897,GO:0019898,GO:0023052,GO:0030234,GO:0030695,GO:0031234,GO:0031683,GO:0032549,GO:0032550,GO:0032553,GO:0032555,GO:0032561,GO:0032991,GO:0034260,GO:0035639,GO:0036094,GO:0043086,GO:0043087,GO:0043167,GO:0043168,GO:0043226,GO:0043227,GO:0043229,GO:0043231,GO:0044092,GO:0044424,GO:0044425,GO:0044459,GO:0044464,GO:0044877,GO:0048519,GO:0050789,GO:0050790,GO:0050794,GO:0050896,GO:0051336,GO:0051346,GO:0051716,GO:0060589,GO:0065007,GO:0065009,GO:0071944,GO:0097159,GO:0097367,GO:0098552,GO:0098562,GO:0098772,GO:0098796,GO:0098797,GO:1901265,GO:1901363,GO:1902494,GO:1905360</text:p>
          </table:table-cell>
          <table:table-cell office:value-type="string" table:style-name="ce2">
            <text:p>GO:0005634, GO:0003924, GO:0004871, GO:0005525, GO:0031683, GO:0007186, GO:0008152</text:p>
          </table:table-cell>
          <table:table-cell office:value-type="string" table:style-name="ce3">
            <text:p>guanine nucleotide-binding protein</text:p>
          </table:table-cell>
          <table:table-cell office:value-type="string" table:style-name="ce3">
            <text:p>Putative guanine nucleotide binding protein (G-protein), alpha subunit</text:p>
          </table:table-cell>
          <table:table-cell table:number-columns-repeated="4"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46588</text:p>
          </table:table-cell>
          <table:table-cell office:value-type="string" table:style-name="ce2">
            <text:p>Cluster-10957.0</text:p>
          </table:table-cell>
          <table:table-cell office:value-type="float" office:value="-6.37241733216071" table:style-name="ce2">
            <text:p>-6.372417332</text:p>
          </table:table-cell>
          <table:table-cell office:value-type="string" table:style-name="ce2">
            <text:p>None</text:p>
          </table:table-cell>
          <table:table-cell office:value-type="string" table:style-name="ce2">
            <text:p>GO:0004867, GO:0009611, GO:0010951</text:p>
          </table:table-cell>
          <table:table-cell office:value-type="string" table:style-name="ce3">
            <text:p>Inhibitor</text:p>
          </table:table-cell>
          <table:table-cell office:value-type="string" table:style-name="ce3">
            <text:p>Putative proteinase inhibitor I13, potato inhibitor I</text:p>
          </table:table-cell>
          <table:table-cell table:number-columns-repeated="2"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8508</text:p>
          </table:table-cell>
          <table:table-cell office:value-type="string" table:style-name="ce2">
            <text:p>Cluster-3554.8548</text:p>
          </table:table-cell>
          <table:table-cell office:value-type="float" office:value="-5.3549685649973897" table:style-name="ce2">
            <text:p>-5.354968565</text:p>
          </table:table-cell>
          <table:table-cell office:value-type="string" table:style-name="ce2">
            <text:p>None</text:p>
          </table:table-cell>
          <table:table-cell office:value-type="string" table:style-name="ce2">
            <text:p>GO:0005886, GO:0016021, GO:0004674, GO:0005199, GO:0005524, GO:0006468</text:p>
          </table:table-cell>
          <table:table-cell office:value-type="string" table:style-name="ce2">
            <text:p>None</text:p>
          </table:table-cell>
          <table:table-cell office:value-type="string" table:style-name="ce2">
            <text:p>Putative protein kinase RLK-Pelle-PERK-1 family</text:p>
          </table:table-cell>
          <table:table-cell table:number-columns-repeated="16377" table:style-name="ce2"/>
        </table:table-row>
        <table:table-row table:style-name="ro1">
          <table:table-cell office:value-type="string" table:style-name="ce2">
            <text:p>Cluster-2.7209</text:p>
          </table:table-cell>
          <table:table-cell office:value-type="string" table:style-name="ce2">
            <text:p>Cluster-14903.0</text:p>
          </table:table-cell>
          <table:table-cell office:value-type="float" office:value="-5.1617029181218204" table:style-name="ce2">
            <text:p>-5.161702918</text:p>
          </table:table-cell>
          <table:table-cell office:value-type="string" table:style-name="ce2">
            <text:p>None</text:p>
          </table:table-cell>
          <table:table-cell office:value-type="string" table:style-name="ce2">
            <text:p>GO:0016853</text:p>
          </table:table-cell>
          <table:table-cell office:value-type="string" table:style-name="ce2">
            <text:p>None</text:p>
          </table:table-cell>
          <table:table-cell office:value-type="string" table:style-name="ce2">
            <text:p>hypothetical protein</text:p>
          </table:table-cell>
          <table:table-cell table:number-columns-repeated="16377" table:style-name="ce2"/>
        </table:table-row>
        <table:table-row table:style-name="ro1">
          <table:table-cell office:value-type="string" table:style-name="ce2">
            <text:p>Cluster-5948.0</text:p>
          </table:table-cell>
          <table:table-cell office:value-type="string" table:style-name="ce2">
            <text:p>Cluster-3554.31502</text:p>
          </table:table-cell>
          <table:table-cell office:value-type="float" office:value="-5.0228161331280896" table:style-name="ce2">
            <text:p>-5.022816133</text:p>
          </table:table-cell>
          <table:table-cell office:value-type="string" table:style-name="ce2">
            <text:p>None</text:p>
          </table:table-cell>
          <table:table-cell office:value-type="string" table:style-name="ce2">
            <text:p>None</text:p>
          </table:table-cell>
          <table:table-cell office:value-type="string" table:style-name="ce3">
            <text:p>Reverse_transcriptase-like</text:p>
          </table:table-cell>
          <table:table-cell office:value-type="string" table:style-name="ce3">
            <text:p>Component of the replication protein A complex (RPA) required for DNA recombination, repair and replication. The activity of RPA is mediated by single-stranded DNA binding and protein interactions. Probably involved in repair of double-strand DNA breaks (DSBs) induced by genotoxic stresses</text:p>
          </table:table-cell>
          <table:table-cell office:value-type="string" table:style-name="ce2">
            <text:p>DNA repair</text:p>
          </table:table-cell>
          <table:table-cell table:number-columns-repeated="9"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2802</text:p>
          </table:table-cell>
          <table:table-cell office:value-type="string" table:style-name="ce2">
            <text:p>Cluster-3554.25255</text:p>
          </table:table-cell>
          <table:table-cell office:value-type="float" office:value="-10.6033356457495" table:style-name="ce2">
            <text:p>-10.60333565</text:p>
          </table:table-cell>
          <table:table-cell office:value-type="string" table:style-name="ce2">
            <text:p>None</text:p>
          </table:table-cell>
          <table:table-cell office:value-type="string" table:style-name="ce2">
            <text:p>GO:0000325,GO:0001101,GO:0003674,GO:0003824,GO:0004888,GO:0005215,GO:0005575,GO:0005622,GO:0005623,GO:0005737,GO:0005773,GO:0005774,GO:0006810,GO:0006873,GO:0006875,GO:0006950,GO:0006970,GO:0007154,GO:0007165,GO:0008150,GO:0008281,GO:0009628,GO:0009651,GO:0009719,GO:0009725,GO:0009737,GO:0009738,GO:0009755,GO:0009987,GO:0010033,GO:0010118,GO:0015399,GO:0015405,GO:0016020,GO:0016462,GO:0016787,GO:0016817,GO:0016818,GO:0016887,GO:0017111,GO:0019725,GO:0022804,GO:0022857,GO:0023052,GO:0030003,GO:0030004,GO:0030007,GO:0031090,GO:0032870,GO:0033993,GO:0038023,GO:0042221,GO:0042592,GO:0042623,GO:0042626,GO:0043226,GO:0043227,GO:0043229,GO:0043231,GO:0043492,GO:0044422,GO:0044424,GO:0044437,GO:0044444,GO:0044446,GO:0044464,GO:0048878,GO:0050789,GO:0050794,GO:0050801,GO:0050896,GO:0051179,GO:0051234,GO:0051716,GO:0055065,GO:0055067,GO:0055075,GO:0055080,GO:0055082,GO:0055085,GO:0060089,GO:0065007,GO:0065008,GO:0070887,GO:0071215,GO:0071229,GO:0071310,GO:0071396,GO:0071495,GO:0097305,GO:0097306,GO:0098588,GO:0098771,GO:0098805,GO:1901527,GO:1901700,GO:1901701</text:p>
          </table:table-cell>
          <table:table-cell office:value-type="string" table:style-name="ce2">
            <text:p>None</text:p>
          </table:table-cell>
          <table:table-cell office:value-type="string" table:style-name="ce2">
            <text:p>Late_nodulin_protein</text:p>
          </table:table-cell>
          <table:table-cell table:number-columns-repeated="16377" table:style-name="ce2"/>
        </table:table-row>
        <table:table-row table:style-name="ro1">
          <table:table-cell office:value-type="string" table:style-name="ce2">
            <text:p>Cluster-11515.1</text:p>
          </table:table-cell>
          <table:table-cell office:value-type="string" table:style-name="ce2">
            <text:p>Cluster-3554.39917</text:p>
          </table:table-cell>
          <table:table-cell office:value-type="float" office:value="-5.1107058545856203" table:style-name="ce2">
            <text:p>-5.110705855</text:p>
          </table:table-cell>
          <table:table-cell office:value-type="string" table:style-name="ce2">
            <text:p>None</text:p>
          </table:table-cell>
          <table:table-cell office:value-type="string" table:style-name="ce2">
            <text:p>None</text:p>
          </table:table-cell>
          <table:table-cell office:value-type="string" table:style-name="ce3">
            <text:p>Putative Late embryogenesis abundant protein, LEA-18</text:p>
          </table:table-cell>
          <table:table-cell office:value-type="string" table:style-name="ce3">
            <text:p>Putative Late embryogenesis abundant protein, LEA-18</text:p>
          </table:table-cell>
          <table:table-cell office:value-type="string" table:style-name="ce2">
            <text:p>response to dehydration</text:p>
          </table:table-cell>
          <table:table-cell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1224.0</text:p>
          </table:table-cell>
          <table:table-cell office:value-type="string" table:style-name="ce2">
            <text:p>Cluster-3554.39456</text:p>
          </table:table-cell>
          <table:table-cell office:value-type="float" office:value="-6.6127297853809699" table:style-name="ce2">
            <text:p>-6.612729785</text:p>
          </table:table-cell>
          <table:table-cell office:value-type="string" table:style-name="ce2">
            <text:p>None</text:p>
          </table:table-cell>
          <table:table-cell office:value-type="string" table:style-name="ce2">
            <text:p>None</text:p>
          </table:table-cell>
          <table:table-cell office:value-type="string" table:style-name="ce3">
            <text:p>Putative rmlC-like jelly roll protein</text:p>
          </table:table-cell>
          <table:table-cell office:value-type="string" table:style-name="ce3">
            <text:p>Putative rmlC-like jelly roll protein</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36591</text:p>
          </table:table-cell>
          <table:table-cell office:value-type="string" table:style-name="ce2">
            <text:p>Cluster-3554.38317</text:p>
          </table:table-cell>
          <table:table-cell office:value-type="float" office:value="-12.0233105128852" table:style-name="ce2">
            <text:p>-12.02331051</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6627.0</text:p>
          </table:table-cell>
          <table:table-cell office:value-type="string" table:style-name="ce2">
            <text:p>Cluster-5258.0</text:p>
          </table:table-cell>
          <table:table-cell office:value-type="float" office:value="-5.0899775034819896" table:style-name="ce2">
            <text:p>-5.089977503</text:p>
          </table:table-cell>
          <table:table-cell office:value-type="string" table:style-name="ce2">
            <text:p>GO:0003674,GO:0003824,GO:0004020,GO:0005488,GO:0005515,GO:0005575,GO:0005622,GO:0005623,GO:0005737,GO:0006793,GO:0006796,GO:0008150,GO:0008152,GO:0009507,GO:0009536,GO:0009987,GO:0016301,GO:0016310,GO:0016740,GO:0016772,GO:0016773,GO:0042802,GO:0043226,GO:0043227,GO:0043229,GO:0043231,GO:0044237,GO:0044424,GO:0044444,GO:0044464</text:p>
          </table:table-cell>
          <table:table-cell office:value-type="string" table:style-name="ce2">
            <text:p>GO:0003674,GO:0003824,GO:0004020,GO:0005488,GO:0005515,GO:0005575,GO:0005622,GO:0005623,GO:0005737,GO:0006793,GO:0006796,GO:0008150,GO:0008152,GO:0009507,GO:0009536,GO:0009987,GO:0016301,GO:0016310,GO:0016740,GO:0016772,GO:0016773,GO:0042802,GO:0043226,GO:0043227,GO:0043229,GO:0043231,GO:0044237,GO:0044424,GO:0044444,GO:0044464</text:p>
          </table:table-cell>
          <table:table-cell office:value-type="string" table:style-name="ce3">
            <text:p>Catalyzes the synthesis of activated sulfate</text:p>
          </table:table-cell>
          <table:table-cell office:value-type="string" table:style-name="ce3">
            <text:p>Catalyzes the synthesis of activated sulfate</text:p>
          </table:table-cell>
          <table:table-cell table:number-columns-repeated="5" table:style-name="ce2"/>
          <table:table-cell office:value-type="float" office:value="1" table:style-name="ce2">
            <text:p>1</text:p>
          </table:table-cell>
          <table:table-cell table:number-columns-repeated="4"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6596</text:p>
          </table:table-cell>
          <table:table-cell office:value-type="string" table:style-name="ce2">
            <text:p>Cluster-3554.35275</text:p>
          </table:table-cell>
          <table:table-cell office:value-type="float" office:value="-5.3638176423764596" table:style-name="ce2">
            <text:p>-5.363817642</text:p>
          </table:table-cell>
          <table:table-cell office:value-type="string" table:style-name="ce2">
            <text:p>None</text:p>
          </table:table-cell>
          <table:table-cell office:value-type="string" table:style-name="ce2">
            <text:p>GO:0005634, GO:0046982, GO:0006334</text:p>
          </table:table-cell>
          <table:table-cell office:value-type="string" table:style-name="ce2">
            <text:p>None</text:p>
          </table:table-cell>
          <table:table-cell office:value-type="string" table:style-name="ce2">
            <text:p>Putative transcription factor Hap3/NF-YB family</text:p>
          </table:table-cell>
          <table:table-cell table:number-columns-repeated="16377" table:style-name="ce2"/>
        </table:table-row>
        <table:table-row table:style-name="ro1">
          <table:table-cell office:value-type="string" table:style-name="ce2">
            <text:p>Cluster-2.39070</text:p>
          </table:table-cell>
          <table:table-cell office:value-type="string" table:style-name="ce2">
            <text:p>Cluster-3554.37913</text:p>
          </table:table-cell>
          <table:table-cell office:value-type="float" office:value="-5.2770770466511099" table:style-name="ce2">
            <text:p>-5.277077047</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27321</text:p>
          </table:table-cell>
          <table:table-cell office:value-type="string" table:style-name="ce2">
            <text:p>Cluster-3554.25998</text:p>
          </table:table-cell>
          <table:table-cell office:value-type="float" office:value="-5.6398856870440301" table:style-name="ce2">
            <text:p>-5.639885687</text:p>
          </table:table-cell>
          <table:table-cell office:value-type="string" table:style-name="ce2">
            <text:p>None</text:p>
          </table:table-cell>
          <table:table-cell office:value-type="string" table:style-name="ce2">
            <text:p>None</text:p>
          </table:table-cell>
          <table:table-cell office:value-type="string" table:style-name="ce3">
            <text:p>Plant lipoxygenase may be involved in a number of diverse aspects of plant physiology including growth and development, pest resistance, and senescence or responses to wounding</text:p>
          </table:table-cell>
          <table:table-cell office:value-type="string" table:style-name="ce3">
            <text:p>Plant lipoxygenase may be involved in a number of diverse aspects of plant physiology including growth and development, pest resistance, and senescence or responses to wounding</text:p>
          </table:table-cell>
          <table:table-cell table:number-columns-repeated="2"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11290.0</text:p>
          </table:table-cell>
          <table:table-cell office:value-type="string" table:style-name="ce2">
            <text:p>Cluster-3554.20870</text:p>
          </table:table-cell>
          <table:table-cell office:value-type="float" office:value="-5.2940061222286898" table:style-name="ce2">
            <text:p>-5.294006122</text:p>
          </table:table-cell>
          <table:table-cell office:value-type="string" table:style-name="ce2">
            <text:p>GO:0016021, GO:0051119, GO:0034219</text:p>
          </table:table-cell>
          <table:table-cell office:value-type="string" table:style-name="ce2">
            <text:p>GO:0016021, GO:0051119, GO:0034219</text:p>
          </table:table-cell>
          <table:table-cell office:value-type="string" table:style-name="ce3">
            <text:p>Putative SWEET sugar transporter</text:p>
          </table:table-cell>
          <table:table-cell office:value-type="string" table:style-name="ce3">
            <text:p>Putative SWEET sugar transporter</text:p>
          </table:table-cell>
          <table:table-cell office:value-type="string" table:style-name="ce2">
            <text:p>carbohydrate transmembrane transport</text:p>
          </table:table-cell>
          <table:table-cell table:number-columns-repeated="2"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2030</text:p>
          </table:table-cell>
          <table:table-cell office:value-type="string" table:style-name="ce2">
            <text:p>Cluster-3554.24627</text:p>
          </table:table-cell>
          <table:table-cell office:value-type="float" office:value="-5.0572262894696802" table:style-name="ce2">
            <text:p>-5.057226289</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receptor-like serine threonine-protein kinase</text:p>
          </table:table-cell>
          <table:table-cell table:number-columns-repeated="16377" table:style-name="ce2"/>
        </table:table-row>
        <table:table-row table:style-name="ro1">
          <table:table-cell office:value-type="string" table:style-name="ce2">
            <text:p>Cluster-9405.0</text:p>
          </table:table-cell>
          <table:table-cell office:value-type="string" table:style-name="ce2">
            <text:p>Cluster-3554.44001</text:p>
          </table:table-cell>
          <table:table-cell office:value-type="float" office:value="-5.4782563739656398" table:style-name="ce2">
            <text:p>-5.478256374</text:p>
          </table:table-cell>
          <table:table-cell office:value-type="string" table:style-name="ce2">
            <text:p>GO:0003674,GO:0003676,GO:0003723,GO:0003824,GO:0004518,GO:0004519,GO:0004521,GO:0004525,GO:0004540,GO:0005488,GO:0005575,GO:0005622,GO:0005623,GO:0005634,GO:0005737,GO:0006139,GO:0006396,GO:0006725,GO:0006807,GO:0008150,GO:0008152,GO:0009892,GO:0009987,GO:0010033,GO:0010467,GO:0010468,GO:0010605,GO:0010608,GO:0010629,GO:0014070,GO:0016070,GO:0016246,GO:0016441,GO:0016442,GO:0016458,GO:0016787,GO:0016788,GO:0016891,GO:0016893,GO:0019222,GO:0030422,GO:0031047,GO:0031050,GO:0031332,GO:0032296,GO:0032991,GO:0034641,GO:0035194,GO:0040029,GO:0042221,GO:0043170,GO:0043226,GO:0043227,GO:0043229,GO:0043231,GO:0043331,GO:0044237,GO:0044238,GO:0044424,GO:0044464,GO:0046483,GO:0048519,GO:0050789,GO:0050896,GO:0051716,GO:0060255,GO:0065007,GO:0070887,GO:0070918,GO:0071310,GO:0071359,GO:0071407,GO:0071704,GO:0090304,GO:0090305,GO:0090501,GO:0090502,GO:0097159,GO:0140098,GO:1901360,GO:1901363,GO:1901698,GO:1901699,GO:1990904</text:p>
          </table:table-cell>
          <table:table-cell office:value-type="string" table:style-name="ce2">
            <text:p>GO:0003723, GO:0004525, GO:0006396, GO:0090502</text:p>
          </table:table-cell>
          <table:table-cell office:value-type="string" table:style-name="ce3">
            <text:p>Ribonuclease 3-like protein 3</text:p>
          </table:table-cell>
          <table:table-cell office:value-type="string" table:style-name="ce3">
            <text:p>Putative ribonuclease III</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4026</text:p>
          </table:table-cell>
          <table:table-cell office:value-type="string" table:style-name="ce2">
            <text:p>Cluster-3554.26279</text:p>
          </table:table-cell>
          <table:table-cell office:value-type="float" office:value="-5.1417440803208301" table:style-name="ce2">
            <text:p>-5.14174408</text:p>
          </table:table-cell>
          <table:table-cell office:value-type="string" table:style-name="ce2">
            <text:p>None</text:p>
          </table:table-cell>
          <table:table-cell office:value-type="string" table:style-name="ce2">
            <text:p>GO:0016021, GO:0016298, GO:0006629</text:p>
          </table:table-cell>
          <table:table-cell office:value-type="string" table:style-name="ce3">
            <text:p>Monoglyceride</text:p>
          </table:table-cell>
          <table:table-cell office:value-type="string" table:style-name="ce3">
            <text:p>Putative 2-acylglycerol O-acyltransferase</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44153</text:p>
          </table:table-cell>
          <table:table-cell office:value-type="string" table:style-name="ce2">
            <text:p>Cluster-3554.18845</text:p>
          </table:table-cell>
          <table:table-cell office:value-type="float" office:value="-10.628939267005" table:style-name="ce2">
            <text:p>-10.62893927</text:p>
          </table:table-cell>
          <table:table-cell office:value-type="string" table:style-name="ce2">
            <text:p>None</text:p>
          </table:table-cell>
          <table:table-cell office:value-type="string" table:style-name="ce2">
            <text:p>GO:0008168, GO:0032259</text:p>
          </table:table-cell>
          <table:table-cell office:value-type="string" table:style-name="ce3">
            <text:p>Late_nodulin_protein</text:p>
          </table:table-cell>
          <table:table-cell office:value-type="string" table:style-name="ce3">
            <text:p>Late_nodulin_prote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39265</text:p>
          </table:table-cell>
          <table:table-cell office:value-type="string" table:style-name="ce2">
            <text:p>Cluster-3554.18838</text:p>
          </table:table-cell>
          <table:table-cell office:value-type="float" office:value="-9.8754618956834808" table:style-name="ce2">
            <text:p>-9.875461896</text:p>
          </table:table-cell>
          <table:table-cell office:value-type="string" table:style-name="ce2">
            <text:p>GO:0016021, GO:0003735, GO:0006412, GO:0006810</text:p>
          </table:table-cell>
          <table:table-cell office:value-type="string" table:style-name="ce2">
            <text:p>GO:0016021, GO:0004674, GO:0005524, GO:0032440, GO:0006468, GO:0055114</text:p>
          </table:table-cell>
          <table:table-cell office:value-type="string" table:style-name="ce3">
            <text:p>Late_nodulin_protein</text:p>
          </table:table-cell>
          <table:table-cell office:value-type="string" table:style-name="ce3">
            <text:p>Late_nodulin_prote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2.2383</text:p>
          </table:table-cell>
          <table:table-cell office:value-type="string" table:style-name="ce2">
            <text:p>Cluster-3554.44434</text:p>
          </table:table-cell>
          <table:table-cell office:value-type="float" office:value="-5.5960480016151504" table:style-name="ce2">
            <text:p>-5.596048002</text:p>
          </table:table-cell>
          <table:table-cell office:value-type="string" table:style-name="ce2">
            <text:p>None</text:p>
          </table:table-cell>
          <table:table-cell office:value-type="string" table:style-name="ce2">
            <text:p>GO:0003674,GO:0003824,GO:0005575,GO:0005622,GO:0005623,GO:0005737,GO:0005739,GO:0006950,GO:0006979,GO:0008113,GO:0008150,GO:0008152,GO:0009314,GO:0009416,GO:0009507,GO:0009526,GO:0009532,GO:0009536,GO:0009570,GO:0009628,GO:0009719,GO:0009725,GO:0009735,GO:0009941,GO:0009987,GO:0010033,GO:0016491,GO:0016667,GO:0016671,GO:0031967,GO:0031975,GO:0033554,GO:0034599,GO:0042221,GO:0043226,GO:0043227,GO:0043229,GO:0043231,GO:0044422,GO:0044424,GO:0044434,GO:0044435,GO:0044444,GO:0044446,GO:0044464,GO:0050896,GO:0051716,GO:0055114,GO:0070887</text:p>
          </table:table-cell>
          <table:table-cell office:value-type="string" table:style-name="ce2">
            <text:p>None</text:p>
          </table:table-cell>
          <table:table-cell office:value-type="string" table:style-name="ce2">
            <text:p>peptide methionine sulfoxide reductase</text:p>
          </table:table-cell>
          <table:table-cell table:number-columns-repeated="16377" table:style-name="ce2"/>
        </table:table-row>
        <table:table-row table:style-name="ro1">
          <table:table-cell office:value-type="string" table:style-name="ce2">
            <text:p>Cluster-8854.2</text:p>
          </table:table-cell>
          <table:table-cell office:value-type="string" table:style-name="ce2">
            <text:p>Cluster-3554.24226</text:p>
          </table:table-cell>
          <table:table-cell office:value-type="float" office:value="-8.8860677124486802" table:style-name="ce2">
            <text:p>-8.886067712</text:p>
          </table:table-cell>
          <table:table-cell office:value-type="string" table:style-name="ce2">
            <text:p>None</text:p>
          </table:table-cell>
          <table:table-cell office:value-type="string" table:style-name="ce2">
            <text:p>None</text:p>
          </table:table-cell>
          <table:table-cell office:value-type="string" table:style-name="ce3">
            <text:p>Belongs to the helicase family</text:p>
          </table:table-cell>
          <table:table-cell office:value-type="string" table:style-name="ce3">
            <text:p>Belongs to the helicase family</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2513</text:p>
          </table:table-cell>
          <table:table-cell office:value-type="string" table:style-name="ce2">
            <text:p>Cluster-3554.18485</text:p>
          </table:table-cell>
          <table:table-cell office:value-type="float" office:value="-11.838573585376" table:style-name="ce2">
            <text:p>-11.83857359</text:p>
          </table:table-cell>
          <table:table-cell office:value-type="string" table:style-name="ce2">
            <text:p>GO:0042765, GO:0003923, GO:0016255</text:p>
          </table:table-cell>
          <table:table-cell office:value-type="string" table:style-name="ce2">
            <text:p>GO:0016021, GO:0046872, GO:0009878</text:p>
          </table:table-cell>
          <table:table-cell office:value-type="string" table:style-name="ce3">
            <text:p>Late_nodulin_protein</text:p>
          </table:table-cell>
          <table:table-cell office:value-type="string" table:style-name="ce3">
            <text:p>Putative Late nodulin</text:p>
          </table:table-cell>
          <table:table-cell table:number-columns-repeated="9" table:style-name="ce2"/>
          <table:table-cell office:value-type="float" office:value="1" table:style-name="ce2">
            <text:p>1</text:p>
          </table:table-cell>
          <table:table-cell office:value-type="float" office:value="1" table:style-name="ce2">
            <text:p>1</text:p>
          </table:table-cell>
          <table:table-cell table:number-columns-repeated="16366" table:style-name="ce2"/>
        </table:table-row>
        <table:table-row table:style-name="ro1">
          <table:table-cell office:value-type="string" table:style-name="ce2">
            <text:p>Cluster-11290.1</text:p>
          </table:table-cell>
          <table:table-cell office:value-type="string" table:style-name="ce2">
            <text:p>Cluster-3554.20870</text:p>
          </table:table-cell>
          <table:table-cell office:value-type="float" office:value="-5.8244090254528302" table:style-name="ce2">
            <text:p>-5.824409025</text:p>
          </table:table-cell>
          <table:table-cell office:value-type="string" table:style-name="ce2">
            <text:p>GO:0000325,GO:0003674,GO:0005215,GO:0005353,GO:0005355,GO:0005575,GO:0005622,GO:0005623,GO:0005737,GO:0005773,GO:0005774,GO:0005886,GO:0005887,GO:0006810,GO:0006950,GO:0006970,GO:0006995,GO:0007034,GO:0007154,GO:0007623,GO:0008150,GO:0008515,GO:0008643,GO:0008645,GO:0009266,GO:0009267,GO:0009314,GO:0009409,GO:0009416,GO:0009605,GO:0009628,GO:0009642,GO:0009646,GO:0009705,GO:0009743,GO:0009744,GO:0009746,GO:0009749,GO:0009750,GO:0009987,GO:0009991,GO:0010033,GO:0015144,GO:0015145,GO:0015149,GO:0015154,GO:0015157,GO:0015749,GO:0015755,GO:0015766,GO:0015770,GO:0015772,GO:0016020,GO:0016021,GO:0016043,GO:0022607,GO:0022857,GO:0031090,GO:0031224,GO:0031226,GO:0031667,GO:0031668,GO:0031669,GO:0033231,GO:0033554,GO:0034219,GO:0034284,GO:0034285,GO:0034486,GO:0042221,GO:0042594,GO:0043226,GO:0043227,GO:0043229,GO:0043231,GO:0043562,GO:0043933,GO:0044085,GO:0044422,GO:0044424,GO:0044425,GO:0044437,GO:0044444,GO:0044446,GO:0044459,GO:0044464,GO:0048511,GO:0050896,GO:0051119,GO:0051179,GO:0051234,GO:0051259,GO:0051260,GO:0051716,GO:0055085,GO:0065003,GO:0070417,GO:0071496,GO:0071702,GO:0071840,GO:0071944,GO:0098588,GO:0098805,GO:1901700,GO:1902334,GO:1904659</text:p>
          </table:table-cell>
          <table:table-cell office:value-type="string" table:style-name="ce2">
            <text:p>GO:0016021, GO:0051119, GO:0034219</text:p>
          </table:table-cell>
          <table:table-cell office:value-type="string" table:style-name="ce3">
            <text:p>Mediates both low-affinity uptake and efflux of sugar across the membrane</text:p>
          </table:table-cell>
          <table:table-cell office:value-type="string" table:style-name="ce3">
            <text:p>Putative SWEET sugar transporter</text:p>
          </table:table-cell>
          <table:table-cell office:value-type="string" table:style-name="ce2">
            <text:p>carbohydrate transmembrane transporter activity</text:p>
          </table:table-cell>
          <table:table-cell table:number-columns-repeated="2"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10.0</text:p>
          </table:table-cell>
          <table:table-cell office:value-type="string" table:style-name="ce2">
            <text:p>Cluster-3554.4426</text:p>
          </table:table-cell>
          <table:table-cell office:value-type="float" office:value="-5.9375701373566097" table:style-name="ce2">
            <text:p>-5.937570137</text:p>
          </table:table-cell>
          <table:table-cell office:value-type="string" table:style-name="ce2">
            <text:p>GO:0001101,GO:0002218,GO:0002252,GO:0002253,GO:0002376,GO:0002682,GO:0002684,GO:0003674,GO:0003700,GO:0006355,GO:0006950,GO:0006952,GO:0006955,GO:0007154,GO:0007165,GO:0008150,GO:0009605,GO:0009607,GO:0009617,GO:0009620,GO:0009627,GO:0009682,GO:0009719,GO:0009725,GO:0009751,GO:0009753,GO:0009755,GO:0009814,GO:0009862,GO:0009863,GO:0009864,GO:0009867,GO:0009889,GO:0009890,GO:0009892,GO:0009987,GO:0010033,GO:0010200,GO:0010243,GO:0010468,GO:0010556,GO:0010558,GO:0010605,GO:0010629,GO:0014070,GO:0019219,GO:0019222,GO:0023052,GO:0031323,GO:0031324,GO:0031326,GO:0031327,GO:0031347,GO:0031349,GO:0032870,GO:0035690,GO:0042221,GO:0042493,GO:0042742,GO:0043207,GO:0045087,GO:0045088,GO:0045089,GO:0045892,GO:0045934,GO:0046677,GO:0048518,GO:0048519,GO:0048523,GO:0048583,GO:0048584,GO:0048831,GO:0050776,GO:0050778,GO:0050789,GO:0050793,GO:0050794,GO:0050832,GO:0050896,GO:0051093,GO:0051171,GO:0051172,GO:0051239,GO:0051241,GO:0051252,GO:0051253,GO:0051704,GO:0051707,GO:0051716,GO:0060255,GO:0065007,GO:0070887,GO:0071229,GO:0071236,GO:0071310,GO:0071395,GO:0071407,GO:0071446,GO:0071495,GO:0080090,GO:0080134,GO:0098542,GO:0140110,GO:1900055,GO:1900056,GO:1901698,GO:1901700,GO:1901701,GO:1902679,GO:1903506,GO:1903507,GO:1905622,GO:2000024,GO:2000026,GO:2000112,GO:2000113,GO:2001141</text:p>
          </table:table-cell>
          <table:table-cell office:value-type="string" table:style-name="ce2">
            <text:p>GO:0003700, GO:0043565, GO:0006355</text:p>
          </table:table-cell>
          <table:table-cell office:value-type="string" table:style-name="ce3">
            <text:p>WRKY Transcription Factor</text:p>
          </table:table-cell>
          <table:table-cell office:value-type="string" table:style-name="ce3">
            <text:p>Putative transcription factor WRKY family</text:p>
          </table:table-cell>
          <table:table-cell office:value-type="string" table:style-name="ce2">
            <text:p>immune response</text:p>
          </table:table-cell>
          <table:table-cell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33683</text:p>
          </table:table-cell>
          <table:table-cell office:value-type="string" table:style-name="ce2">
            <text:p>Cluster-3554.28858</text:p>
          </table:table-cell>
          <table:table-cell office:value-type="float" office:value="-5.2661182201827303" table:style-name="ce2">
            <text:p>-5.26611822</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Putative ubiquitin carboxyl-terminal hydrolase 7, ICP0-binding domain-containing protein</text:p>
          </table:table-cell>
          <table:table-cell table:number-columns-repeated="16377" table:style-name="ce2"/>
        </table:table-row>
        <table:table-row table:style-name="ro1">
          <table:table-cell office:value-type="string" table:style-name="ce2">
            <text:p>Cluster-2.47539</text:p>
          </table:table-cell>
          <table:table-cell office:value-type="string" table:style-name="ce2">
            <text:p>Cluster-3554.4029</text:p>
          </table:table-cell>
          <table:table-cell office:value-type="float" office:value="-5.74136672338983" table:style-name="ce2">
            <text:p>-5.741366723</text:p>
          </table:table-cell>
          <table:table-cell office:value-type="string" table:style-name="ce2">
            <text:p>None</text:p>
          </table:table-cell>
          <table:table-cell office:value-type="string" table:style-name="ce2">
            <text:p>None</text:p>
          </table:table-cell>
          <table:table-cell office:value-type="string" table:style-name="ce2">
            <text:p>Mitochondrial protein</text:p>
          </table:table-cell>
          <table:table-cell office:value-type="string" table:style-name="ce2">
            <text:p>gag-polypeptide of LTR copia-type</text:p>
          </table:table-cell>
          <table:table-cell table:number-columns-repeated="16377" table:style-name="ce2"/>
        </table:table-row>
        <table:table-row table:style-name="ro1">
          <table:table-cell office:value-type="string" table:style-name="ce2">
            <text:p>Cluster-2.34925</text:p>
          </table:table-cell>
          <table:table-cell office:value-type="string" table:style-name="ce2">
            <text:p>Cluster-4184.1</text:p>
          </table:table-cell>
          <table:table-cell office:value-type="float" office:value="-10.0184249326332" table:style-name="ce2">
            <text:p>-10.01842493</text:p>
          </table:table-cell>
          <table:table-cell office:value-type="string" table:style-name="ce2">
            <text:p>GO:0003674,GO:0003724,GO:0003824,GO:0004004,GO:0004386,GO:0005575,GO:0005622,GO:0005623,GO:0005634,GO:0005730,GO:0005737,GO:0006139,GO:0006725,GO:0006807,GO:0008026,GO:0008150,GO:0008152,GO:0008186,GO:0009987,GO:0010501,GO:0016070,GO:0016462,GO:0016787,GO:0016817,GO:0016818,GO:0016887,GO:0017111,GO:0031974,GO:0031981,GO:0034641,GO:0042623,GO:0043170,GO:0043226,GO:0043227,GO:0043228,GO:0043229,GO:0043231,GO:0043232,GO:0043233,GO:0044237,GO:0044238,GO:0044422,GO:0044424,GO:0044428,GO:0044446,GO:0044464,GO:0046483,GO:0070013,GO:0070035,GO:0071704,GO:0090304,GO:0140098,GO:1901360</text:p>
          </table:table-cell>
          <table:table-cell office:value-type="string" table:style-name="ce2">
            <text:p>GO:0003676, GO:0004004, GO:0005524, GO:0010501</text:p>
          </table:table-cell>
          <table:table-cell office:value-type="string" table:style-name="ce3">
            <text:p>DEAD-box ATP-dependent RNA helicase</text:p>
          </table:table-cell>
          <table:table-cell office:value-type="string" table:style-name="ce3">
            <text:p>Putative RNA helicase</text:p>
          </table:table-cell>
          <table:table-cell table:style-name="ce2"/>
          <table:table-cell office:value-type="float" office:value="1" table:style-name="ce2">
            <text:p>1</text:p>
          </table:table-cell>
          <table:table-cell table:number-columns-repeated="8"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8531</text:p>
          </table:table-cell>
          <table:table-cell office:value-type="string" table:style-name="ce2">
            <text:p>Cluster-3554.22778</text:p>
          </table:table-cell>
          <table:table-cell office:value-type="float" office:value="-5.6819432271694099" table:style-name="ce2">
            <text:p>-5.681943227</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7354</text:p>
          </table:table-cell>
          <table:table-cell office:value-type="string" table:style-name="ce2">
            <text:p>Cluster-3554.27468</text:p>
          </table:table-cell>
          <table:table-cell office:value-type="float" office:value="-9.9135496949895092" table:style-name="ce2">
            <text:p>-9.913549695</text:p>
          </table:table-cell>
          <table:table-cell office:value-type="string" table:style-name="ce2">
            <text:p>GO:0001666,GO:0003674,GO:0005215,GO:0005342,GO:0005372,GO:0005575,GO:0005622,GO:0005623,GO:0005737,GO:0005783,GO:0005886,GO:0005887,GO:0006810,GO:0006811,GO:0006820,GO:0006833,GO:0006855,GO:0006950,GO:0008028,GO:0008150,GO:0008509,GO:0008514,GO:0009628,GO:0012505,GO:0015075,GO:0015103,GO:0015105,GO:0015129,GO:0015250,GO:0015267,GO:0015318,GO:0015698,GO:0015700,GO:0015711,GO:0015718,GO:0015727,GO:0015849,GO:0015850,GO:0015893,GO:0016020,GO:0016021,GO:0022803,GO:0022838,GO:0022857,GO:0031224,GO:0031226,GO:0031347,GO:0034220,GO:0035873,GO:0036293,GO:0042044,GO:0042221,GO:0042493,GO:0042891,GO:0043226,GO:0043227,GO:0043229,GO:0043231,GO:0044424,GO:0044425,GO:0044444,GO:0044459,GO:0044464,GO:0046685,GO:0046942,GO:0046943,GO:0048583,GO:0050789,GO:0050896,GO:0051179,GO:0051181,GO:0051234,GO:0055085,GO:0065007,GO:0070482,GO:0071702,GO:0071944,GO:0080134,GO:0080170,GO:0098656,GO:1901618,GO:1903825,GO:1905039</text:p>
          </table:table-cell>
          <table:table-cell office:value-type="string" table:style-name="ce2">
            <text:p>GO:0005887, GO:0015250, GO:0015254, GO:0006833, GO:0009992, GO:0015793, GO:0034220</text:p>
          </table:table-cell>
          <table:table-cell office:value-type="string" table:style-name="ce3">
            <text:p>Belongs to the MIP aquaporin (TC 1.A.8) family</text:p>
          </table:table-cell>
          <table:table-cell office:value-type="string" table:style-name="ce3">
            <text:p>Putative major intrinsic protein</text:p>
          </table:table-cell>
          <table:table-cell table:number-columns-repeated="3"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1463</text:p>
          </table:table-cell>
          <table:table-cell office:value-type="string" table:style-name="ce2">
            <text:p>Cluster-3554.35889</text:p>
          </table:table-cell>
          <table:table-cell office:value-type="float" office:value="-6.0042842729382802" table:style-name="ce2">
            <text:p>-6.004284273</text:p>
          </table:table-cell>
          <table:table-cell office:value-type="string" table:style-name="ce2">
            <text:p>None</text:p>
          </table:table-cell>
          <table:table-cell office:value-type="string" table:style-name="ce2">
            <text:p>GO:0005887, GO:0005351, GO:0005355, GO:0015992, GO:0046323, GO:1904659</text:p>
          </table:table-cell>
          <table:table-cell office:value-type="string" table:style-name="ce2">
            <text:p>None</text:p>
          </table:table-cell>
          <table:table-cell office:value-type="string" table:style-name="ce2">
            <text:p>Putative major facilitator, sugar transporter, major facilitator superfamily</text:p>
          </table:table-cell>
          <table:table-cell table:number-columns-repeated="16377" table:style-name="ce2"/>
        </table:table-row>
        <table:table-row table:style-name="ro1">
          <table:table-cell office:value-type="string" table:style-name="ce2">
            <text:p>Cluster-2.47423</text:p>
          </table:table-cell>
          <table:table-cell office:value-type="string" table:style-name="ce2">
            <text:p>Cluster-3554.35067</text:p>
          </table:table-cell>
          <table:table-cell office:value-type="float" office:value="-5.3880386075903903" table:style-name="ce2">
            <text:p>-5.388038608</text:p>
          </table:table-cell>
          <table:table-cell office:value-type="string" table:style-name="ce2">
            <text:p>None</text:p>
          </table:table-cell>
          <table:table-cell office:value-type="string" table:style-name="ce2">
            <text:p>None</text:p>
          </table:table-cell>
          <table:table-cell office:value-type="string" table:style-name="ce2">
            <text:p>Zinc knuckle family protein</text:p>
          </table:table-cell>
          <table:table-cell office:value-type="string" table:style-name="ce2">
            <text:p>hypothetical protein</text:p>
          </table:table-cell>
          <table:table-cell table:number-columns-repeated="16377" table:style-name="ce2"/>
        </table:table-row>
        <table:table-row table:style-name="ro1">
          <table:table-cell office:value-type="string" table:style-name="ce2">
            <text:p>Cluster-2.5200</text:p>
          </table:table-cell>
          <table:table-cell office:value-type="string" table:style-name="ce2">
            <text:p>Cluster-3554.14481</text:p>
          </table:table-cell>
          <table:table-cell office:value-type="float" office:value="-6.3079101000052704" table:style-name="ce2">
            <text:p>-6.3079101</text:p>
          </table:table-cell>
          <table:table-cell office:value-type="string" table:style-name="ce2">
            <text:p>GO:0009506, GO:0016021, GO:0046658, GO:0004871, GO:0006952, GO:0007165</text:p>
          </table:table-cell>
          <table:table-cell office:value-type="string" table:style-name="ce2">
            <text:p>GO:0005623, GO:0033741, GO:0019419, GO:0045454</text:p>
          </table:table-cell>
          <table:table-cell office:value-type="string" table:style-name="ce3">
            <text:p>5'-adenylylsulfate reductase, thioredoxin-independent</text:p>
          </table:table-cell>
          <table:table-cell office:value-type="string" table:style-name="ce3">
            <text:p>Putative adenylyl-sulfate reductase (thioredoxin)</text:p>
          </table:table-cell>
          <table:table-cell office:value-type="string" table:style-name="ce2">
            <text:p>defense response</text:p>
          </table:table-cell>
          <table:table-cell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7251.1</text:p>
          </table:table-cell>
          <table:table-cell office:value-type="string" table:style-name="ce2">
            <text:p>Cluster-5466.0</text:p>
          </table:table-cell>
          <table:table-cell office:value-type="float" office:value="-5.0361382892917597" table:style-name="ce2">
            <text:p>-5.036138289</text:p>
          </table:table-cell>
          <table:table-cell office:value-type="string" table:style-name="ce2">
            <text:p>None</text:p>
          </table:table-cell>
          <table:table-cell office:value-type="string" table:style-name="ce2">
            <text:p>GO:0005576, GO:0005618, GO:0030145, GO:0045735, GO:0046564, GO:0033609</text:p>
          </table:table-cell>
          <table:table-cell office:value-type="string" table:style-name="ce2">
            <text:p>None</text:p>
          </table:table-cell>
          <table:table-cell office:value-type="string" table:style-name="ce2">
            <text:p>Putative germin</text:p>
          </table:table-cell>
          <table:table-cell table:number-columns-repeated="16377" table:style-name="ce2"/>
        </table:table-row>
        <table:table-row table:style-name="ro1">
          <table:table-cell office:value-type="string" table:style-name="ce2">
            <text:p>Cluster-2.11640</text:p>
          </table:table-cell>
          <table:table-cell office:value-type="string" table:style-name="ce2">
            <text:p>Cluster-3554.26716</text:p>
          </table:table-cell>
          <table:table-cell office:value-type="float" office:value="-5.4645543044655396" table:style-name="ce2">
            <text:p>-5.464554304</text:p>
          </table:table-cell>
          <table:table-cell office:value-type="string" table:style-name="ce2">
            <text:p>GO:0003674,GO:0003676,GO:0003723,GO:0003824,GO:0004518,GO:0004519,GO:0005488,GO:0005575,GO:0005622,GO:0005623,GO:0006139,GO:0006725,GO:0006807,GO:0008150,GO:0008152,GO:0009451,GO:0009987,GO:0016070,GO:0016787,GO:0016788,GO:0034641,GO:0043170,GO:0043226,GO:0043227,GO:0043229,GO:0043231,GO:0043412,GO:0044237,GO:0044238,GO:0044424,GO:0044464,GO:0046483,GO:0071704,GO:0090304,GO:0090305,GO:0097159,GO:1901360,GO:1901363</text:p>
          </table:table-cell>
          <table:table-cell office:value-type="string" table:style-name="ce2">
            <text:p>GO:0003674,GO:0003676,GO:0003723,GO:0003824,GO:0004518,GO:0004519,GO:0005488,GO:0005575,GO:0005622,GO:0005623,GO:0006139,GO:0006725,GO:0006807,GO:0008150,GO:0008152,GO:0009451,GO:0009987,GO:0016070,GO:0016787,GO:0016788,GO:0034641,GO:0043170,GO:0043226,GO:0043227,GO:0043229,GO:0043231,GO:0043412,GO:0044237,GO:0044238,GO:0044424,GO:0044464,GO:0046483,GO:0071704,GO:0090304,GO:0090305,GO:0097159,GO:1901360,GO:1901363</text:p>
          </table:table-cell>
          <table:table-cell office:value-type="string" table:style-name="ce3">
            <text:p>Pentatricopeptide repeat-containing protein</text:p>
          </table:table-cell>
          <table:table-cell office:value-type="string" table:style-name="ce3">
            <text:p>Pentatricopeptide repeat-containing protein</text:p>
          </table:table-cell>
          <table:table-cell office:value-type="string" table:style-name="ce2">
            <text:p>nitrogen compound metabolic process</text:p>
          </table:table-cell>
          <table:table-cell table:number-columns-repeated="5" table:style-name="ce2"/>
          <table:table-cell office:value-type="float" office:value="1" table:style-name="ce2">
            <text:p>1</text:p>
          </table:table-cell>
          <table:table-cell table:number-columns-repeated="3"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6452</text:p>
          </table:table-cell>
          <table:table-cell office:value-type="string" table:style-name="ce2">
            <text:p>Cluster-3554.21589</text:p>
          </table:table-cell>
          <table:table-cell office:value-type="float" office:value="-8.1205159450848203" table:style-name="ce2">
            <text:p>-8.120515945</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19931</text:p>
          </table:table-cell>
          <table:table-cell office:value-type="string" table:style-name="ce2">
            <text:p>Cluster-3554.18923</text:p>
          </table:table-cell>
          <table:table-cell office:value-type="float" office:value="-5.7745919954098301" table:style-name="ce2">
            <text:p>-5.774591995</text:p>
          </table:table-cell>
          <table:table-cell office:value-type="string" table:style-name="ce2">
            <text:p>None</text:p>
          </table:table-cell>
          <table:table-cell office:value-type="string" table:style-name="ce2">
            <text:p>None</text:p>
          </table:table-cell>
          <table:table-cell office:value-type="string" table:style-name="ce2">
            <text:p>Putative Transposase-associated domain-containing protein</text:p>
          </table:table-cell>
          <table:table-cell office:value-type="string" table:style-name="ce2">
            <text:p>source UniProtKB</text:p>
          </table:table-cell>
          <table:table-cell table:number-columns-repeated="16377" table:style-name="ce2"/>
        </table:table-row>
        <table:table-row table:style-name="ro1">
          <table:table-cell office:value-type="string" table:style-name="ce2">
            <text:p>Cluster-2.62165</text:p>
          </table:table-cell>
          <table:table-cell office:value-type="string" table:style-name="ce2">
            <text:p>Cluster-3554.44560</text:p>
          </table:table-cell>
          <table:table-cell office:value-type="float" office:value="-7.2832812962412703" table:style-name="ce2">
            <text:p>-7.283281296</text:p>
          </table:table-cell>
          <table:table-cell office:value-type="string" table:style-name="ce2">
            <text:p>None</text:p>
          </table:table-cell>
          <table:table-cell office:value-type="string" table:style-name="ce2">
            <text:p>None</text:p>
          </table:table-cell>
          <table:table-cell office:value-type="string" table:style-name="ce2">
            <text:p>BEST Arabidopsis thaliana protein match is Protein of</text:p>
          </table:table-cell>
          <table:table-cell office:value-type="string" table:style-name="ce2">
            <text:p>BEST Arabidopsis thaliana protein match is Protein of</text:p>
          </table:table-cell>
          <table:table-cell table:number-columns-repeated="16377" table:style-name="ce2"/>
        </table:table-row>
        <table:table-row table:style-name="ro1">
          <table:table-cell office:value-type="string" table:style-name="ce2">
            <text:p>Cluster-2.61887</text:p>
          </table:table-cell>
          <table:table-cell office:value-type="string" table:style-name="ce2">
            <text:p>Cluster-3554.30836</text:p>
          </table:table-cell>
          <table:table-cell office:value-type="float" office:value="-5.0124623514787299" table:style-name="ce2">
            <text:p>-5.012462351</text:p>
          </table:table-cell>
          <table:table-cell office:value-type="string" table:style-name="ce2">
            <text:p>None</text:p>
          </table:table-cell>
          <table:table-cell office:value-type="string" table:style-name="ce2">
            <text:p>GO:0000003,GO:0003006,GO:0003674,GO:0003824,GO:0006464,GO:0006486,GO:0006725,GO:0006807,GO:0007275,GO:0008150,GO:0008152,GO:0008194,GO:0009058,GO:0009059,GO:0009100,GO:0009101,GO:0009308,GO:0009653,GO:0009690,GO:0009791,GO:0009888,GO:0009889,GO:0009908,GO:0009965,GO:0009987,GO:0010015,GO:0010016,GO:0010073,GO:0010075,GO:0010083,GO:0010154,GO:0010380,GO:0010817,GO:0016740,GO:0016757,GO:0016758,GO:0016763,GO:0019222,GO:0019538,GO:0022414,GO:0022622,GO:0031323,GO:0031326,GO:0032501,GO:0032502,GO:0034645,GO:0034754,GO:0035251,GO:0035252,GO:0036211,GO:0040008,GO:0042285,GO:0042445,GO:0043170,GO:0043412,GO:0043413,GO:0044237,GO:0044238,GO:0044249,GO:0044260,GO:0044267,GO:0045926,GO:0046483,GO:0046527,GO:0048316,GO:0048364,GO:0048366,GO:0048367,GO:0048439,GO:0048507,GO:0048509,GO:0048519,GO:0048608,GO:0048638,GO:0048731,GO:0048827,GO:0048831,GO:0048856,GO:0050403,GO:0050404,GO:0050789,GO:0050793,GO:0050794,GO:0051171,GO:0051193,GO:0051239,GO:0061458,GO:0065007,GO:0065008,GO:0070085,GO:0071704,GO:0090056,GO:0090567,GO:0090698,GO:0099402,GO:1901135,GO:1901137,GO:1901401,GO:1901463,GO:1901564,GO:1901566,GO:1901576,GO:1905392,GO:1905613,GO:2000026</text:p>
          </table:table-cell>
          <table:table-cell office:value-type="string" table:style-name="ce2">
            <text:p>None</text:p>
          </table:table-cell>
          <table:table-cell office:value-type="string" table:style-name="ce2">
            <text:p>F-box protein interaction domain</text:p>
          </table:table-cell>
          <table:table-cell table:number-columns-repeated="16377" table:style-name="ce2"/>
        </table:table-row>
        <table:table-row table:style-name="ro1">
          <table:table-cell office:value-type="string" table:style-name="ce2">
            <text:p>Cluster-2.23526</text:p>
          </table:table-cell>
          <table:table-cell office:value-type="string" table:style-name="ce2">
            <text:p>Cluster-3554.38394</text:p>
          </table:table-cell>
          <table:table-cell office:value-type="float" office:value="-5.6963884236301299" table:style-name="ce2">
            <text:p>-5.696388424</text:p>
          </table:table-cell>
          <table:table-cell office:value-type="string" table:style-name="ce2">
            <text:p>None</text:p>
          </table:table-cell>
          <table:table-cell office:value-type="string" table:style-name="ce2">
            <text:p>GO:0000724,GO:0000725,GO:0003674,GO:0005488,GO:0005515,GO:0005575,GO:0005622,GO:0005623,GO:0005634,GO:0005737,GO:0005829,GO:0005886,GO:0006139,GO:0006259,GO:0006281,GO:0006302,GO:0006310,GO:0006725,GO:0006807,GO:0006950,GO:0006974,GO:0008150,GO:0008152,GO:0009292,GO:0009294,GO:0009987,GO:0010035,GO:0010038,GO:0016020,GO:0016444,GO:0033554,GO:0034641,GO:0042221,GO:0042393,GO:0042802,GO:0043170,GO:0043226,GO:0043227,GO:0043229,GO:0043231,GO:0044237,GO:0044238,GO:0044260,GO:0044424,GO:0044444,GO:0044464,GO:0044764,GO:0046483,GO:0046686,GO:0050896,GO:0051704,GO:0051716,GO:0071704,GO:0071944,GO:0090304,GO:1901360</text:p>
          </table:table-cell>
          <table:table-cell office:value-type="string" table:style-name="ce2">
            <text:p>None</text:p>
          </table:table-cell>
          <table:table-cell office:value-type="string" table:style-name="ce2">
            <text:p>Belongs to the nucleosome assembly protein (NAP) family</text:p>
          </table:table-cell>
          <table:table-cell table:number-columns-repeated="16377" table:style-name="ce2"/>
        </table:table-row>
        <table:table-row table:style-name="ro1">
          <table:table-cell office:value-type="string" table:style-name="ce2">
            <text:p>Cluster-2.46374</text:p>
          </table:table-cell>
          <table:table-cell office:value-type="string" table:style-name="ce2">
            <text:p>Cluster-3554.35928</text:p>
          </table:table-cell>
          <table:table-cell office:value-type="float" office:value="-5.8184362664165299" table:style-name="ce2">
            <text:p>-5.818436266</text:p>
          </table:table-cell>
          <table:table-cell office:value-type="string" table:style-name="ce2">
            <text:p>GO:0003674,GO:0004857,GO:0004866,GO:0004867,GO:0004869,GO:0005575,GO:0005576,GO:0005615,GO:0005622,GO:0005623,GO:0005634,GO:0005737,GO:0005829,GO:0006139,GO:0006259,GO:0006281,GO:0006725,GO:0006807,GO:0006950,GO:0006974,GO:0008150,GO:0008152,GO:0009892,GO:0009987,GO:0010466,GO:0010605,GO:0010951,GO:0019222,GO:0030162,GO:0030234,GO:0030414,GO:0031323,GO:0031324,GO:0032268,GO:0032269,GO:0033554,GO:0034641,GO:0043086,GO:0043170,GO:0043226,GO:0043227,GO:0043229,GO:0043231,GO:0044092,GO:0044237,GO:0044238,GO:0044260,GO:0044421,GO:0044424,GO:0044444,GO:0044464,GO:0045861,GO:0046483,GO:0048046,GO:0048519,GO:0048523,GO:0050789,GO:0050790,GO:0050794,GO:0050896,GO:0051171,GO:0051172,GO:0051246,GO:0051248,GO:0051336,GO:0051346,GO:0051716,GO:0052547,GO:0052548,GO:0060255,GO:0061134,GO:0061135,GO:0065007,GO:0065009,GO:0071704,GO:0080090,GO:0090304,GO:0098772,GO:1901360</text:p>
          </table:table-cell>
          <table:table-cell office:value-type="string" table:style-name="ce2">
            <text:p>GO:0005615, GO:0004867, GO:0016740, GO:0010951</text:p>
          </table:table-cell>
          <table:table-cell office:value-type="string" table:style-name="ce3">
            <text:p>Belongs to the serpin family</text:p>
          </table:table-cell>
          <table:table-cell office:value-type="string" table:style-name="ce3">
            <text:p>Putative Serpin family protein</text:p>
          </table:table-cell>
          <table:table-cell office:value-type="string" table:style-name="ce2">
            <text:p>negative regulation of nitrogen compound metabolic process</text:p>
          </table:table-cell>
          <table:table-cell table:number-columns-repeated="5" table:style-name="ce2"/>
          <table:table-cell office:value-type="float" office:value="1" table:style-name="ce2">
            <text:p>1</text:p>
          </table:table-cell>
          <table:table-cell table:number-columns-repeated="3"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63223</text:p>
          </table:table-cell>
          <table:table-cell office:value-type="string" table:style-name="ce2">
            <text:p>Cluster-3554.29978</text:p>
          </table:table-cell>
          <table:table-cell office:value-type="float" office:value="-5.2648807248817997" table:style-name="ce2">
            <text:p>-5.264880725</text:p>
          </table:table-cell>
          <table:table-cell office:value-type="string" table:style-name="ce2">
            <text:p>GO:0000099,GO:0000101,GO:0003333,GO:0003674,GO:0005215,GO:0005342,GO:0005575,GO:0005622,GO:0005623,GO:0005737,GO:0005773,GO:0005774,GO:0006810,GO:0006811,GO:0006820,GO:0006865,GO:0008150,GO:0008509,GO:0008514,GO:0015075,GO:0015171,GO:0015179,GO:0015184,GO:0015318,GO:0015711,GO:0015804,GO:0015807,GO:0015811,GO:0015849,GO:0016020,GO:0022857,GO:0031090,GO:0034220,GO:0043226,GO:0043227,GO:0043229,GO:0043231,GO:0044422,GO:0044424,GO:0044437,GO:0044444,GO:0044446,GO:0044464,GO:0046942,GO:0046943,GO:0051179,GO:0051234,GO:0055085,GO:0071702,GO:0071705,GO:0072337,GO:0072348,GO:0072349,GO:0098588,GO:0098656,GO:0098805,GO:1901682,GO:1902475,GO:1903825,GO:1905039</text:p>
          </table:table-cell>
          <table:table-cell office:value-type="string" table:style-name="ce2">
            <text:p>GO:0000099,GO:0000101,GO:0003333,GO:0003674,GO:0005215,GO:0005342,GO:0005575,GO:0005622,GO:0005623,GO:0005737,GO:0005773,GO:0005774,GO:0006810,GO:0006811,GO:0006820,GO:0006865,GO:0008150,GO:0008509,GO:0008514,GO:0015075,GO:0015171,GO:0015179,GO:0015184,GO:0015318,GO:0015711,GO:0015804,GO:0015807,GO:0015811,GO:0015849,GO:0016020,GO:0022857,GO:0031090,GO:0034220,GO:0043226,GO:0043227,GO:0043229,GO:0043231,GO:0044422,GO:0044424,GO:0044437,GO:0044444,GO:0044446,GO:0044464,GO:0046942,GO:0046943,GO:0051179,GO:0051234,GO:0055085,GO:0071702,GO:0071705,GO:0072337,GO:0072348,GO:0072349,GO:0098588,GO:0098656,GO:0098805,GO:1901682,GO:1902475,GO:1903825,GO:1905039</text:p>
          </table:table-cell>
          <table:table-cell office:value-type="string" table:style-name="ce3">
            <text:p>Cystinosin homolog</text:p>
          </table:table-cell>
          <table:table-cell office:value-type="string" table:style-name="ce3">
            <text:p>Cystinosin homolog</text:p>
          </table:table-cell>
          <table:table-cell office:value-type="string" table:style-name="ce2">
            <text:p>amino acid transmembrane transporter activity</text:p>
          </table:table-cell>
          <table:table-cell table:number-columns-repeated="2"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38433</text:p>
          </table:table-cell>
          <table:table-cell office:value-type="string" table:style-name="ce2">
            <text:p>Cluster-3554.24491</text:p>
          </table:table-cell>
          <table:table-cell office:value-type="float" office:value="-6.2020976793223701" table:style-name="ce2">
            <text:p>-6.202097679</text:p>
          </table:table-cell>
          <table:table-cell office:value-type="string" table:style-name="ce2">
            <text:p>None</text:p>
          </table:table-cell>
          <table:table-cell office:value-type="string" table:style-name="ce2">
            <text:p>None</text:p>
          </table:table-cell>
          <table:table-cell office:value-type="string" table:style-name="ce3">
            <text:p>Belongs to the iron ascorbate-dependent oxidoreductase family</text:p>
          </table:table-cell>
          <table:table-cell office:value-type="string" table:style-name="ce3">
            <text:p>Belongs to the iron ascorbate-dependent oxidoreductase family</text:p>
          </table:table-cell>
          <table:table-cell table:number-columns-repeated="10"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17159</text:p>
          </table:table-cell>
          <table:table-cell office:value-type="string" table:style-name="ce2">
            <text:p>Cluster-3554.26572</text:p>
          </table:table-cell>
          <table:table-cell office:value-type="float" office:value="-7.0201474741349097" table:style-name="ce2">
            <text:p>-7.020147474</text:p>
          </table:table-cell>
          <table:table-cell office:value-type="string" table:style-name="ce2">
            <text:p>GO:0000003,GO:0001101,GO:0003006,GO:0003674,GO:0003824,GO:0004672,GO:0004674,GO:0005575,GO:0005622,GO:0005623,GO:0005634,GO:0005737,GO:0006464,GO:0006468,GO:0006793,GO:0006796,GO:0006807,GO:0007154,GO:0007165,GO:0007275,GO:0007568,GO:0007584,GO:0008150,GO:0008152,GO:0009593,GO:0009594,GO:0009605,GO:0009719,GO:0009725,GO:0009737,GO:0009738,GO:0009743,GO:0009755,GO:0009756,GO:0009791,GO:0009987,GO:0009991,GO:0010033,GO:0010050,GO:0010150,GO:0010182,GO:0016301,GO:0016310,GO:0016740,GO:0016772,GO:0016773,GO:0019538,GO:0022414,GO:0022622,GO:0023052,GO:0031667,GO:0032501,GO:0032502,GO:0032870,GO:0033993,GO:0035556,GO:0036211,GO:0042221,GO:0043170,GO:0043226,GO:0043227,GO:0043229,GO:0043231,GO:0043412,GO:0044237,GO:0044238,GO:0044260,GO:0044267,GO:0044424,GO:0044464,GO:0048364,GO:0048366,GO:0048367,GO:0048731,GO:0048827,GO:0048856,GO:0050789,GO:0050794,GO:0050896,GO:0051606,GO:0051716,GO:0065007,GO:0070887,GO:0071215,GO:0071229,GO:0071310,GO:0071322,GO:0071396,GO:0071495,GO:0071704,GO:0080022,GO:0090693,GO:0097305,GO:0097306,GO:0099402,GO:0140096,GO:1901564,GO:1901700,GO:1901701</text:p>
          </table:table-cell>
          <table:table-cell office:value-type="string" table:style-name="ce2">
            <text:p>GO:0005634, GO:0005737, GO:0004691, GO:0005524, GO:0003006, GO:0009594, GO:0009738, GO:0010050, GO:0010182, GO:0010260, GO:0035556, GO:0046777, GO:0080022</text:p>
          </table:table-cell>
          <table:table-cell office:value-type="string" table:style-name="ce3">
            <text:p>Non-specific serine threonine protein kinase</text:p>
          </table:table-cell>
          <table:table-cell office:value-type="string" table:style-name="ce3">
            <text:p>Putative protein kinase CAMK-AMPK family</text:p>
          </table:table-cell>
          <table:table-cell table:number-columns-repeated="4"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63117</text:p>
          </table:table-cell>
          <table:table-cell office:value-type="string" table:style-name="ce2">
            <text:p>Cluster-3554.39092</text:p>
          </table:table-cell>
          <table:table-cell office:value-type="float" office:value="-5.8188486190305699" table:style-name="ce2">
            <text:p>-5.818848619</text:p>
          </table:table-cell>
          <table:table-cell office:value-type="string" table:style-name="ce2">
            <text:p>GO:0000060,GO:0003674,GO:0005048,GO:0005215,GO:0005488,GO:0005575,GO:0005622,GO:0005623,GO:0005634,GO:0005635,GO:0005737,GO:0006606,GO:0006607,GO:0006610,GO:0006810,GO:0006886,GO:0006913,GO:0008104,GO:0008139,GO:0008150,GO:0008565,GO:0009507,GO:0009536,GO:0012505,GO:0015031,GO:0015833,GO:0016020,GO:0017038,GO:0031090,GO:0031965,GO:0031967,GO:0031974,GO:0031975,GO:0031981,GO:0033036,GO:0033218,GO:0033365,GO:0034399,GO:0034504,GO:0034613,GO:0042277,GO:0042886,GO:0043226,GO:0043227,GO:0043229,GO:0043231,GO:0043233,GO:0044422,GO:0044424,GO:0044428,GO:0044444,GO:0044446,GO:0044464,GO:0045184,GO:0046907,GO:0051169,GO:0051170,GO:0051179,GO:0051234,GO:0051641,GO:0051649,GO:0070013,GO:0070727,GO:0071702,GO:0071705,GO:0072594</text:p>
          </table:table-cell>
          <table:table-cell office:value-type="string" table:style-name="ce2">
            <text:p>GO:0009507, GO:0031965, GO:0034399, GO:0008139, GO:0008536, GO:0008565, GO:0000059, GO:0000060, GO:0006607, GO:0006610</text:p>
          </table:table-cell>
          <table:table-cell office:value-type="string" table:style-name="ce3">
            <text:p>importin subunit</text:p>
          </table:table-cell>
          <table:table-cell office:value-type="string" table:style-name="ce3">
            <text:p>Putative importin subunit beta-1protein import into nucleus</text:p>
          </table:table-cell>
          <table:table-cell table:number-columns-repeated="3" table:style-name="ce2"/>
          <table:table-cell office:value-type="float" office:value="1" table:style-name="ce2">
            <text:p>1</text:p>
          </table:table-cell>
          <table:table-cell table:number-columns-repeated="6"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2891</text:p>
          </table:table-cell>
          <table:table-cell office:value-type="string" table:style-name="ce2">
            <text:p>Cluster-9131.1</text:p>
          </table:table-cell>
          <table:table-cell office:value-type="float" office:value="-6.1088594900998903" table:style-name="ce2">
            <text:p>-6.10885949</text:p>
          </table:table-cell>
          <table:table-cell office:value-type="string" table:style-name="ce2">
            <text:p>None</text:p>
          </table:table-cell>
          <table:table-cell office:value-type="string" table:style-name="ce2">
            <text:p>GO:0016301, GO:0019887, GO:0009744, GO:0016310, GO:0043562, GO:0045859</text:p>
          </table:table-cell>
          <table:table-cell office:value-type="string" table:style-name="ce2">
            <text:p>None</text:p>
          </table:table-cell>
          <table:table-cell office:value-type="string" table:style-name="ce2">
            <text:p>Putative association with the SNF1 complex (ASC) domain-containing protein</text:p>
          </table:table-cell>
          <table:table-cell table:number-columns-repeated="16377" table:style-name="ce2"/>
        </table:table-row>
        <table:table-row table:style-name="ro1">
          <table:table-cell office:value-type="string" table:style-name="ce2">
            <text:p>Cluster-2.12036</text:p>
          </table:table-cell>
          <table:table-cell office:value-type="string" table:style-name="ce2">
            <text:p>Cluster-3554.35089</text:p>
          </table:table-cell>
          <table:table-cell office:value-type="float" office:value="-5.2948965824527603" table:style-name="ce2">
            <text:p>-5.294896582</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6387.0</text:p>
          </table:table-cell>
          <table:table-cell office:value-type="string" table:style-name="ce2">
            <text:p>Cluster-3554.44300</text:p>
          </table:table-cell>
          <table:table-cell office:value-type="float" office:value="-7.0788626795295801" table:style-name="ce2">
            <text:p>-7.07886268</text:p>
          </table:table-cell>
          <table:table-cell office:value-type="string" table:style-name="ce2">
            <text:p>None</text:p>
          </table:table-cell>
          <table:table-cell office:value-type="string" table:style-name="ce2">
            <text:p>GO:0005886, GO:0016021</text:p>
          </table:table-cell>
          <table:table-cell office:value-type="string" table:style-name="ce2">
            <text:p>None</text:p>
          </table:table-cell>
          <table:table-cell office:value-type="string" table:style-name="ce2">
            <text:p>CASP-like protein N24</text:p>
          </table:table-cell>
          <table:table-cell table:number-columns-repeated="16377" table:style-name="ce2"/>
        </table:table-row>
        <table:table-row table:style-name="ro1">
          <table:table-cell office:value-type="string" table:style-name="ce2">
            <text:p>Cluster-2.29510</text:p>
          </table:table-cell>
          <table:table-cell office:value-type="string" table:style-name="ce2">
            <text:p>Cluster-3554.25893</text:p>
          </table:table-cell>
          <table:table-cell office:value-type="float" office:value="-5.4288635584367197" table:style-name="ce2">
            <text:p>-5.428863558</text:p>
          </table:table-cell>
          <table:table-cell office:value-type="string" table:style-name="ce2">
            <text:p>GO:0005737, GO:0004364, GO:0006749, GO:0009407</text:p>
          </table:table-cell>
          <table:table-cell office:value-type="string" table:style-name="ce2">
            <text:p>GO:0016021</text:p>
          </table:table-cell>
          <table:table-cell office:value-type="string" table:style-name="ce3">
            <text:p>Glutathione_S-transferase,_N-terminal_domain</text:p>
          </table:table-cell>
          <table:table-cell office:value-type="string" table:style-name="ce3">
            <text:p>Glutathione_S-transferase,_N-terminal_domain</text:p>
          </table:table-cell>
          <table:table-cell table:number-columns-repeated="6" table:style-name="ce2"/>
          <table:table-cell office:value-type="float" office:value="1" table:style-name="ce2">
            <text:p>1</text:p>
          </table:table-cell>
          <table:table-cell table:number-columns-repeated="3"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2.53816</text:p>
          </table:table-cell>
          <table:table-cell office:value-type="string" table:style-name="ce2">
            <text:p>Cluster-3554.10980</text:p>
          </table:table-cell>
          <table:table-cell office:value-type="float" office:value="-5.8696633127183597" table:style-name="ce2">
            <text:p>-5.869663313</text:p>
          </table:table-cell>
          <table:table-cell office:value-type="string" table:style-name="ce2">
            <text:p>None</text:p>
          </table:table-cell>
          <table:table-cell office:value-type="string" table:style-name="ce2">
            <text:p>None</text:p>
          </table:table-cell>
          <table:table-cell office:value-type="string" table:style-name="ce3">
            <text:p>Plant lipoxygenase may be involved in a number of diverse aspects of plant physiology including growth and development, pest resistance, and senescence or responses to wounding</text:p>
          </table:table-cell>
          <table:table-cell office:value-type="string" table:style-name="ce3">
            <text:p>Plant lipoxygenase may be involved in a number of diverse aspects of plant physiology including growth and development, pest resistance, and senescence or responses to wounding</text:p>
          </table:table-cell>
          <table:table-cell table:number-columns-repeated="2" table:style-name="ce2"/>
          <table:table-cell office:value-type="float" office:value="1" table:style-name="ce2">
            <text:p>1</text:p>
          </table:table-cell>
          <table:table-cell table:number-columns-repeated="7"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4723.0</text:p>
          </table:table-cell>
          <table:table-cell office:value-type="string" table:style-name="ce2">
            <text:p>Cluster-3554.17272</text:p>
          </table:table-cell>
          <table:table-cell office:value-type="float" office:value="-5.7177050278504202" table:style-name="ce2">
            <text:p>-5.717705028</text:p>
          </table:table-cell>
          <table:table-cell office:value-type="string" table:style-name="ce2">
            <text:p>None</text:p>
          </table:table-cell>
          <table:table-cell office:value-type="string" table:style-name="ce2">
            <text:p>None</text:p>
          </table:table-cell>
          <table:table-cell office:value-type="string" table:style-name="ce3">
            <text:p>belongs to the protein kinase superfamily</text:p>
          </table:table-cell>
          <table:table-cell office:value-type="string" table:style-name="ce3">
            <text:p>belongs to the protein kinase superfamily</text:p>
          </table:table-cell>
          <table:table-cell table:number-columns-repeated="4" table:style-name="ce2"/>
          <table:table-cell office:value-type="float" office:value="1" table:style-name="ce2">
            <text:p>1</text:p>
          </table:table-cell>
          <table:table-cell table:number-columns-repeated="5" table:style-name="ce2"/>
          <table:table-cell office:value-type="float" office:value="1" table:style-name="ce2">
            <text:p>1</text:p>
          </table:table-cell>
          <table:table-cell table:number-columns-repeated="16366" table:style-name="ce2"/>
        </table:table-row>
        <table:table-row table:style-name="ro1">
          <table:table-cell office:value-type="string" table:style-name="ce2">
            <text:p>Cluster-7145.0</text:p>
          </table:table-cell>
          <table:table-cell office:value-type="string" table:style-name="ce2">
            <text:p>Cluster-3554.34070</text:p>
          </table:table-cell>
          <table:table-cell office:value-type="float" office:value="-5.4670656486711904" table:style-name="ce2">
            <text:p>-5.467065649</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office:value-type="string" table:style-name="ce2">
            <text:p>None</text:p>
          </table:table-cell>
          <table:table-cell table:number-columns-repeated="16377" table:style-name="ce2"/>
        </table:table-row>
        <table:table-row table:style-name="ro1">
          <table:table-cell office:value-type="string" table:style-name="ce2">
            <text:p>Cluster-2.42364</text:p>
          </table:table-cell>
          <table:table-cell office:value-type="string" table:style-name="ce2">
            <text:p>Cluster-3554.27903</text:p>
          </table:table-cell>
          <table:table-cell office:value-type="float" office:value="-5.2507943446349898" table:style-name="ce2">
            <text:p>-5.250794345</text:p>
          </table:table-cell>
          <table:table-cell office:value-type="string" table:style-name="ce2">
            <text:p>None</text:p>
          </table:table-cell>
          <table:table-cell office:value-type="string" table:style-name="ce2">
            <text:p>GO:0008198, GO:0008270, GO:0016701, GO:0051213, GO:0006725, GO:0055114</text:p>
          </table:table-cell>
          <table:table-cell office:value-type="string" table:style-name="ce2">
            <text:p>4,5-DOPA dioxygenase</text:p>
          </table:table-cell>
          <table:table-cell office:value-type="string" table:style-name="ce2">
            <text:p>Putative stizolobate synthase</text:p>
          </table:table-cell>
          <table:table-cell table:number-columns-repeated="16377" table:style-name="ce2"/>
        </table:table-row>
        <table:table-row table:style-name="ro1">
          <table:table-cell table:number-columns-repeated="5" table:style-name="ce1"/>
          <table:table-cell table:number-columns-repeated="2" table:style-name="ce2"/>
          <table:table-cell office:value-type="string" table:style-name="ce1">
            <text:p>sum</text:p>
          </table:table-cell>
          <table:table-cell office:value-type="float" office:value="24" table:formula="of:=SUM([.I2:.I205])" table:style-name="ce1">
            <text:p>24</text:p>
          </table:table-cell>
          <table:table-cell office:value-type="float" office:value="12" table:formula="of:=SUM([.J2:.J205])" table:style-name="ce1">
            <text:p>12</text:p>
          </table:table-cell>
          <table:table-cell office:value-type="float" office:value="16" table:formula="of:=SUM([.K2:.K205])" table:style-name="ce1">
            <text:p>16</text:p>
          </table:table-cell>
          <table:table-cell office:value-type="float" office:value="13" table:formula="of:=SUM([.L2:.L205])" table:style-name="ce1">
            <text:p>13</text:p>
          </table:table-cell>
          <table:table-cell office:value-type="float" office:value="7" table:formula="of:=SUM([.M2:.M205])" table:style-name="ce1">
            <text:p>7</text:p>
          </table:table-cell>
          <table:table-cell office:value-type="float" office:value="5" table:formula="of:=SUM([.N2:.N205])" table:style-name="ce1">
            <text:p>5</text:p>
          </table:table-cell>
          <table:table-cell office:value-type="float" office:value="6" table:formula="of:=SUM([.O2:.O205])" table:style-name="ce1">
            <text:p>6</text:p>
          </table:table-cell>
          <table:table-cell office:value-type="float" office:value="1" table:formula="of:=SUM([.P2:.P205])" table:style-name="ce1">
            <text:p>1</text:p>
          </table:table-cell>
          <table:table-cell office:value-type="float" office:value="16" table:formula="of:=SUM([.Q2:.Q205])" table:style-name="ce1">
            <text:p>16</text:p>
          </table:table-cell>
          <table:table-cell office:value-type="float" office:value="113" table:formula="of:=SUM([.R2:.R205])" table:style-name="ce1">
            <text:p>113</text:p>
          </table:table-cell>
          <table:table-cell table:number-columns-repeated="16366"/>
        </table:table-row>
        <table:table-row table:style-name="ro1">
          <table:table-cell table:number-columns-repeated="5" table:style-name="ce1"/>
          <table:table-cell table:number-columns-repeated="2" table:style-name="ce2"/>
          <table:table-cell office:value-type="float" office:value="100" table:formula="of:=SUM([.I206:.Q206])" table:style-name="ce1">
            <text:p>100</text:p>
          </table:table-cell>
          <table:table-cell office:value-type="float" office:value="0.21238938053097345" table:formula="of:=[.I206]/[.$R$206]" table:style-name="ce1">
            <text:p>0.212389381</text:p>
          </table:table-cell>
          <table:table-cell office:value-type="float" office:value="0.10619469026548672" table:formula="of:=[.J206]/[.$R$206]" table:style-name="ce1">
            <text:p>0.10619469</text:p>
          </table:table-cell>
          <table:table-cell office:value-type="float" office:value="0.1415929203539823" table:formula="of:=[.K206]/[.$R$206]" table:style-name="ce1">
            <text:p>0.14159292</text:p>
          </table:table-cell>
          <table:table-cell office:value-type="float" office:value="0.11504424778761062" table:formula="of:=[.L206]/[.$R$206]" table:style-name="ce1">
            <text:p>0.115044248</text:p>
          </table:table-cell>
          <table:table-cell office:value-type="float" office:value="6.1946902654867256E-2" table:formula="of:=[.M206]/[.$R$206]" table:style-name="ce1">
            <text:p>0.061946903</text:p>
          </table:table-cell>
          <table:table-cell office:value-type="float" office:value="4.4247787610619468E-2" table:formula="of:=[.N206]/[.$R$206]" table:style-name="ce1">
            <text:p>0.044247788</text:p>
          </table:table-cell>
          <table:table-cell office:value-type="float" office:value="5.3097345132743362E-2" table:formula="of:=[.O206]/[.$R$206]" table:style-name="ce1">
            <text:p>0.053097345</text:p>
          </table:table-cell>
          <table:table-cell office:value-type="float" office:value="8.8495575221238937E-3" table:formula="of:=[.P206]/[.$R$206]" table:style-name="ce1">
            <text:p>0.008849558</text:p>
          </table:table-cell>
          <table:table-cell office:value-type="float" office:value="0.1415929203539823" table:formula="of:=[.Q206]/[.$R$206]" table:style-name="ce1">
            <text:p>0.14159292</text:p>
          </table:table-cell>
          <table:table-cell table:number-columns-repeated="16367" table:style-name="ce1"/>
        </table:table-row>
        <table:table-row table:number-rows-repeated="10483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026</meta:generator>
    <dc:creator>Ray Huang</dc:creator>
    <dc:date>2021-06-29T03:42:06Z</dc:date>
    <meta:editing-cycles>8</meta:editing-cycles>
    <meta:editing-duration>PT16629S</meta:editing-duration>
  </office:meta>
</office:document-meta>
</file>